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Lucida Grande"/>
    </style:style>
    <style:style style:name="TableColumn1" style:family="table-column">
      <style:table-column-properties style:column-width="3.4625in" style:rel-column-width="32767*"/>
    </style:style>
  </office:automatic-styles>
  <office:body>
    <office:text>
      <text:p text:style-name="P1"><text:span text:style-name="T1">陳志鴻</text:span><text:s/>  |  2015.02.28 13:20   |   <text:a xlink:type="simple" xlink:href="http://palinfo.habago.org/Entry?Command=Information_PrintForum&amp;iPage=325#FORUM33731"><text:span text:style-name="T2">#</text:span></text:a></text:p>
      <text:p text:style-name="P2">蠻想知道陳醫師怎麼看待<text:span text:style-name="T3">228</text:span>的，我知道巴勒網壇台灣政治對您來說是很痛苦的事情，但還是斗膽問問看，如有冒犯請幫我刪除這篇了。</text:p>
      <text:p text:style-name="P1"><text:span text:style-name="T1">陳真</text:span><text:s/>  |  2015.02.28 12:54   |   <text:a xlink:type="simple" xlink:href="http://palinfo.habago.org/Entry?Command=Information_PrintForum&amp;iPage=325#FORUM33730"><text:span text:style-name="T2">#</text:span></text:a></text:p>
      <text:p text:style-name="P3">聽說伊拉克及利比亞正在召募拆銅像工人，包括海珊及格達費等銅像。待優，享勞健保，周休五日，無經驗可，有經驗兩年以上者加薪一萬，直接跳升小隊長。拆除銅像數滿百者可參加年終尾牙大抽獎。獎品豐富，包括柯大帥親筆簽名精裝版柯語錄一套，白宮一日遊美台來回機票兩張，獎品多到獎不完。<text:span text:style-name="T3"><text:line-break/><text:line-break/></text:span>凡吃飽太閒、腦袋進水者，特別歡迎報名，共同為民主自由貢獻一份心力。</text:p>
      <text:p text:style-name="P1"><text:span text:style-name="T1">陳真</text:span><text:s/>  |  2015.02.28 12:27   |   <text:a xlink:type="simple" xlink:href="http://palinfo.habago.org/Entry?Command=Information_PrintForum&amp;iPage=325#FORUM33729"><text:span text:style-name="T2">#</text:span></text:a></text:p>
      <text:p text:style-name="P2">秉叡，<text:span text:style-name="T3"><text:line-break/><text:line-break/></text:span>我從沒提過<text:span text:style-name="T3"><text:s/>"</text:span>他信<text:span text:style-name="T3">" (</text:span>或你說的塔克辛<text:span text:style-name="T3">)</text:span>被美國趕下台啊。他信是美國的忠實盟友，布希的哥倆好及大發戰爭財的<text:span text:style-name="T3">Carlyle </text:span>集團生意好夥伴，美國並沒有<text:span text:style-name="T3"><text:s/>"</text:span>趕<text:span text:style-name="T3">" </text:span>他下台，美國只是<text:span text:style-name="T3"><text:s/>"</text:span>同意<text:span text:style-name="T3">" </text:span>讓同樣與美國關係密切友好的泰國軍方把他趕下台。<text:span text:style-name="T3"><text:line-break/><text:line-break/></text:span>他信對於美國<text:span text:style-name="T3"><text:s/>"</text:span>反恐大業<text:span text:style-name="T3">" </text:span>之效忠真是乖巧得沒話講，要錢給錢，要人給人，要基地給基地，如果這不是美國狗，什麼是美國狗？但美國狗那麼多，主人挑狗而不是狗挑主人。況且他信畢竟是個真正意義上的生意人，自然也有他龐大家族的利益與人脈需要照顧，除了和中國及俄羅斯有時走得有點近之外，應該沒有做過其它讓美國不開心的事。<text:span text:style-name="T3"><text:line-break/><text:line-break/></text:span>至於美國在上一回<text:span text:style-name="T3">(2006</text:span>年<text:span text:style-name="T3">)</text:span>泰國政變中的角色，請看：<text:span text:style-name="T3"><text:line-break/><text:line-break/>http://goo.gl/P4ItjP<text:line-break/><text:line-break/></text:span>如果沒有美國事先點個頭，政個屁變啦。至於美國表面上講些什麼倫家粉遺憾啦，深深關切泰國人民的民主啊，當然都只是毫無意義的政治修辭。這不是什麼內幕，這只能說是一些普通常識。當然，這些常識全都是有根有據的，相關資料一大堆。<text:span text:style-name="T3"><text:line-break/><text:line-break/></text:span>至於美國在去年<text:span text:style-name="T3">(2014)</text:span>政變的角色<text:span text:style-name="T3">(</text:span>這回是拉下他信的妹妹盈拉<text:span text:style-name="T3">)</text:span>，所謂政變啦民主抗爭啦等等，同樣也是美國爸爸同意下的作為。請看：<text:span text:style-name="T3"><text:line-break/><text:line-break/>http://goo.gl/TgmgDT<text:line-break/><text:line-break/></text:span>泰國軍方和美國的關係：<text:span text:style-name="T3"><text:line-break/><text:line-break/>http://goo.gl/RxV94s<text:line-break/><text:line-break/>http://goo.gl/wvG1CC<text:line-break/><text:line-break/></text:span>要理解這些事一點也不難，只要抓住一個關鍵辭就行：<text:span text:style-name="T3">Pivot to Asia(</text:span>重返亞洲<text:span text:style-name="T3">) </text:span>。<text:span text:style-name="T3"><text:line-break/><text:line-break/></text:span>歐巴馬剛上任時，哈巴狗電台陳董事長不是頒發了五張獎狀給他嗎？以為他真的會廢核武、關閉關塔那摩監獄、嚴禁刑求與暗殺、撤離伊拉克和阿富汗、簽署並支持各種良好的國際條約如國際法庭<text:span text:style-name="T3">(ICC)</text:span>、氣候條約、廢除地雷條約，以及不會發動戰爭等等，沒想到好事沒做到半項，恐怖血腥戰爭卻一個接一個，利比亞、敘利亞及烏克蘭等等等等等。<text:span text:style-name="T3"><text:line-break/><text:line-break/></text:span>歐巴馬這渾蛋真正所從事的工作就是<text:span text:style-name="T3"><text:s/>"</text:span>重返亞洲<text:span text:style-name="T3">" </text:span>四個字。翻成白話文就是：打倒中國，把戰爭帶進亞洲，以亞洲為下一輪世界大戰的主戰場。你只要沿著這個基本謀略去想事情，很多乍看不可思議的事便能豁然貫通。<text:span text:style-name="T3"><text:line-break/><text:line-break/></text:span>當然，咱祖國也不是省油的燈，但它不是靠發射飛彈狂轟濫炸，更不派一兵一卒到世界各地殺人放火，它的武器是<text:span text:style-name="T3"><text:s/>"</text:span>經貿<text:span text:style-name="T3">"</text:span>，簡單說就是跟五湖四海各方人士做生意，你賺我也賺，大家當朋友，包括<text:span text:style-name="T3"><text:s/>"</text:span>一帶一路<text:span text:style-name="T3">"(</text:span>所謂新絲路<text:span text:style-name="T3">)</text:span>、亞投行<text:span text:style-name="T3">(</text:span>亞洲基礎設施投資銀行<text:span text:style-name="T3">)</text:span>及<text:span text:style-name="T3">RCEP (</text:span>即東協加<text:span text:style-name="T3"><text:s/>N,N=6?)</text:span>等等。<text:span text:style-name="T3"><text:line-break/><text:line-break/></text:span>陳真，懷著滿腔<text:span text:style-name="T3"><text:s/>“</text:span>熱<text:span text:style-name="T3">” </text:span>血（約<text:span text:style-name="T3">39</text:span>度）寫於北上站樁列車中</text:p>
      <text:p text:style-name="P1"><text:span text:style-name="T1">陳義凱</text:span><text:s/>  |  2015.02.28 12:13   |   <text:a xlink:type="simple" xlink:href="http://palinfo.habago.org/Entry?Command=Information_PrintForum&amp;iPage=325#FORUM33728"><text:span text:style-name="T2">#</text:span></text:a></text:p>
      <text:p text:style-name="P3">想要請教陳真先生：<text:span text:style-name="T3"><text:line-break/></text:span>時下已經似乎是一個顛倒是非正義的時代了，某個無恥黨似乎可以準備靠勢執政了，說不定會重演什麼可怕的歷史事件。<text:span text:style-name="T3"><text:line-break/></text:span>那屆時真有那麼一天，我們該如何自保？</text:p>
      <text:p text:style-name="P1"><text:span text:style-name="T1">陳志鴻</text:span><text:s/>  |  2015.02.28 11:18   |   <text:a xlink:type="simple" xlink:href="http://palinfo.habago.org/Entry?Command=Information_PrintForum&amp;iPage=325#FORUM33727"><text:span text:style-name="T2">#</text:span></text:a></text:p>
      <text:p text:style-name="P2">勇敢的台灣人又在對抗威權政府啦！<text:span text:style-name="T3"><text:line-break/><text:line-break/>=====<text:line-break/><text:line-break/></text:span>中正紀念堂內的蔣公銅像遭台灣國成員蛋洗<text:span text:style-name="T3"><text:line-break/><text:line-break/>2015</text:span>年<text:span text:style-name="T3">02</text:span>月<text:span text:style-name="T3">27</text:span>日<text:span text:style-name="T3">14:13<text:line-break/><text:line-break/></text:span>台灣國創辦人王獻極與主任陳峻涵，偕同「台獨建國新世界」<text:span text:style-name="T3">4</text:span>名成員，今天早上<text:span text:style-name="T3">10</text:span>時許先於凱道以行動劇抗議馬英九總統應盡速下台，隨後轉往中正紀念堂，朝著蔣介石銅像丟擲雞蛋與墨汁，台灣國王、陳兩人隨即遭到駐衛警逮捕，其餘人等則是趁亂逃逸，留下整袋尚未丟完的雞蛋，館方亦立刻派人清理蔣公銅像。<text:span text:style-name="T3"><text:line-break/><text:line-break/></text:span>台灣國主任陳峻涵表示，希望藉著年度的紀念活動，有助於讓台灣社會記取歷史教訓，要求落實真正的轉型正義。中正紀念堂方面則表示，現場駐衛警發現後立即上前攔阻，並順利逮獲兩名抗議成員，後續則交由轄區警方處理，初步檢視過後，蔣公銅像並無明顯破損，經過清理後應可完好如初。中正一分局則說，丟擲雞蛋與墨汁等物品是觸犯社維法<text:span text:style-name="T3">73</text:span>條，將依法對兩人做出裁罰。（楊忠翰／台北報導）<text:span text:style-name="T3"><text:line-break/></text:span></text:p>
      <text:p text:style-name="P1"><text:span text:style-name="T1">秉叡</text:span><text:s/>  |  2015.02.27 12:11   |   <text:a xlink:type="simple" xlink:href="http://palinfo.habago.org/Entry?Command=Information_PrintForum&amp;iPage=325#FORUM33726"><text:span text:style-name="T2">#</text:span></text:a></text:p>
      <text:p text:style-name="P3">想請教陳真一件事，先前您在留言中有提到泰國政變背後有美國老大哥的影子，這是怎麼一回事呢？塔克辛是做了哪些讓美國不高興的事情，以至於美國要趕他下台呢？</text:p>
      <text:p text:style-name="P1"><text:span text:style-name="T1">陳真</text:span><text:s/>  |  2015.02.27 01:22   |   <text:a xlink:type="simple" xlink:href="http://palinfo.habago.org/Entry?Command=Information_PrintForum&amp;iPage=325#FORUM33725"><text:span text:style-name="T2">#</text:span></text:a></text:p>
      <text:p text:style-name="P2">台灣人很自卑，似乎總覺得別人很大而自己很小，小到幾乎看不見。萬一有時被人<text:span text:style-name="T3"><text:s/>"</text:span>看見<text:span text:style-name="T3">" </text:span>了，就會很驕傲很爽很開心，所謂<text:span text:style-name="T3"><text:s/>"</text:span>台灣之光<text:span text:style-name="T3">"</text:span>、<text:span text:style-name="T3">"</text:span>全世界都在看<text:span text:style-name="T3">" </text:span>云云。於是不管做什麼，總是急著要讓<text:span text:style-name="T3"><text:s/>"</text:span>世界<text:span text:style-name="T3">" </text:span>看見。<text:span text:style-name="T3"><text:line-break/><text:line-break/></text:span>例如在一些所謂社運中，<text:span text:style-name="T3">"</text:span>世界<text:span text:style-name="T3">" </text:span>有沒有<text:span text:style-name="T3"><text:s/>"</text:span>看見<text:span text:style-name="T3">" </text:span>便顯得非常重要，而所謂<text:span text:style-name="T3"><text:s/>"</text:span>全世界都在看<text:span text:style-name="T3">"</text:span>，往往微不足道，大多時候只不過就是被某個西方名人或某個西方媒體所談論或提及，便馬上信心大增，春心蕩漾。哪怕所謂<text:span text:style-name="T3"><text:s/>"</text:span>全世界都在看<text:span text:style-name="T3">" </text:span>只不過是人們在<text:span text:style-name="T3"><text:s/>"</text:span>看笑話<text:span text:style-name="T3">" </text:span>也沒關係。<text:span text:style-name="T3">(</text:span>說穿了，台灣一般所謂<text:span text:style-name="T3"><text:s/>"</text:span>世界<text:span text:style-name="T3">" </text:span>其實就是<text:span text:style-name="T3"><text:s/>"</text:span>美國<text:span text:style-name="T3">"</text:span>。<text:span text:style-name="T3">) </text:span>甚至即便這樣一種跟所謂<text:span text:style-name="T3"><text:s/>"</text:span>世界<text:span text:style-name="T3">" </text:span>的連結帶著深層的高度危險也沒關係，套句台灣人用語，照樣<text:span text:style-name="T3"><text:s/>"HIGH </text:span>翻天<text:span text:style-name="T3">"</text:span>。<text:span text:style-name="T3"><text:line-break/><text:line-break/></text:span>我從政治中學到一個很重要的東西就是：政治的字典中，沒有<text:span text:style-name="T3"><text:s/>"</text:span>偶然<text:span text:style-name="T3">" </text:span>這兩個字。所謂事出必有因，無風不起浪，我不相信老謀深算的政客們會偶然做出一些令人意外的舉動，我也不相信當政客需要某種東風而果然就東風至時純粹只是一種偶然。我們平常買蔡，三塊五毛都會精算得很清楚，更何況是牽涉億兆暴利與權力的政治，<text:span text:style-name="T3">"</text:span>偶然<text:span text:style-name="T3">" </text:span>是沒有多少空間的。<text:span text:style-name="T3"><text:line-break/><text:line-break/></text:span>對於政治，你永遠都不可能以一種比政客更小人的小人心來揣測之，政治盤算之深與沉，絕非你我一般人所能逆料。許多時候，你得事過境遷許多年了，然後你方才明白原來這一切都不是偶然，而是事先設定、按表操課的一齣戲、一個<text:span text:style-name="T3"><text:s/>"</text:span>局<text:span text:style-name="T3">"</text:span>。<text:span text:style-name="T3"><text:line-break/><text:line-break/></text:span>比方說中共，再怎麼偶然也不會偶然不小心把台灣國旗給擺出來當記者會背景吧。打仗再怎麼搞烏龍，也不至於拿一個不知道幾世紀的敵國地圖來發射飛彈。當初美國幾顆飛彈不偏不倚就掉落在中國駐南斯拉夫大使館頭上，把使館人員與建築轟個稀巴爛，美國說歹勢歹勢，說是偶然，說是手上的地圖年份老舊，以致於<text:span text:style-name="T3">"</text:span>誤炸<text:span text:style-name="T3">"</text:span>。你信嗎？<text:span text:style-name="T3"><text:line-break/><text:line-break/></text:span>緬甸一個主要由中國出資的水壩，蓋得好好的，突然停建了，向來殺人不眨眼的緬甸軍頭們竟然莫名其妙突然考慮起所謂環保來了，你信嗎？你相信這只是一種單純的偶然而不是一種縝密的政治精算嗎？<text:span text:style-name="T3"><text:line-break/><text:line-break/></text:span>今天，如果<text:span text:style-name="T3">ISIS</text:span>對台灣發動攻擊，美國阿爸恐怕會笑得嘴都合不攏，因為這意味著把中國也給扯進這淌渾水。美國連他自己的國民之死活都不會在乎了，哪會在乎別人替他當炮灰，藉以從中操弄。<text:span text:style-name="T3"><text:line-break/><text:line-break/></text:span>你看，包括後藤健二的死，或是法國查理雜誌社慘案也一樣，以歐巴馬為首的西方政客們簡直樂翻了，因為這更使得他們更加輕易能挑起更多戰火，並且進一步以反恐之名，藉以限縮、侵害個人自由，擴大政客所主導的國家權力。<text:span text:style-name="T3"><text:line-break/><text:line-break/></text:span>我要說的是，自己的命得自己在乎才行，認賊作父只是自陷火坑，美國爸爸是不會在乎台灣死活的。而且，我估計他肯定很希望台灣也能遭受某種程度的所謂恐怖攻擊，因為這對美國而言，利遠大於弊。<text:span text:style-name="T3"><text:line-break/><text:line-break/></text:span>我有時覺得，戰火就在不遠處。也許你會說這是杞人憂天。但我發現，大多數的戰爭或災難，其實早在它爆發之前就有了種種徵兆，就像一種疾病的先驅症狀那樣，事實上它並不是那麼突然或偶然就發生。<text:span text:style-name="T3"><text:line-break/><text:line-break/></text:span>對於政治，我還明白第二件事就是：一個惡棍，一個橫行無阻的強權，就跟癌細胞一樣，在它被打倒或被成功控制之前，它是不可能自動停下來的。挑明了說，我指的就是美國。我常擔心第三次世界大戰的到來。至於台灣最好的自保之道也許就是盡量保持中立，不親中也不親美。若兩個必須得親一個，自然是親中會比較安全，親美則是死路一條我覺得。<text:span text:style-name="T3"><text:line-break/><text:line-break/></text:span>我很不喜歡做預測，因為人事畢竟不同於科學而難以精準預測。這些預測也許對也許不對，但不管對不對，事實上它都值得關注，並應自行做出嚴肅判斷，說出個道理來。人總不應該愚眛到一味地被特定主流勢力所愚化操弄，只會搖旗吶喊蠢血沸騰，自陷死路而不自知。<text:span text:style-name="T3"><text:line-break/><text:line-break/></text:span>世上有數千萬難民，在他們成為難民之前，他們大多根本沒想到自己有一天也會在戰火下喪命，在戰火下逃亡。<text:span text:style-name="T3"><text:line-break/><text:line-break/></text:span>陳真<text:span text:style-name="T3"><text:line-break/><text:line-break/>===============<text:line-break/>FBI</text:span>局長後有中華民國國旗　網友<text:span text:style-name="T3">High</text:span>翻了<text:span text:style-name="T3"><text:line-break/><text:line-break/></text:span>蘋果日報<text:span text:style-name="T3">2015</text:span>年<text:span text:style-name="T3">02</text:span>月<text:span text:style-name="T3">26</text:span>日<text:span text:style-name="T3"><text:line-break/><text:line-break/></text:span>中華民國國旗在美國飄揚了！<text:span text:style-name="T3"><text:line-break/><text:line-break/></text:span>美國聯邦調查局局長<text:span text:style-name="T3">(FBI)</text:span>科米<text:span text:style-name="T3">(James Comey)</text:span>今日在華府舉辦的一場全國檢察總長會議上，針對<text:span text:style-name="T3">3</text:span>名美國人欲加入伊斯蘭國遭攔截一案，發表談話，<text:span text:style-name="T3">CNN</text:span>主播安德森庫柏在推特上宣傳自家節目時，意外引用到有台灣國旗的畫面，引發網友熱烈討論。<text:span text:style-name="T3"><text:line-break/><text:line-break/></text:span>有網友說「不看內容，光看<text:span text:style-name="T3">FBI</text:span>身後的台灣國旗就很爽」、「英文聽不懂沒有關係，你看到後面國旗了嗎？」，不過也有人憂心，中華民國國旗出現在這場合，是「代表台灣已經確定落入<text:span text:style-name="T3">IS</text:span>的目標嗎？」、「難道這就是台灣要被攻擊的原因嗎」<text:span text:style-name="T3">,</text:span>另外也眼尖的網友發現，和青天白日滿地紅國旗放在一塊的是美國各州的州旗，「難道台灣成為美國第<text:span text:style-name="T3">51</text:span>州了嗎」。<text:span text:style-name="T3">(</text:span>即時新聞中心<text:span text:style-name="T3">/</text:span>綜合報導<text:span text:style-name="T3">)</text:span></text:p>
      <text:p text:style-name="P4"/>
      <text:p text:style-name="P1"><text:span text:style-name="T1">義德</text:span><text:s/>  |  2015.02.26 19:14   |   <text:a xlink:type="simple" xlink:href="http://palinfo.habago.org/Entry?Command=Information_PrintForum&amp;iPage=326#FORUM33724"><text:span text:style-name="T2">#</text:span></text:a></text:p>
      <text:p text:style-name="P5">http://m.appledaily.com.tw/realtimenews/article/international/20150226/565049/<text:line-break/><text:line-break/><text:span text:style-name="T1">美國</text:span>FBI<text:span text:style-name="T1">局長在講反恐，後面有中華民國國旗，我覺得這一點都不值得高興吧！</text:span><text:line-break/><text:line-break/><text:span text:style-name="T1">如果要把這個當作中美破冰還是別了</text:span>……</text:p>
      <text:p text:style-name="P1"><text:span text:style-name="T1">中龍</text:span><text:s/>  |  2015.02.26 13:03   |   <text:a xlink:type="simple" xlink:href="http://palinfo.habago.org/Entry?Command=Information_PrintForum&amp;iPage=326#FORUM33723"><text:span text:style-name="T2">#</text:span></text:a></text:p>
      <text:p text:style-name="P3">小弟將馬英九的聲明用電腦語音製成了聲音檔，覺得字多想用聽的比較沒負擔的人不妨看看。<text:span text:style-name="T3"><text:line-break/><text:line-break/>http://youtu.be/zEcz_IYaUxE</text:span></text:p>
      <text:p text:style-name="P1"><text:span text:style-name="T1">陳真</text:span><text:s/>  |  2015.02.26 00:53   |   <text:a xlink:type="simple" xlink:href="http://palinfo.habago.org/Entry?Command=Information_PrintForum&amp;iPage=326#FORUM33722"><text:span text:style-name="T2">#</text:span></text:a></text:p>
      <text:p text:style-name="P2">台灣要嘛就是統，回歸祖國懷抱，要不就是盡量保持中立；至於所謂台獨，其實就是成為美國家犬，絕無實質的獨立空間。<text:span text:style-name="T3"><text:line-break/><text:line-break/></text:span>成為美國狗是極度危險的，剛好成為美軍作戰基地，美國無數敵人的箭靶。<text:span text:style-name="T3"><text:line-break/><text:line-break/></text:span>陳真<text:span text:style-name="T3"><text:line-break/>===========<text:line-break/></text:span>伊斯蘭國推特<text:span text:style-name="T3">PO</text:span>毀滅照　暗示將攻擊台北<text:span text:style-name="T3">101</text:span>？<text:span text:style-name="T3"><text:line-break/><text:line-break/>NOWnews – 2015</text:span>年<text:span text:style-name="T3">2</text:span>月<text:span text:style-name="T3">25</text:span>日<text:span text:style-name="T3"><text:line-break/><text:line-break/></text:span>社會中心／綜合報導<text:span text:style-name="T3"><text:line-break/><text:line-break/></text:span>激進組織「伊斯蘭國」（<text:span text:style-name="T3">IS</text:span>）不斷在世界各地製造恐怖攻擊，沒想到現在還傳出他們的下一個目標是台北<text:span text:style-name="T3">101</text:span>大樓，「伊斯蘭國」在其官方推特《哈里發時報（<text:span text:style-name="T3">Khilafah Times</text:span>）》，放上一張台北<text:span text:style-name="T3">101</text:span>遭受攻擊的圖片，還發文「當伊斯蘭國攻擊你的城市，他將不會好看」。<text:span text:style-name="T3"><text:line-break/><text:line-break/></text:span>這張圖片經過查證是一名比利時插畫家<text:span text:style-name="T3">Jonas De Ro</text:span>，於<text:span text:style-name="T3">2013</text:span>年以「世界大城遭毀滅」的主題，所繪製的作品之一。由於「伊斯蘭國」官方推特並未特別列出城市名稱，因此無法判斷是否真的鎖定台北。<text:span text:style-name="T3"><text:line-break/><text:line-break/></text:span>對此，國防部表示，照片可信度有待確認，不過國軍有萬全的反恐準備。根據《民視》報導，美國在台協會去年底曾稱讚台灣「為反制伊斯蘭國的聯盟貢獻一己之力」，不僅提供<text:span text:style-name="T3">700</text:span>萬美元援助，捐贈超過<text:span text:style-name="T3">3000</text:span>噸的米等，被視為與美是同陣線，可能因此成為被鎖定的原因。</text:p>
      <text:p text:style-name="P1"><text:span text:style-name="T1">陳真</text:span><text:s/>  |  2015.02.26 00:33   |   <text:a xlink:type="simple" xlink:href="http://palinfo.habago.org/Entry?Command=Information_PrintForum&amp;iPage=326#FORUM33721"><text:span text:style-name="T2">#</text:span></text:a></text:p>
      <text:p text:style-name="P3">常有人說：<text:span text:style-name="T3">"</text:span>當你認真，你就輸了。<text:span text:style-name="T3">" </text:span>現實的確如此，圓滑的人會贏，贏裡子，也贏面子。這個黨，十幾年來逐漸改過向善，但卻反而飽受無數不公平的污名。另一個黨，以光速般的速度垂直墮落，卻反而成為正義的化身，清新理想的代言人，集榮耀於一身。誰爛，誰就佔上風。<text:span text:style-name="T3"><text:line-break/><text:line-break/></text:span>若干年後，是非善惡都還不一定能平反。所謂善惡有報，是報在當下善惡本身的美醜，報在另一個世界裏，而不是報在現世。懲善獎惡，現世報往往報相反。認清了這一點，剩下的就是抉擇。正是<text:span text:style-name="T3"><text:s/>"</text:span>抉擇<text:span text:style-name="T3">" </text:span>本身，使善惡有了它真實的價值。如果善必有現世善報，誰還會想為惡？如果善必有現世善報，那麼，善也只是一種賺取利益的手段而已，不值得尊敬。<text:span text:style-name="T3"><text:line-break/><text:line-break/></text:span>陳真<text:span text:style-name="T3"><text:line-break/>================<text:line-break/></text:span>朱立倫不上訴王金平　馬英九聲明全文<text:span text:style-name="T3"><text:line-break/><text:line-break/>TVBS<text:line-break/><text:line-break/>2015</text:span>年<text:span text:style-name="T3">2</text:span>月<text:span text:style-name="T3">25</text:span>日<text:span text:style-name="T3"><text:line-break/><text:line-break/></text:span>國民黨主席朱立倫，撤回立法院長王金平的黨籍案上訴，總統馬英九剛剛發出聲明，表示失望與不能認同，重申事關「大是大非」，面對司法關說爭議，國民黨不能鄉愿，必須捍衛黨的核心價值。<text:span text:style-name="T3"><text:line-break/><text:line-break/></text:span>以下是總統馬英九聲明全文（<text:span text:style-name="T3">104.2.25</text:span>）：<text:span text:style-name="T3"><text:line-break/><text:line-break/></text:span>中國國民黨朱立倫主席今天實質決定撤回對王金平院長黨籍案的上訴，本人必須嚴正表示失望與不能認同。我一向認為，國民黨是一個有是非、講道義的開國政黨，面對大是大非的司法關說爭議，國民黨不能鄉愿，也不能和稀泥，必須捍衛黨的核心價值，否則無以對百萬黨員交代。<text:span text:style-name="T3"><text:line-break/><text:line-break/></text:span>今天朱主席與中常會的決定，等於放棄上訴最高法院，全盤接受高等法院不合理的見解。高等法院的判決，完全昧於政黨實際的運作，忽略「人民團體法」對政黨的監督管理採取「低度管理，高度自治」原則，同時也徹底否定國民黨的考紀制度，變相縱容黨員違紀，對日後每一次重大選舉都會產生不利影響，也對黨的公信力及制度造成無可回復的傷害。<text:span text:style-name="T3"><text:line-break/><text:line-break/></text:span>本人擔任黨主席期間，考量黨的整體利益與發展，對高等法院的判決，向最高法院提出上訴，本人有必要在此鄭重說明本人的看法，將當初上訴以及不撤告的理由，完整地向所有黨員及國人報告。<text:span text:style-name="T3"><text:line-break/><text:line-break/>102</text:span>年<text:span text:style-name="T3">9</text:span>月<text:span text:style-name="T3">11</text:span>日，國民黨考紀會因王院長涉及為民進黨立法委員柯建銘的司法案件關說，決定依據黨紀相關規定，撤銷王院長的黨籍。王院長當天以國民黨為被告，向台北地方法院提出確認黨籍存在之訴，並以假處分定暫時狀態，訴訟至今。<text:span text:style-name="T3"><text:line-break/><text:line-break/>103</text:span>年<text:span text:style-name="T3">3</text:span>月<text:span text:style-name="T3">19</text:span>日，地方法院判定王院長勝訴。法官認為，依據民法與「人民團體法」的規定，社團凡涉及會員「除名」事項，必須「加開會員代表大會，由會員代表過半數之出席，出席人數三分之二以上同意」，始為適法。高等法院去年<text:span text:style-name="T3">9</text:span>月也維持了這個判決，如果不上訴最高法院，無異於要求本黨接受高等法院不合理的見解，「每處理有除名的黨紀案件，就必須召開全國代表大會，在有二分之一的出席與出席代表三分之二以上同意之下，才能通過。」<text:span text:style-name="T3"><text:line-break/><text:line-break/></text:span>這種類似修改黨章的高門檻要求，對於黨員超過百萬、一年開一次黨代表大會的國民黨，根本緩不濟急，事實上並不可行。此例一開，所有未來、現在、與過去違紀的黨員，都可以宣稱考紀委員會的決定未經黨代表大會通過、所作黨紀處分無效，而不予理會。<text:span text:style-name="T3"><text:line-break/><text:line-break/></text:span>本人必須強調，國民黨當初決定根據律師的建議上訴最高法院，絕不是「馬王之爭」，而是為了維護黨的制度及長遠利益，因為一、二審法院對本案實質問題─有無司法關說─並無著墨，反而對國民黨的黨紀制度，嚴加批評。<text:span text:style-name="T3"><text:line-break/><text:line-break/></text:span>眾所周知，法院第一、二審是事實審，第三審是法律審，第三審正可以讓最高法院的法官，對下級法院有關黨員除名的法律見解，作出改變，以謀解決。否則黨的考紀制度毀壞，影響的將是未來整個黨的運作與紀律，尤其對即將展開提名作業的立委選舉，影響更大。<text:span text:style-name="T3"><text:line-break/><text:line-break/></text:span>事實上，王院長有假處分的保護，上訴最高法院完全不影響王院長目前的職位與黨內權益，對黨務實質運作，更未造成扞格。在九合一選舉當中，王院長與我就曾多次同台輔選，並無問題。<text:span text:style-name="T3"><text:line-break/><text:line-break/></text:span>本人也必須說明，前年九月考紀會撤銷王院長黨籍後，黨內大老也曾嘗試在黨內解決問題的可能，包括王院長對廉能會提出申訴，以及建議本人與王院長共同召開記者會，共同向社會大眾說明道歉。然王院長在<text:span text:style-name="T3">102</text:span>年<text:span text:style-name="T3">10</text:span>月<text:span text:style-name="T3">1</text:span>日發表「等待黎明，迎向藍天」聲明，堅持本案以司法解決，因此本案至今無法在黨內解決。<text:span text:style-name="T3"><text:line-break/><text:line-break/></text:span>本人已辭去中國國民黨主席，目前的身分只是一個黨齡<text:span text:style-name="T3">47</text:span>年的資深黨員。本人必須再次強調，國民黨是一個有是非、講道義的開國政黨，始終以「清廉、勤政、愛民」為核心價值。面對大是大非的司法關說爭議，國民黨不能鄉愿，也不能和稀泥，必須捍衛黨的核心價值，否則無以對百萬黨員交代。本人必須在此做以上嚴正的聲明。</text:p>
      <text:p text:style-name="P1"><text:span text:style-name="T1">陳真</text:span><text:s/>  |  2015.02.23 11:40   |   <text:a xlink:type="simple" xlink:href="http://palinfo.habago.org/Entry?Command=Information_PrintForum&amp;iPage=326#FORUM33720"><text:span text:style-name="T2">#</text:span></text:a></text:p>
      <text:p text:style-name="P2">一個連是男是女是老是少甚至是不是人都有疑問的符號<text:span text:style-name="T3">(</text:span>也許是人工智慧<text:span text:style-name="T3">)</text:span>，以一種巍巍峨峨的物理學家的姿態出現，講到比方說虎克定律<text:span text:style-name="T3">(Hooke's law)</text:span>，就開始罵虎克船長，說虎克船長的物理學定律根本行不通，說虎姑婆整天吃小孩，說虎氏家族私德都有問題。旁人跟<text:span text:style-name="T3"><text:s/>"</text:span>它<text:span text:style-name="T3">" </text:span>說，此虎非彼虎，你也太離譜了吧。<text:span text:style-name="T3"><text:line-break/><text:line-break/></text:span>它回答說，<text:span text:style-name="T3">"</text:span>嗯，我一時疏於查證。<text:span text:style-name="T3">" </text:span>重點是：這也需要查證嗎？一個<text:span text:style-name="T3"><text:s/>"</text:span>人<text:span text:style-name="T3">" </text:span>或一個符號，如果連這樣也會搞混，大概很難說它懂得物理學吧。<text:span text:style-name="T3"><text:line-break/><text:line-break/></text:span>有個學生，我教他化學，發現他不知道水的分子式<text:span text:style-name="T3">(H2O)</text:span>。我跟他說，你過去上了三年的化學課，怎麼可能連這個也沒聽過？他說，這東西考試又不會考。可是，重點不是考試考不考，重點是，一個人如果連<text:span text:style-name="T3"><text:s/>H20 </text:span>都沒聽過，很難說他真的懂得化學。不懂當然不是問題，問題是，他怎麼會以化學大師的姿態談論化學呢？<text:span text:style-name="T3"><text:line-break/><text:line-break/></text:span>至於匿名。跟一個匿名者講話或寫信是很屈辱、很作賤自己的。出國前還沒有網路，常接到報社轉寄的讀者來信，人們不但不會匿名，而且通常還會自我介紹；幾次通信後，有的甚至還會附上近照或全家福照片。不是男女交筆友，而只是人之常情，人與人的互動與接觸很真實，不會企圖敵明我暗，不會陰暗猥瑣做人。<text:span text:style-name="T3"><text:line-break/><text:line-break/></text:span>網路時代不一樣，<text:span text:style-name="T3">"</text:span>人<text:span text:style-name="T3">" </text:span>不見了，重量消失了，只剩下一個毫無意義的空洞符號；有的甚至一會兒是男一會兒是女，一會兒是幾個孩子的媽，一會兒又變成國中生。這種事，對於人性，對於人的基本情感，傷害很大。<text:span text:style-name="T3"><text:line-break/><text:line-break/></text:span>這年頭，自由滿天飛。一切醜陋，皆以自由之名。可是，沒有限制，哪來自由可言？匿名也許是一種自由，但這樣一種自由對人對己只是一種傷害；人不當人，竟情願當一隻蛆。<text:span text:style-name="T3"><text:line-break/><text:line-break/></text:span>選擇當一隻蛆當然也是一種自由。問題是，沒頭沒腦連臉都不要的蛆，怎麼有資格講什麼價值與道德？你去上公廁，牆上不是經常有很多塗鴉嗎？大多時候是畫一些性器官，講些污言穢語，這倒無妨。如果哪天你在牆上看到一些塗鴉，說甘地是膽小鬼，說曼德拉是美國走狗，只有俺才是道德完人。你看了，會對這樣一則匿名塗鴨的崇高人格心生佩服嗎？還是覺得這<text:span text:style-name="T3"><text:s/>"</text:span>東西<text:span text:style-name="T3">" </text:span>很窩囊，沒出息。<text:span text:style-name="T3"><text:line-break/><text:line-break/></text:span>隔天，塗鴨蛆又有新留言了。這回說，俺跟你話不投機，請你把我在整個社區的每一間廁所的塗鴨統統給我刪除。你看了，是不是會覺得這<text:span text:style-name="T3"><text:s/>"</text:span>東西<text:span text:style-name="T3">" </text:span>是不是腦袋進水了？還是你會乖乖趕緊找拖把找工具來清洗每間廁所的塗鴨，而且不能亂清洗喔，你還得想辦法辨識塗鴨筆跡筆法，只清洗專屬這隻蛆的塗鴨。你會笨到真的這麼做嗎？當然不會。<text:span text:style-name="T3"><text:line-break/><text:line-break/></text:span>十多年前網路剛出現時，我記得寫過一篇相當膾炙人口的文章叫<text:span text:style-name="T3"><text:s/>"</text:span>藏鏡人告官記<text:span text:style-name="T3">"</text:span>。那文章其實後來我把它進一步瞎掰成一系列文字，差不多算是一個中篇小說了，可惜沒保存，隨著每一次電腦壞掉，文字便整個摧毀一次。<text:span text:style-name="T3"><text:line-break/><text:line-break/>"</text:span>藏鏡人告官記<text:span text:style-name="T3">" </text:span>寫的就是蛆的故事，寫一隻蛆，覺得自己被一位陳老師羞辱了，於是蒙面上衙門找欽差大人敲鑼申冤，提起毀謗官司。欽差大人受理這樁<text:span text:style-name="T3"><text:s/>"</text:span>蛆告人<text:span text:style-name="T3">" </text:span>的千古奇案，首先派出書記官打算問明案情，但就是問不出來。<text:span text:style-name="T3"><text:line-break/><text:line-break/></text:span>書記官得先問原告，<text:span text:style-name="T3">"</text:span>斗膽請問你叫啥名啊？<text:span text:style-name="T3">" </text:span>這隻蛆<text:span text:style-name="T3">(</text:span>也就是藏鏡人<text:span text:style-name="T3">)</text:span>說，<text:span text:style-name="T3">"</text:span>我怎麼可以告訴你，你憑什麼問我？保持神祕是我的自由。<text:span text:style-name="T3">" </text:span>不管書記官怎麼問，就是問不出來。問到後來，連欽差大人都成為蛆的被告，罪名是企圖侵犯蛆的隱私。<text:span text:style-name="T3"><text:line-break/><text:line-break/></text:span>下文暫且不表，故事掰得很長，純搞笑。但搞笑之中有真情。一個人如果不當人要當蛆，那就沒啥意思講什麼價值理想熱情與道德什麼的了，毫無意義，不是嗎？文字又不是氣體，它總得黏在一個活生生的真實血肉之軀身上，文字才有意義。就算放屁也得找主人認帳不是嗎？就算屁也不該如此空洞輕薄。<text:span text:style-name="T3"><text:line-break/><text:line-break/></text:span>輕薄是可鄙的。人可以做好，也可以使壞，但不要輕薄，不要連屁都不如。</text:p>
      <text:p text:style-name="P1"><text:span text:style-name="T1">鬼島太郎</text:span><text:s/>  |  2015.02.23 06:37   |   <text:a xlink:type="simple" xlink:href="http://palinfo.habago.org/Entry?Command=Information_PrintForum&amp;iPage=326#FORUM33719"><text:span text:style-name="T2">#</text:span></text:a></text:p>
      <text:p text:style-name="P3"><text:span text:style-name="T3">to </text:span>陳醫師：<text:span text:style-name="T3"><text:line-break/><text:line-break/></text:span>關於甘地跟後來的甘地家族無關，模糊記得過去曾聽到過，承認自己張冠李戴，疏於查證，謹<text:span text:style-name="T3"><text:line-break/></text:span>在此致歉，至於其他的有關價值觀的問題，本來想寫一點東西表達自己的看法，既然話不投機<text:span text:style-name="T3"><text:line-break/></text:span>，就不想浪費筆墨了，麻煩把我過去所貼的全數刪除。<text:span text:style-name="T3"><text:line-break/><text:line-break/></text:span>多謝。</text:p>
      <text:p text:style-name="P1">Der Chao Chen   |  2015.02.23 01:48   |   <text:a xlink:type="simple" xlink:href="http://palinfo.habago.org/Entry?Command=Information_PrintForum&amp;iPage=326#FORUM33718"><text:span text:style-name="T2">#</text:span></text:a></text:p>
      <text:p text:style-name="P2">感謝陳醫生分享的音樂。<text:span text:style-name="T3"><text:line-break/><text:line-break/></text:span>我自己覺得這樣的音樂算是帶著些許憂傷又深沉的旋律<text:span text:style-name="T3"><text:line-break/><text:line-break/></text:span>正如您所提到的達摩祖師的話<text:span text:style-name="T3">, "</text:span>我們改變不了世界<text:span text:style-name="T3">, </text:span>只能祈求自己不要被於愚化或利用<text:span text:style-name="T3">"<text:line-break/><text:line-break/></text:span>對了<text:span text:style-name="T3">, </text:span>也祝您身體健康<text:span text:style-name="T3">, </text:span>新年快樂<text:span text:style-name="T3">, </text:span>闔家平安。</text:p>
      <text:p text:style-name="P1"><text:span text:style-name="T1">陳真</text:span><text:s/>  |  2015.02.23 01:11   |   <text:a xlink:type="simple" xlink:href="http://palinfo.habago.org/Entry?Command=Information_PrintForum&amp;iPage=326#FORUM33717"><text:span text:style-name="T2">#</text:span></text:a></text:p>
      <text:p text:style-name="P3">這是什麼樣的一種扭曲？什麼樣的一種病態？是不是只要人多到壓倒性地多，是不是只要<text:span text:style-name="T3"><text:s/>"</text:span>大家都是這樣<text:span text:style-name="T3">"</text:span>，然後，扭曲病態之事就能被視為理所當然？在這樣一種扭曲的時空裏，人們對於病態之事是不是已經完全失去驚訝的道德本能？見怪不怪，其怪自敗？<text:span text:style-name="T3"><text:line-break/><text:line-break/></text:span>是不是在這樣一種時空裏，人只要化身為一種空洞的符號，便不再需要廉恥了？他不再是他，而是它？無性別無生命無過去無未來？它不再是一種道德與情感的載體，而只是一種無主工具，毫無意義地自行發出聲響，任意以任何一種姿勢，任何一種名目，站在任何一種巍峨高度與位置，對一切血肉之事任意發出噪音？然後大家眾口一聲說：我們正在探究道德，我們正在議論善惡，我們正在闡揚熱情與生命？<text:span text:style-name="T3"><text:line-break/><text:line-break/></text:span>文字極度氾濫的世界，你我不妨捫心自問，可還記得字該怎麼寫？可曾真正一筆一畫紮紮實實寫過一個字？從而收歸己有，讓人們知道這個字從此屬於我了，我將與它同榮辱共生死。</text:p>
      <text:p text:style-name="P1"><text:span text:style-name="T1">陳真</text:span><text:s/>  |  2015.02.23 00:01   |   <text:a xlink:type="simple" xlink:href="http://palinfo.habago.org/Entry?Command=Information_PrintForum&amp;iPage=326#FORUM33716"><text:span text:style-name="T2">#</text:span></text:a></text:p>
      <text:p text:style-name="P2">至於署名<text:span text:style-name="T3"><text:s/>"</text:span>鬼島太郎<text:span text:style-name="T3">" </text:span>所轉貼的這篇有關烏克蘭的文章<text:span text:style-name="T3">(</text:span>連瞎掰個署名都沒有的匿名文章<text:span text:style-name="T3">)</text:span>，我本來想刪掉，但姑且留著做為一種反面教材。<text:span text:style-name="T3"><text:line-break/><text:line-break/></text:span>底下這些話講了幾百萬遍，講到實在他媽的有夠煩：<text:span text:style-name="T3"><text:line-break/><text:line-break/></text:span>匿名當然是任何人的自由，但匿名的文字，連作者是誰都完全不可能追查的<text:span text:style-name="T3"><text:s/>"</text:span>文章<text:span text:style-name="T3">"</text:span>，有任何意義嗎？<text:span text:style-name="T3"><text:line-break/><text:line-break/></text:span>一個人如果打算隱匿自己的身份，那是你他媽的所謂他媽的自由，但這意味著你根本不想為你的言論負起任何責任，那麼，請問這樣一種言論有任何意義嗎？<text:span text:style-name="T3"><text:line-break/><text:line-break/></text:span>台灣人或華人都一樣，它媽的不知道為什麼，究竟是哪裏見不得人，幾乎一面倒全部都是匿名匿名匿名；而且，一方面怕人知道自己是誰，一方面卻又很喜歡在網路上灑口水。<text:span text:style-name="T3"><text:line-break/><text:line-break/></text:span>華人世界的網路上，幾乎全部都是完全不願意負起任何責任的留言流言謠言謊言，任意胡扯，隨口瞎掰，想要怎麼造謠就可以怎麼造謠，想要怎麼抹黑就可以怎麼抹黑，想要怎麼歪曲事實就可以怎麼歪曲事實，想要怎麼傷害他人就可以怎麼傷害他人。<text:span text:style-name="T3"><text:line-break/><text:line-break/></text:span>這樣一種窩窩囊囊猥猥瑣瑣的人種，實在很不讓人喜歡。而且，跟一個根本不願意見人或見不得人、完全不知是男是女是老是少的蛆，有可能從事有意義的討論嗎？你會跑去廁所牆上跟完全不知道對方是誰的塗鴨者討論事情嗎？<text:span text:style-name="T3"><text:line-break/><text:line-break/></text:span>我在考慮往後要不要請新來的人先做個身份披露，先告訴大家你究竟是誰之後，才讓你留言，否則不時要為這些完全不想負責任的流言做澄清或刪除，實在很累；絕大多數人存心就是不想為自己的言論負起一絲責任。但是，如果你根本不想為言論負責，何不閉嘴呢？<text:span text:style-name="T3"><text:line-break/><text:line-break/></text:span>只要是巴勒網都沒有人認識的留言者，最好請你公開告訴大家你叫啥名，在哪工作，或是在哪唸書，或是何種具體身份，然後看你要講什麼話再講，而不要老是搞這樣一些匿名瞎掰的事。<text:span text:style-name="T3"><text:line-break/><text:line-break/></text:span>黨外時當過編輯，我常很驚訝地發現，有一些人匿名寫起文章來又凶又狠，但是這樣一些人在真實體制中竟然好乖好乖，非常忠黨愛國，聽到蔣公就會馬上立正的那種人，簡直就是模範國民，模範學生。<text:span text:style-name="T3"><text:line-break/><text:line-break/></text:span>這樣一種作為其實很卑鄙。你若害怕東害怕西，那就保持沉默不就好了？不應該匿名時個個勇猛非凡，什麼話都敢瞎掰造謠，什麼惡事都敢做；但一旦以真實身份出現在眾人面前時，卻又連屁也不敢放一個。<text:span text:style-name="T3"><text:line-break/><text:line-break/></text:span>台灣人真是很不討人喜歡，很沒出息，很難讓人尊敬。</text:p>
      <text:p text:style-name="P1"><text:span text:style-name="T1">陳真</text:span><text:s/>  |  2015.02.22 13:55   |   <text:a xlink:type="simple" xlink:href="http://palinfo.habago.org/Entry?Command=Information_PrintForum&amp;iPage=326#FORUM33715"><text:span text:style-name="T2">#</text:span></text:a></text:p>
      <text:p text:style-name="P3"><text:span text:style-name="T3">To </text:span>鬼島太郎<text:span text:style-name="T3"><text:line-break/><text:line-break/></text:span>你說西方媒體力捧甘地、金恩及曼德拉是因為力捧他們符合西方統治或殖民的政治需要，還說他們三人<text:span text:style-name="T3"><text:s/>"</text:span>對於白種人的高壓統治採取寬容、忍耐、不反抗的態度<text:span text:style-name="T3">"</text:span>。<text:span text:style-name="T3"><text:line-break/><text:line-break/></text:span>這些話完全背離事實。這三個人當然不能放在同一個道德水平或政治水平上看待，但他們三人毫無疑問都強烈反抗白人中心的西方強權。如果連他們的行為都稱不上反抗，那麼，人類文明進展的字典中也根本不會有<text:span text:style-name="T3"><text:s/>"</text:span>反抗<text:span text:style-name="T3">" </text:span>兩個字；因為他們的作為，就如同卡斯楚或切格瓦拉，恰恰是人類反抗不義與高壓強權的一種極致表現。<text:span text:style-name="T3"><text:line-break/><text:line-break/></text:span>我同時也相信，這三人所倡導的非暴力抗爭，執行上之艱難與犧牲程度，不但絲毫不會亞於暴力鬥爭，而且就長遠來講，對於人類文明更具有正面價值。<text:span text:style-name="T3"><text:line-break/><text:line-break/></text:span>你應該搞清楚所謂西方媒體力捧的時間點。在他們生前，西方媒體對之醜化妖魔化不遺餘力。我記得我念國中時，打開報紙的國際版，經常有曼德拉的報導，說他是黑色魔鬼，說他是恐怖魔頭，暴力血腥殘害無辜等等等。<text:span text:style-name="T3"><text:line-break/><text:line-break/></text:span>人死了很多年之後，自然也就沒必要再繼續抹黑。就如在美國，時至今日，你若穿著切格瓦拉的肖像<text:span text:style-name="T3"><text:s/>T-shirt </text:span>上街，誰會理你？但你若穿著賓拉登的衣服上街試試，很可能馬上會被圍毆或槍殺都有可能。<text:span text:style-name="T3"><text:line-break/><text:line-break/></text:span>可若再過個幾十年，西方主流媒體若也開始肯定賓拉登，他的肖像若也變成一種主流商品的圖騰，我不會覺得一絲意外，但這並不意味著賓拉登的反抗是假的。<text:span text:style-name="T3"><text:line-break/><text:line-break/></text:span>以金恩為例，許多證據顯示，他很可能就是美國政府所殺<text:span text:style-name="T3">(</text:span>據傳主要是因為美國發現他逐漸左傾，企圖結合工會勢力<text:span text:style-name="T3">)</text:span>。但美國依然在他被暗殺之後馬上開始紀念他，訂紀念日，搞紀念活動，利用他來炒作一些所謂民主自由與人權的概念，以符合其統治需求與對外侵略之需要，但這並不意味著金恩的反抗是假的。<text:span text:style-name="T3"><text:line-break/><text:line-break/></text:span>至於金恩嫖妓以及博士論文大半都是抄襲等等醜聞，跟他是否反抗白人中心主義，扯不上關係。我確實也不喜歡金恩，但我們應該學會就事論事；嫖妓是他家的事，論文抄襲是華盛頓大學應該處理的事，但他的民權運動並不會因此而變成是假的。<text:span text:style-name="T3"><text:line-break/><text:line-break/></text:span>還有，你批評印度的甘地家族政治。此一批評，根本就是馮京當馬涼，張冠李戴了。你應該搞清楚，此甘地非彼甘地。<text:span text:style-name="T3"><text:line-break/><text:line-break/></text:span>記得有一天，在電視上看到台灣綠營名嘴在評論甘地，竟然說：<text:span text:style-name="T3"><text:s/>"</text:span>什麼聖雄，根本就是騙人的，甘地的太太自己當總理，貪污貪得無法無天，後來人家看不過去就把她暗殺了。<text:span text:style-name="T3">" <text:line-break/><text:line-break/></text:span>這種評論實在很離譜。印度總理甘地夫人是尼赫魯的女兒，他老公也叫甘地，跟聖雄甘地扯不上關係。就好像西方人習慣稱呼姓而不喊名字，當你看到西方媒體說<text:span text:style-name="T3"><text:s/>"</text:span>陳先生<text:span text:style-name="T3">" </text:span>當上總統後貪污坐牢時，可別以為跟我或我的家族有關，此陳非彼陳，此甘地也非彼甘地。<text:span text:style-name="T3"><text:line-break/><text:line-break/></text:span>至於達賴或翁山蘇姬，做為一個政治人物，他們的一些<text:span text:style-name="T3">(</text:span>與美國合作的<text:span text:style-name="T3">)</text:span>作為也許令人不滿，但這並不表示他們的品格有問題。就好像我幾乎不認同林義雄近年來的一切作為，但我絲毫不會懷疑他的人品之正直和善良。<text:span text:style-name="T3"><text:line-break/><text:line-break/></text:span>你故意舉一些混蛋為例，以一種修辭性的曖眛手法，把達賴、翁山、甘地和曼德拉及金恩等人全綁在一起，影射他們彷彿都是一丘之貉，彷彿他們統統有著什麼見不得人的什麼人品問題，只是因為符合西方主流政治需求所以沒被揭發而已，甚至馮京當馬涼，胡亂指控。我覺得這樣一種說法是很不應該的。<text:span text:style-name="T3"><text:line-break/><text:line-break/></text:span>台灣人對於異己或自己不喜歡的人，往往就會想方設法去貶低對方的道德水平。但是，不管或褒或貶，總得說出個紮紮實實的道理來，而不是囫圇吞棗，混為一談，或甚至含沙射影，張冠李戴。</text:p>
      <text:p text:style-name="P1"><text:span text:style-name="T1">鬼島太郎</text:span><text:s/>  |  2015.02.22 13:24   |   <text:a xlink:type="simple" xlink:href="http://palinfo.habago.org/Entry?Command=Information_PrintForum&amp;iPage=326#FORUM33714"><text:span text:style-name="T2">#</text:span></text:a></text:p>
      <text:p text:style-name="P2">關於烏克蘭，轉貼一篇在烏克蘭經商的中國人寫的報導，把老俄比做老共，把烏<text:span text:style-name="T3"><text:line-break/></text:span>克蘭比成台灣，不知道會不會有會心一笑的感覺。<text:span text:style-name="T3"><text:line-break/><text:line-break/></text:span>　　　　　　《烏克蘭動亂真相》白天鬧革命掙美刀　晚上啪啪啪<text:span text:style-name="T3"><text:line-break/><text:line-break/></text:span>　　　　　　　　　　　　一、首先是兩個陣營的對決<text:span text:style-name="T3"><text:line-break/><text:line-break/></text:span>　　懂烏克蘭歷史的人都知道：基輔羅斯之後，特別是在蒙古軍隊蹂躪了歐洲之<text:span text:style-name="T3"><text:line-break/></text:span>後，烏克蘭名義上是在立陶宛波蘭大公國的統治之下，實際上卻是屬於無政府狀<text:span text:style-name="T3"><text:line-break/></text:span>態，所以出現了「哥薩克」。哥薩克一開始是一種職業，一種半軍事化，半農牧<text:span text:style-name="T3"><text:line-break/></text:span>民華的組織。但立陶宛波蘭大公國卻在通過冊封正規哥薩克軍的手段，拉攏一群<text:span text:style-name="T3"><text:line-break/></text:span>哥薩克貴族。這個策略看似當時不算成功，可是效果卻在幾百年後顯現出來了。<text:span text:style-name="T3"><text:line-break/><text:line-break/></text:span>　　哥薩克大起義最後一次是有博格丹領導的，而且算是比較成功的一次。哥薩<text:span text:style-name="T3"><text:line-break/></text:span>克起義是為了擺脫立陶宛波蘭大公國的統治，以獲得更大的自主權和獲得更多的<text:span text:style-name="T3"><text:line-break/></text:span>正規可薩克冊封的名額，當然也有不幹涉東正教的宗教要求（這個是次要的）。<text:span text:style-name="T3"><text:line-break/></text:span>起義成功了，起義卻給哥薩克名族帶來了亡國滅種的危機。與立陶宛波蘭大公國<text:span text:style-name="T3"><text:line-break/></text:span>的談判破裂、克裡木汗國背信棄義、奧斯曼土耳其虎視眈眈、沙俄不懷好意，真<text:span text:style-name="T3"><text:line-break/></text:span>的是四面楚歌，烏克蘭要存活下去，必選要選擇一個有力的後援。<text:span text:style-name="T3"><text:line-break/><text:line-break/></text:span>　　烏克蘭何去何從，博格丹當時面臨抉擇。<text:span text:style-name="T3"><text:line-break/><text:line-break/></text:span>　　起義的目的是指向立陶宛波蘭的，政治目的明確，所以不會倒向立陶宛波蘭<text:span text:style-name="T3"><text:line-break/></text:span>。<text:span text:style-name="T3"><text:line-break/><text:line-break/></text:span>　　克裡木汗國和土耳其是和薩克的臣服沙俄後，一部分哥薩克才反應了過來，<text:span text:style-name="T3"><text:line-break/></text:span>他們失去了更大的自由，而且被冊封的哥薩克貴族也是去了自己的特權，所以有<text:span text:style-name="T3"><text:line-break/></text:span>一部分烏克蘭人倒是更加還念之前的波瀾立陶宛公國，特別是在烏克蘭西部地區<text:span text:style-name="T3"><text:line-break/></text:span>。而東部和南部因為沙俄長期影響，特別是跟沙俄一起並肩作戰趕走土耳其人，<text:span text:style-name="T3"><text:line-break/></text:span>民族有了更多的融合，所以他們的政治傾向，更多的是偏向沙俄。<text:span text:style-name="T3"><text:line-break/><text:line-break/></text:span>　　烏克蘭的分化走向了必然，集中表現在了一戰時期。烏克蘭兩派，分別加入<text:span text:style-name="T3"><text:line-break/></text:span>了協約國和同盟國，並參戰。後來即使在蘇聯時期也有哥薩克騎兵進行反抗，在<text:span text:style-name="T3"><text:line-break/></text:span>二戰事情甚至不惜加入了德國陣營。<text:span text:style-name="T3"><text:line-break/><text:line-break/></text:span>　　即使在今天，烏克蘭的官方語言是烏克蘭語，但在烏克蘭東部和東南部民間<text:span text:style-name="T3"><text:line-break/></text:span>使用最多的還是俄語；而在烏克蘭西部，幾乎全部使用烏克蘭語，甚至有人根本<text:span text:style-name="T3"><text:line-break/></text:span>就不會說俄語，或者以說俄語為恥辱。<text:span text:style-name="T3"><text:line-break/><text:line-break/></text:span>　　在這種大的歷史背景下，兩個陣營的人再次被調動起來，也是必然的事情。<text:span text:style-name="T3"><text:line-break/></text:span>不需要調查基輔獨立廣場抗議者的背景，只需要站在人群中間聽聽他們說的話就<text:span text:style-name="T3"><text:line-break/></text:span>知道～～很濃重的西部口音。<text:span text:style-name="T3"><text:line-break/><text:line-break/></text:span>　　　　　　　　　　二、美國和西歐的思想滲透<text:span text:style-name="T3"><text:line-break/><text:line-break/></text:span>　　烏克蘭是全世界最自由的國家之一。<text:span text:style-name="T3"><text:line-break/><text:line-break/></text:span>　　自由程度大大超過美國、德國、英國、法國等主流發達國家。這是西方情報<text:span text:style-name="T3"><text:line-break/></text:span>部門滲透最佳的場所，而烏克蘭人這種崇尚自由的性格也不在乎這種滲透，甚至<text:span text:style-name="T3"><text:line-break/></text:span>明知道這是美國人的滲透，他們也樂於接受。<text:span text:style-name="T3"><text:line-break/><text:line-break/></text:span>　　橙色革命和二○一三年末政治危機，基本上所有人都知道，美國人在背後推<text:span text:style-name="T3"><text:line-break/></text:span>動這場革命。如果這種情況在中國，基本可以定位為叛國了。明知道美國在後面<text:span text:style-name="T3"><text:line-break/></text:span>搞鬼，你還拿錢去鬧，那不是叛國是什麼？<text:span text:style-name="T3"><text:line-break/><text:line-break/></text:span>　　文化不一樣，也就意味著價值觀不一樣。<text:span text:style-name="T3"><text:line-break/><text:line-break/></text:span>　　烏克蘭人樂於接受美金的資助去革命，每天兩百～四百格裡的烏克蘭貨幣，<text:span text:style-name="T3"><text:line-break/></text:span>雖然現在貶值得厲害，但對於一個普通烏克蘭人來說，也算是高收入了。我們公<text:span text:style-name="T3"><text:line-break/></text:span>司有幾個員工，天天鬧著跟我說，要給他們放假，他們要去革命，每天有額外收<text:span text:style-name="T3"><text:line-break/></text:span>入。我問他們為什麼，因為我們公司工資不低啊。後來我知道了隱情，白天革命<text:span text:style-name="T3"><text:line-break/></text:span>，晚上性派對。<text:span text:style-name="T3"><text:line-break/><text:line-break/></text:span>　　如果天氣不惡劣，這種革命我也願意參加啊。還有性派對。<text:span text:style-name="T3"><text:line-break/><text:line-break/></text:span>　　這種制度也真實只有在這種極度自由的國家才能出現的現象，但殊不知絕對<text:span text:style-name="T3"><text:line-break/></text:span>自由就是沒有自由。遊行者是享受了遊行的權利，可是克裡夏傑克大街的商店店<text:span text:style-name="T3"><text:line-break/></text:span>主對你們恨之入骨嗎？你們享受了在克裡下傑克大街散步的權利，把基輔交通搞<text:span text:style-name="T3"><text:line-break/></text:span>得一團糟，所有的車都要繞道。<text:span text:style-name="T3"><text:line-break/><text:line-break/></text:span>　　支持反政府的人，有工資、有性派對。支持政府的人，也有工資、也有性派<text:span text:style-name="T3"><text:line-break/></text:span>對。可是反政府方面錢多、妞漂亮，所以當然佔上風啦。幾天以後，基本上就看<text:span text:style-name="T3"><text:line-break/></text:span>不到支持政府的陣營了。從什麼時候沒有支持政府的陣營了呢？告訴大家，從亞<text:span text:style-name="T3"><text:line-break/></text:span>努科維奇從中國回來以後，一個星期以內，這個陣營消失了。至於為什麼會在亞<text:span text:style-name="T3"><text:line-break/></text:span>努科維奇訪華後，支持政府的陣營失敗，下文有解釋。<text:span text:style-name="T3"><text:line-break/><text:line-break/></text:span>　　　　　　　　三、烏克蘭總統的陋習和亞努科維奇的政治失策<text:span text:style-name="T3"><text:line-break/><text:line-break/></text:span>　　烏克蘭總統的陋習眾人皆知。<text:span text:style-name="T3"><text:line-break/><text:line-break/></text:span>　　我估計中國人在一定地位以後，還是希望有一定的歷史地位，最好流芳千古<text:span text:style-name="T3"><text:line-break/></text:span>。<text:span text:style-name="T3"><text:line-break/><text:line-break/></text:span>　　但要說烏克蘭人沒有流芳千古的想法，我也不信，但烏克蘭總統幹的事情，<text:span text:style-name="T3"><text:line-break/></text:span>都是遺臭萬年的事情。<text:span text:style-name="T3"><text:line-break/><text:line-break/></text:span>　　庫奇馬總統不與民爭利，那是因為他賣的是軍火，變賣軍隊現役部隊的裝備<text:span text:style-name="T3"><text:line-break/></text:span>，甚至連一些國寶級別的武器也被變賣了。所以庫奇馬時期，烏克蘭的麵包大約<text:span text:style-name="T3"><text:line-break/></text:span><text:span text:style-name="T4">○</text:span><text:span text:style-name="T3">˙</text:span>五格裡一個。<text:span text:style-name="T3"><text:line-break/><text:line-break/></text:span>　　到尤先科時期好東西，基本上該賣的已經賣完了，不該賣的也賣了。所以愛<text:span text:style-name="T3"><text:line-break/></text:span>是與民爭利，一上台就斂財，到後來權利被季莫申科架空，季莫申科也狠狠的賺<text:span text:style-name="T3"><text:line-break/></text:span>了一把。特別是通過政治流感，讓背後的醫藥財團轉的盆滿缽滿。烏克蘭麵包價<text:span text:style-name="T3"><text:line-break/></text:span>格大約三格裡一個，漲了六倍。<text:span text:style-name="T3"><text:line-break/><text:line-break/></text:span>　　到了亞努科維奇時代，亞努科維奇也是一點也不含糊。直接伸手問企業家要<text:span text:style-name="T3"><text:line-break/></text:span>烏克蘭好的企業，基本上都被亞努科維奇家族霸佔了。<text:span text:style-name="T3"><text:line-break/><text:line-break/></text:span>　　當然在霸佔的過程中，也遇到了一些硬茬。開口要烏克蘭某航空公司時，那<text:span text:style-name="T3"><text:line-break/></text:span>家航空公司寧願倒閉，也不願意把公司送給亞努科維奇家族。所以大家都知道，<text:span text:style-name="T3"><text:line-break/></text:span>基輔飛北京的直航不復存在了。<text:span text:style-name="T3"><text:line-break/><text:line-break/></text:span>　　亞努科維奇把手伸到ＰＲＩＶＡＴ銀行時，銀行總裁強硬的威脅到，家人都<text:span text:style-name="T3"><text:line-break/></text:span>已經在國外了，如果強要銀行，那麼銀行立馬破產，烏克蘭大部分的貿易無法進<text:span text:style-name="T3"><text:line-break/></text:span>行，烏克蘭經濟將會被癱瘓。所以ＰＲＩＶＡＴ銀行並沒有易手，並且運行正常<text:span text:style-name="T3"><text:line-break/></text:span>。<text:span text:style-name="T3"><text:line-break/><text:line-break/></text:span>　　亞努科維奇及其家族的貪得無厭，算是得罪了整個烏克蘭的資產階級，讓資<text:span text:style-name="T3"><text:line-break/></text:span>產階級人人自危。財團老闆們基本上都是家人出口，資產轉移，就把自己和生意<text:span text:style-name="T3"><text:line-break/></text:span>留在了國內。<text:span text:style-name="T3"><text:line-break/><text:line-break/></text:span>　　敖德薩是烏克蘭最大的港口，大部分的進出口貨物都是通過敖德薩，而敖德<text:span text:style-name="T3"><text:line-break/></text:span>薩「七公里」市場理所當然就是商品集散地。而管理這個市場的，就是亞努科維<text:span text:style-name="T3"><text:line-break/></text:span>奇的兒子。二○一三年，敖德薩警察強搶七公里市場的華人商品，就算很大程度<text:span text:style-name="T3"><text:line-break/></text:span>上得罪中國了。<text:span text:style-name="T3"><text:line-break/><text:line-break/></text:span>　　徹徹底底得罪中國的，還有另外的原因。<text:span text:style-name="T3"><text:line-break/><text:line-break/></text:span>　　其實在尤先科後期，總理是季莫申科。她雖然是親歐派，但並不影響跟中國<text:span text:style-name="T3"><text:line-break/></text:span>搞好關係。俄羅斯不賣的關鍵武器，季莫申科不怕開罪俄羅斯，敢於賣給中國，<text:span text:style-name="T3"><text:line-break/></text:span>引得俄羅斯抗議連連。<text:span text:style-name="T3"><text:line-break/><text:line-break/></text:span>　　季莫申科很清楚，烏克蘭不管親俄，還是親歐，對中國都沒有根本的利益關<text:span text:style-name="T3"><text:line-break/></text:span>係，中國需要的是技術，烏克蘭需要的是資金。兩者一拍即合，與中國簽訂了很<text:span text:style-name="T3"><text:line-break/></text:span>多大型項目的合作，當然季莫申科是小人，她得到的好處也很多。<text:span text:style-name="T3"><text:line-break/><text:line-break/></text:span>　　中國對烏克蘭的投資已經啟動，很多都是國企牽頭。但烏克蘭換總統了，季<text:span text:style-name="T3"><text:line-break/></text:span>莫申科入獄，亞努科維奇雖然沒有直接拒絕承認季莫申科與中國簽訂的合同，但<text:span text:style-name="T3"><text:line-break/></text:span>處處刁難。資金已經投出，收回不能，繼續投入受阻，以至於這些項目都是進退<text:span text:style-name="T3"><text:line-break/></text:span>兩難。<text:span text:style-name="T3"><text:line-break/><text:line-break/></text:span>　　這些大型投資受阻，算是亞努科維奇徹徹底底得罪中國政府了。<text:span text:style-name="T3"><text:line-break/><text:line-break/></text:span>　　由於亞努科維奇過度的貪婪，不管是國內還是國外都已經是危機重重了。<text:span text:style-name="T3"><text:line-break/><text:line-break/></text:span>　　就在這個時候，亞努科維奇在是否加入歐盟這個問題上，不管怎麼樣選擇都<text:span text:style-name="T3"><text:line-break/></text:span>是錯誤的，都會把矛盾激化出來。然而亞努科維奇終究做出了選擇，也是唯一的<text:span text:style-name="T3"><text:line-break/></text:span>選擇，拒絕加入歐盟。不能說一個選擇是錯誤的，那麼另外一個選擇就是錯誤的<text:span text:style-name="T3"><text:line-break/></text:span>，因為如果他選擇加入歐盟，他會死得更慘。兩條路都是危機重重，他選擇了一<text:span text:style-name="T3"><text:line-break/></text:span>條不會死於非命的一條路，但這條路可能會結束他的政治生命。<text:span text:style-name="T3"><text:line-break/><text:line-break/></text:span>　　　　　　　　　　　　　　二、兩條不歸路<text:span text:style-name="T3"><text:line-break/><text:line-break/></text:span>　　由於烏克蘭與獨聯體國家的特殊性，烏克蘭最大的貿易夥伴是俄羅斯為主的<text:span text:style-name="T3"><text:line-break/></text:span>獨聯體國家。這種特殊性短時間內無法改變。例如：莫斯科有一家大型機械廠，<text:span text:style-name="T3"><text:line-break/></text:span>生產成套設備。而製造成套設備的各種零件，需要從烏克蘭生產。而烏克蘭所生<text:span text:style-name="T3"><text:line-break/></text:span>產的零件僅僅適合於ＧＯＳＴ標準（全蘇國家標準），所以也只有俄羅斯需要買<text:span text:style-name="T3"><text:line-break/></text:span>他們的產品，除了俄羅斯為主的獨聯體國家，誰也不會買他的產品。<text:span text:style-name="T3"><text:line-break/><text:line-break/></text:span>　　作為俄羅斯，只能從烏克蘭進口，作為烏克蘭，只能出口給俄羅斯，這是一<text:span text:style-name="T3"><text:line-break/></text:span>種慣性，但作為一個有遠見的政治家當然要改變這種慣性。<text:span text:style-name="T3"><text:line-break/><text:line-break/></text:span>　　俄羅斯和烏克蘭都在努力改變這種對雙方的依賴性。俄羅斯很幸運，他有一<text:span text:style-name="T3"><text:line-break/></text:span>位偉大的政治家普京。普京把工業分成三類，一、是一般的民用產品，二、能源<text:span text:style-name="T3"><text:line-break/></text:span>（天然氣為主），三、是關係到國家安全和國家命脈的高科技產品。<text:span text:style-name="T3"><text:line-break/><text:line-break/></text:span>　　（一）對於民用產品，俄羅斯向烏克蘭打開自己的市場，加重烏克蘭經濟對<text:span text:style-name="T3"><text:line-break/></text:span>俄羅斯市場的依賴。<text:span text:style-name="T3"><text:line-break/><text:line-break/></text:span>　　（二）對於能源，這是俄羅斯手裡的一跟大棒也隨時是一根胡蘿蔔。烏克蘭<text:span text:style-name="T3"><text:line-break/></text:span>聽話時，能源降價，不聽話時，能源升價。<text:span text:style-name="T3"><text:line-break/><text:line-break/></text:span>　　（三）對於高科技產品，一方面俄羅斯盡量使其能國產化，另一方面即使在<text:span text:style-name="T3"><text:line-break/></text:span>產品能國產化後，也繼續從烏克蘭進口，以達到讓烏克蘭繼續依靠俄羅斯市場的<text:span text:style-name="T3"><text:line-break/></text:span>目的。當然，在俄羅斯能國產化後，也就有了壓價的資本。<text:span text:style-name="T3"><text:line-break/><text:line-break/></text:span>　　烏克蘭比較倒霉，沒有普京一樣有遠見的政治強人。他的經濟在努力擺脫俄<text:span text:style-name="T3"><text:line-break/></text:span>羅斯市場，但是很遺憾，沒有一個能夠得到延續的政策，國家的精力都消耗在內<text:span text:style-name="T3"><text:line-break/></text:span>耗中。<text:span text:style-name="T3"><text:line-break/><text:line-break/></text:span>　　除了一些沒有什麼科技含量的產品的標準開始歐化以外，其他的要麼早苟延<text:span text:style-name="T3"><text:line-break/></text:span>殘喘的等待著來自俄羅斯的訂單，要麼就眼巴巴的等找中國來撒錢，買自己的看<text:span text:style-name="T3"><text:line-break/></text:span>家寶貝。<text:span text:style-name="T3"><text:line-break/><text:line-break/></text:span>　　從今天的情況看，烏克蘭的經濟似乎是離開俄羅斯便是死路一條的處境了。<text:span text:style-name="T3"><text:line-break/></text:span>如果鐵心跟著俄羅斯走也不會有問題。問題在於在思想上，烏克蘭早就跟著美國<text:span text:style-name="T3"><text:line-break/></text:span>和歐盟走了。<text:span text:style-name="T3"><text:line-break/><text:line-break/></text:span>　　信息交流過於自由。各類信息可以影響一個人的價值觀，而歐盟的信息戰一<text:span text:style-name="T3"><text:line-break/></text:span>直都比俄羅斯要厲害很多，這個我想不需要我多說了，看看我們的博論就知道。<text:span text:style-name="T3"><text:line-break/></text:span>還好我們軍版的人，基本都是自幹五毛。但自幹五畢竟力量有限，沒有組織，沒<text:span text:style-name="T3"><text:line-break/></text:span>有經濟支援，自然敵不過有組織，有預謀的狗糧的狂轟濫炸。如果不加以控制，<text:span text:style-name="T3"><text:line-break/></text:span>時間一長，往往會出現一些自幹狗糧了。所以感謝我們軍版的版持之以恆地打擊<text:span text:style-name="T3"><text:line-break/></text:span>狗糧。<text:span text:style-name="T3"><text:line-break/><text:line-break/></text:span>　　蘇聯剛解體時，東南部的人民基本都希望跟俄羅斯走，西北的烏克蘭人民都<text:span text:style-name="T3"><text:line-break/></text:span>想跟歐盟走。但現在呢？普通民眾和學生就不說了，基本都是希望加入歐盟的。<text:span text:style-name="T3"><text:line-break/></text:span>他們幼稚的認為，歐盟，特別是德國會給他們錢，給他們免簽證。目前願意親俄<text:span text:style-name="T3"><text:line-break/></text:span>的人，恐怕只有企業主了。企業主是跟著訂單走的，訂單就是一個工廠的方向，<text:span text:style-name="T3"><text:line-break/></text:span>工廠和製造業才是一個國家的力量。能從這個層面看待烏克蘭政治問題的人，少<text:span text:style-name="T3"><text:line-break/></text:span>之又少。<text:span text:style-name="T3"><text:line-break/><text:line-break/></text:span>　　當然除了西方思想滲透的原因外，還有些歷史原因。烏克蘭人憎恨俄羅斯在<text:span text:style-name="T3"><text:line-break/></text:span>烏克蘭搞種族滅絕政策，而且反覆宣傳，讓每個烏克蘭人都知道這一點。甚至立<text:span text:style-name="T3"><text:line-break/></text:span>法：否認蘇共在烏克蘭搞種族滅絕政策罪。當然歷史情感原因是次要原因，甚至<text:span text:style-name="T3"><text:line-break/></text:span>歷史原因是在西方媒體反覆宣傳下放大了的。<text:span text:style-name="T3"><text:line-break/><text:line-break/></text:span>　　我身邊的烏克蘭普通學生，不管是東部還是西部的，基本都是希望加入歐盟<text:span text:style-name="T3"><text:line-break/></text:span>的，我只能輕輕的說聲，你們的幼稚，也就是我們的優勢。<text:span text:style-name="T3"><text:line-break/><text:line-break/></text:span>　　我接觸到的搞金融的人，也都是希望加入歐盟的。第一美國給予了他們一部<text:span text:style-name="T3"><text:line-break/></text:span>分資金的支持（我真的不明白，美國人給錢支持他們國家鬧革命，他們竟然高興<text:span text:style-name="T3"><text:line-break/></text:span>）。<text:span text:style-name="T3"><text:line-break/><text:line-break/></text:span>　　第二他們只有建檔的金錢進入境的觀念，我不的不說精英誤國，在這裡我要<text:span text:style-name="T3"><text:line-break/></text:span>舉個例子，說一下精英誤國在烏克蘭的情況。我認識兩個搞金融的人，算是社會<text:span text:style-name="T3"><text:line-break/></text:span>精英了吧，跟他們分析了一下烏克蘭親俄親歐的選擇。<text:span text:style-name="T3"><text:line-break/><text:line-break/></text:span>　　我問：因為烏克蘭拒絕加入歐盟，俄羅斯決定給烏克蘭天然氣降價，這樣不<text:span text:style-name="T3"><text:line-break/></text:span>好嗎？<text:span text:style-name="T3"><text:line-break/><text:line-break/></text:span>　　答曰：不好！普通人只看到天然氣降價了，卻沒看到給俄羅斯開放了兩個免<text:span text:style-name="T3"><text:line-break/></text:span>稅口岸。每年給俄羅斯商品免稅的錢差不多等於天然氣打折的價格。<text:span text:style-name="T3"><text:line-break/><text:line-break/></text:span>　　我們先分析這一段信息，我給他四個字：自以為是。他在大家只注意天然氣<text:span text:style-name="T3"><text:line-break/></text:span>價格的時候，注意到了開放免稅口岸而沾沾自喜。但是作為一個社會精英卻不懂<text:span text:style-name="T3"><text:line-break/></text:span>得一加一大於二。天然氣價格下降意味著整個烏克蘭製造業成本下降，烏克蘭貿<text:span text:style-name="T3"><text:line-break/></text:span>易是面向全世界的，而開放的幾個口岸確實只針對俄羅斯的。這是一個共贏的合<text:span text:style-name="T3"><text:line-break/></text:span>作，而烏克蘭獲利比俄羅斯還要大，算是俄羅斯給烏克蘭的一塊大蛋糕。<text:span text:style-name="T3"><text:line-break/><text:line-break/></text:span>　　我只能「呵呵」他一臉。我不想跟他說什麼產業鏈升級需要多少年，中國至<text:span text:style-name="T3"><text:line-break/></text:span>今還在為產業鏈升級繼續努力。我在這裡給大家擺出來另外一段對話，這是我與<text:span text:style-name="T3"><text:line-break/></text:span>我的客戶～～～～文尼察一家食品工廠老闆的對話。<text:span text:style-name="T3"><text:line-break/><text:line-break/></text:span>　　我問：二○一四年貴公司要擴大生產嗎？<text:span text:style-name="T3"><text:line-break/><text:line-break/></text:span>　　答曰：如果親俄，我們要擴大生產，並從中國引進新的設備。<text:span text:style-name="T3"><text:line-break/><text:line-break/></text:span>　　我問：如果親歐，貴公司可以開發歐盟市場，我們將配合貴公司，給您推薦<text:span text:style-name="T3"><text:line-break/></text:span>適合歐盟的原材料。我們公司的產品也賣往歐盟，符合歐標。<text:span text:style-name="T3"><text:line-break/><text:line-break/></text:span>　　答曰：賣往歐盟，我們需要拿很多很多的證書，一份證書需要一年，一份證<text:span text:style-name="T3"><text:line-break/></text:span>書需要上百萬歐元。我們是做食品的，歐盟需要衛生證明，我們可以配合歐盟做<text:span text:style-name="T3"><text:line-break/></text:span>到我們所有能做到的，但如果他們說我們的水不合格怎麼辦？難道我們要以一個<text:span text:style-name="T3"><text:line-break/></text:span>公司的力量，改變整個城市的自來水系統嗎？即使我們能改造，需要多長時間呢<text:span text:style-name="T3"><text:line-break/></text:span>？再拿到所有認證之前，我們的貨物賣到什麼地方呢？<text:span text:style-name="T3"><text:line-break/><text:line-break/></text:span>　　銀行精英的眼光還不如一個小企業企業主呢，企業主以非常務實的態度看待<text:span text:style-name="T3"><text:line-break/></text:span>親俄、親歐的政治問題，比起滿口民主自由的學生不知道高明到哪裡去了。<text:span text:style-name="T3"><text:line-break/><text:line-break/></text:span>　　可是巨大的革命浪潮中，幾個企業老闆的聲音誰有能聽得到呢？學生們，你<text:span text:style-name="T3"><text:line-break/></text:span>們還是在學校好好讀書吧。經濟民生你們不懂，政治你們太幼稚，所以只能被西<text:span text:style-name="T3"><text:line-break/></text:span>方的偽民主忽悠了。<text:span text:style-name="T3"><text:line-break/><text:line-break/></text:span>　　烏克蘭全民推動加入歐盟的過程中，普京放出了狠話：如果烏克蘭加入歐盟<text:span text:style-name="T3"><text:line-break/></text:span>，天然氣不降價，並不享受俄羅斯關稅聯盟優惠政策。<text:span text:style-name="T3"><text:line-break/><text:line-break/></text:span>　　親俄，死！親歐，也是死！<text:span text:style-name="T3"><text:line-break/><text:line-break/></text:span>　　親俄，被如浪潮般的革命給淹死。<text:span text:style-name="T3"><text:line-break/><text:line-break/></text:span>　　親歐，經濟破產，被俄羅斯給制裁死。<text:span text:style-name="T3"><text:line-break/><text:line-break/></text:span>　　　　　　　　　　三、二○一三年底這場革命目的何在？<text:span text:style-name="T3"><text:line-break/><text:line-break/></text:span>　　如果說二○一三年底革命是為了抗議亞努科維奇拒加歐盟，那麼親，您又錯<text:span text:style-name="T3"><text:line-break/></text:span>了。<text:span text:style-name="T3"><text:line-break/><text:line-break/></text:span>　　最多說，這場革命的導火索是亞努科維奇拒歐盟。要說目的，那就要看是誰<text:span text:style-name="T3"><text:line-break/></text:span>的目的了。<text:span text:style-name="T3"><text:line-break/><text:line-break/></text:span>　　看看參與者是誰吧！<text:span text:style-name="T3"><text:line-break/><text:line-break/></text:span>　　　　　　　　　　　　　（一）首先反對黨！<text:span text:style-name="T3"><text:line-break/><text:line-break/></text:span>　　反對黨當然是要奪權，他們的背後領導人是季莫申科財團，季莫申科被捕入<text:span text:style-name="T3"><text:line-break/></text:span>獄，這個罪有應得。但是說季莫申科是政治迫害的宣傳從未停止。基輔克裡下傑<text:span text:style-name="T3"><text:line-break/></text:span>克大街的盡頭，有一個宣傳季莫申科被政治迫害的陣營從二○一二年歐洲杯開始<text:span text:style-name="T3"><text:line-break/></text:span>就再那裡駐紮著，一年半來風雨無阻，在哪裡宣傳著這種信息。季莫申科家族勢<text:span text:style-name="T3"><text:line-break/></text:span>力算是堅定的反對黨，他們與亞努科維奇的仇恨不共戴天。他們反對亞努科維奇<text:span text:style-name="T3"><text:line-break/></text:span>，我覺得屬於正常。<text:span text:style-name="T3"><text:line-break/><text:line-break/></text:span>　　　　　　　　　　　　（二）被迫害資本家巨頭<text:span text:style-name="T3"><text:line-break/><text:line-break/></text:span>　　他們是被亞努科維奇迫害的一批人了，他們巨額財富或財富來源被亞努科維<text:span text:style-name="T3"><text:line-break/></text:span>奇家族佔有，這些資本家巨頭理所當然會不遺餘力的對亞努科維奇落井下石。對<text:span text:style-name="T3"><text:line-break/></text:span>於他們的目的也很明顯，也能理解。<text:span text:style-name="T3"><text:line-break/><text:line-break/></text:span>　　　　　　　　　　　　　　三、國外勢力<text:span text:style-name="T3"><text:line-break/><text:line-break/></text:span>　　烏克蘭前總理說過，歐洲哪些外交官員們在遊行隊伍中推波助瀾，做與其身<text:span text:style-name="T3"><text:line-break/></text:span>份不符合的事情。這是非常重要的一句話。信息量很大，也很耐人尋味。他們的<text:span text:style-name="T3"><text:line-break/></text:span>目的是什麼？難道僅僅是為了讓烏克蘭加入歐盟？說得難聽點，如果烏克蘭真要<text:span text:style-name="T3"><text:line-break/></text:span>加入歐盟，歐盟還未必接受呢，對吧。既然不是為了烏克蘭加入歐盟，那是為了<text:span text:style-name="T3"><text:line-break/></text:span>什麼呢？我覺得有兩個目的：<text:span text:style-name="T3"><text:line-break/><text:line-break/></text:span>　　一、不要過分親俄，而遠離歐洲。<text:span text:style-name="T3"><text:line-break/><text:line-break/></text:span>　　二、如果不能親歐，那就亂吧，越亂越好。<text:span text:style-name="T3"><text:line-break/><text:line-break/></text:span>　　　　　　　　　　　　　　四、普通民眾<text:span text:style-name="T3"><text:line-break/><text:line-break/></text:span>　　普通民眾分兩批：<text:span text:style-name="T3"><text:line-break/><text:line-break/></text:span>　　一、無知而無畏的學生和市民。他們是被歐美洗腦的一代人，他們能想到加<text:span text:style-name="T3"><text:line-break/></text:span>入歐盟能夠讓他們更方便廉價的旅遊歐洲，但他們想不到，工廠倒閉了，哪來什<text:span text:style-name="T3"><text:line-break/></text:span>麼錢取旅遊呢？他們想加入歐盟能夠給他們經濟支援，讓他們的生活質量跟歐盟<text:span text:style-name="T3"><text:line-break/></text:span>一樣，他們想不到，自己不努力勞動，永遠得不到財富的道理。他們能看到蘇聯<text:span text:style-name="T3"><text:line-break/></text:span>對烏克蘭製造了巨大的饑荒，卻看不到如果沒有蘇聯，烏克蘭可能現在還四分五<text:span text:style-name="T3"><text:line-break/></text:span>裂，根本不會有一個歐洲第二大國家的版圖，如此廣大的版圖，全拜蘇聯所賜。<text:span text:style-name="T3"><text:line-break/></text:span>他們看到了推倒基輔最後一尊列寧雕塑後的歡呼，卻看不到聯合國教科文組織每<text:span text:style-name="T3"><text:line-break/></text:span>年撥款，來保護這尊雕塑，以後呢？對不起，這個撥款取消了。因為無知而無畏<text:span text:style-name="T3"><text:line-break/></text:span>，因為無畏而更加無知。<text:span text:style-name="T3"><text:line-break/><text:line-break/></text:span>　　二、被僱傭的水軍。兩百格裡～四百格裡一天的工資，對烏克蘭人還是很有<text:span text:style-name="T3"><text:line-break/></text:span>誘惑力的。不知道有沒有人注意，俄羅斯、烏克蘭革命的高潮總是發生在冬天，<text:span text:style-name="T3"><text:line-break/></text:span>二月革命、十月革命、蘇聯解體、橙色革命、烏克蘭二○一三年年底政治危機，<text:span text:style-name="T3"><text:line-break/></text:span>無一例外都是冬天。為什麼？因為冬天工廠不工作（這個跟中國不一樣），大量<text:span text:style-name="T3"><text:line-break/></text:span>的工人閑置在家，有的是時間和精力，所以就被召集來鬧革命了。有專門的人從<text:span text:style-name="T3"><text:line-break/></text:span>事這樣的生意，跟組織者談價格：鬧幾個小時，晚上可否離開，鬧到什麼程度，<text:span text:style-name="T3"><text:line-break/></text:span>是否要見血，見火。他們只有一個目的，那就是要掙錢。給錢就鬧。<text:span text:style-name="T3"><text:line-break/><text:line-break/></text:span>　　所以第一個星期過後，人民不再是單純的為了不加歐盟而聚會了，而是各有<text:span text:style-name="T3"><text:line-break/></text:span>目的。<text:span text:style-name="T3"><text:line-break/><text:line-break/></text:span>　　反對黨和資本家，是為了趕亞努科維奇下台而鬧。<text:span text:style-name="T3"><text:line-break/><text:line-break/></text:span>　　國外勢力，為了烏克蘭亂而鬧，直到親俄勢力下台。<text:span text:style-name="T3"><text:line-break/><text:line-break/></text:span>　　民眾要麼無知而鬧，要麼為錢而鬧。<text:span text:style-name="T3"><text:line-break/><text:line-break/></text:span>　　所以說到底，就是為了讓亞努科維奇下台而鬧。<text:span text:style-name="T3"><text:line-break/><text:line-break/></text:span>　　上文提到，至於為什麼會在亞努科維奇訪華後，支持政府的陣營失敗。<text:span text:style-name="T3"><text:line-break/><text:line-break/></text:span>　　原因很簡單，中國沒有在經濟上支持亞努科維奇，只是在口頭上支持了一下<text:span text:style-name="T3"><text:line-break/></text:span>他，說提供核保護。<text:span text:style-name="T3"><text:line-break/><text:line-break/></text:span>　　沒有強大經濟支持，也就沒有沒有人為你鬧。四百格裡一天，這個數字不小<text:span text:style-name="T3"><text:line-break/></text:span>，一人四百，一百人就四千，如果需要十萬人分庭抗禮，就需要四百萬一天。沒<text:span text:style-name="T3"><text:line-break/></text:span>錢，對不起，那就沒人。<text:span text:style-name="T3"><text:line-break/><text:line-break/></text:span>　　　　　　　　　　　　　　四、中國如何應對。<text:span text:style-name="T3"><text:line-break/><text:line-break/></text:span>　　親俄或者親歐，其實對中國影響都不是很大，中國需要的只是烏克蘭的技術<text:span text:style-name="T3"><text:line-break/></text:span>、農副產品和少量的市場，其中最重要的是技術，而技術隨著中國自己的趕超，<text:span text:style-name="T3"><text:line-break/></text:span>我們也越來越不稀罕他的那點家底了。<text:span text:style-name="T3"><text:line-break/><text:line-break/></text:span>　　對於烏克蘭來說，烏克蘭更需要中國的經濟支援。也就是說，烏克蘭更需要<text:span text:style-name="T3"><text:line-break/></text:span>中國，而不是中國更需要烏克蘭。<text:span text:style-name="T3"><text:line-break/><text:line-break/></text:span>　　中國改革開放以後，有一個非常好的優點～～～～政策的執行有延續性。<text:span text:style-name="T3"><text:line-break/><text:line-break/></text:span>　　江政府到胡政府，再到習政府。國家的走向也逐漸改變，但與某個國家簽訂<text:span text:style-name="T3"><text:line-break/></text:span>的協議基本沒有變過，不會因為某些事情而毀約。甚至在烏克蘭發生大規模排華<text:span text:style-name="T3"><text:line-break/></text:span>後，中國依然在政治上沒有拋棄烏克蘭。反倒是烏克蘭因為政治人物的更迭，不<text:span text:style-name="T3"><text:line-break/></text:span>斷的變更對中國的政策。<text:span text:style-name="T3"><text:line-break/><text:line-break/></text:span>　　季莫申科作為親歐的領袖人物，在下台前與中國簽訂了很多經濟合作的具體<text:span text:style-name="T3"><text:line-break/></text:span>合同，也賣了很多關鍵的技術給中國，甚至連俄羅斯都在抗議烏克蘭賣不該賣的<text:span text:style-name="T3"><text:line-break/></text:span>武器給中國，損害了俄羅斯的利益。<text:span text:style-name="T3"><text:line-break/><text:line-break/></text:span>　　亞努科維奇親俄的主要人物。與中國關係也不錯，繼續推動了於中國的各種<text:span text:style-name="T3"><text:line-break/></text:span>合作。讓中國人在烏克蘭的生存環境有了很大的改變。至少警察很少查中國人護<text:span text:style-name="T3"><text:line-break/></text:span>照了（敖德薩除外）。<text:span text:style-name="T3"><text:line-break/><text:line-break/></text:span>　　但是他徹徹底底得罪中國了，上文提到了，我這再複製一下：<text:span text:style-name="T3"><text:line-break/><text:line-break/></text:span>　　「敖德薩是烏克蘭最大的港口，大部分的進出口貨物都是通過敖德薩，而敖<text:span text:style-name="T3"><text:line-break/></text:span>德薩「七公里」市場理所當然就是商品集散地。而管理這個市場的，就是亞努科<text:span text:style-name="T3"><text:line-break/></text:span>維奇的兒子。二○一三年，敖德薩警察強搶七公里市場的華人商品，就算很大程<text:span text:style-name="T3"><text:line-break/></text:span>度上得罪中國了。<text:span text:style-name="T3"><text:line-break/><text:line-break/></text:span>　　徹徹底底得罪中國的，還有另外的原因。<text:span text:style-name="T3"><text:line-break/><text:line-break/></text:span>　　其實在尤先科後期，總理是季莫申科。她雖然是親歐派，但並不影響跟中國<text:span text:style-name="T3"><text:line-break/></text:span>搞好關係。俄羅斯不賣的關鍵武器，季莫申科不怕開罪俄羅斯，敢於賣給中國，<text:span text:style-name="T3"><text:line-break/></text:span>引得俄羅斯抗議連連。<text:span text:style-name="T3"><text:line-break/><text:line-break/></text:span>　　季莫申科很清楚，烏克蘭不管親俄，還是親歐，對中國都沒有根本的利益關<text:span text:style-name="T3"><text:line-break/></text:span>係，中國需要的是技術，烏克蘭需要的是資金。兩者一拍即合，與中國簽訂了很<text:span text:style-name="T3"><text:line-break/></text:span>多大型項目的合作，當然季莫申科是小人，她得到的好處也很多。<text:span text:style-name="T3"><text:line-break/><text:line-break/></text:span>　　中國對烏克蘭的投資已經啟動，很多都是國企牽頭。但烏克蘭換總統了，季<text:span text:style-name="T3"><text:line-break/></text:span>莫申科入獄，亞努科維奇雖然沒有直接拒絕承認季莫申科與中國簽訂的合同，但<text:span text:style-name="T3"><text:line-break/></text:span>處處刁難。資金已經投出，收回不能，繼續投入受阻，以至於這些項目都是進退<text:span text:style-name="T3"><text:line-break/></text:span>兩難。<text:span text:style-name="T3"><text:line-break/><text:line-break/></text:span>　　這些大型投資受阻，算是亞努科維奇徹徹底底得罪中國政府了。」<text:span text:style-name="T3"><text:line-break/><text:line-break/></text:span>　　中國政府這次是給了他一個大大的教訓。<text:span text:style-name="T3"><text:line-break/><text:line-break/></text:span>　　證據能？有！<text:span text:style-name="T3"><text:line-break/><text:line-break/></text:span>　　《中烏關於進一步深化戰略夥伴關係的聯合聲明》提到：擴大和支持兩國實<text:span text:style-name="T3"><text:line-break/></text:span>業界開展相互投資，共同努力改善投資和經營環境。什麼意思？意識說，烏克蘭<text:span text:style-name="T3"><text:line-break/></text:span>的投資和經營環境不好。既然不好，那對不起，我們不給什麼錢給你。<text:span text:style-name="T3"><text:line-break/><text:line-break/></text:span>　　尤先科親歐派的一個爛人，但對中國大體上過得去，該賣的技術賣了，該執<text:span text:style-name="T3"><text:line-break/></text:span>行的合同執行了，在關鍵時刻跑中國來要錢，開口就三個億。胡主席點頭，給了<text:span text:style-name="T3"><text:line-break/></text:span>一<text:span text:style-name="T3">˙</text:span>五億。當然這個錢給你也是有代價的，馬上又簽了很多投資合同。<text:span text:style-name="T3"><text:line-break/><text:line-break/></text:span>　　中國要做什麼呢？<text:span text:style-name="T3"><text:line-break/><text:line-break/></text:span>　　我不管你親俄或者親歐，只要你在維護中國再烏克蘭利益，賣中國所需要的<text:span text:style-name="T3"><text:line-break/></text:span>技術，改善了華人在烏克蘭的生存環境，那麼我可以給你適當的經濟支援，在關<text:span text:style-name="T3"><text:line-break/></text:span>鍵時刻，我也會給你一些政治支援。讓你在政治危機中有更大的籌碼。<text:span text:style-name="T3"><text:line-break/><text:line-break/></text:span>　　如果你讓中國企業受損，讓中國利益受損，不管你親俄，還是親歐，對不起<text:span text:style-name="T3"><text:line-break/></text:span>，在關鍵時刻，雖然中國不會落井下石，不給你面子，但不會給你一分錢的實際<text:span text:style-name="T3"><text:line-break/></text:span>利益。<text:span text:style-name="T3"><text:line-break/><text:line-break/></text:span>　　還是那句話，親俄親歐跟中國沒有一毛錢關係。<text:span text:style-name="T3"><text:line-break/><text:line-break/></text:span>　　甚至一個親歐的、貧窮的烏克蘭，對中國取得關鍵的技術，佔領更大的市場<text:span text:style-name="T3"><text:line-break/></text:span>更有利。季莫申科就是典型的例子。<text:span text:style-name="T3"><text:line-break/><text:line-break/></text:span>　　就隨手一寫，寫了些在烏克蘭的見聞，觀點如有錯誤，勿怪。有錯別字或文<text:span text:style-name="T3"><text:line-break/></text:span>法錯誤，勿怪。<text:span text:style-name="T3"><text:line-break/><text:line-break/></text:span>　　最後我想上幾張照片，克裡下傑克大街的場景，但搞了半天也不成功，算了<text:span text:style-name="T3"><text:line-break/></text:span>。<text:span text:style-name="T3"><text:line-break/><text:line-break/></text:span>　　其實我見到的場面非常和諧，獨立廣場上炊煙裊裊，老頭們做著他們的民族<text:span text:style-name="T3"><text:line-break/></text:span>特色食品（用柴火燒出來的），任何人都可以去吃，我也去吃了，紅菜湯味道很<text:span text:style-name="T3"><text:line-break/></text:span>好。<text:span text:style-name="T3"><text:line-break/><text:line-break/></text:span>　　　　　　　《地鐵人生環球風雲　二○一四／二／二十一》</text:p>
      <text:p text:style-name="P4"/>
      <text:p text:style-name="P1"><text:span text:style-name="T1">陳真</text:span><text:s/>  |  2015.02.22 12:00   |   <text:a xlink:type="simple" xlink:href="http://palinfo.habago.org/Entry?Command=Information_PrintForum&amp;iPage=327#FORUM33713"><text:span text:style-name="T2">#</text:span></text:a></text:p>
      <text:p text:style-name="P2">我的<text:span text:style-name="T3"><text:s/>"</text:span>國際觀<text:span text:style-name="T3">" </text:span>的啟蒙人，把我從美國幻想中喚醒。請看這裏：<text:span text:style-name="T3">http://goo.gl/MxXaf8<text:line-break/><text:line-break/>Kusturica </text:span>近日接受訪問時說：<text:span text:style-name="T3">"Where west comes to spread democracy, disasters follow." </text:span>西方散播民主之處，災難將隨後而至。<text:span text:style-name="T3"><text:line-break/><text:line-break/>Kusturica </text:span>和安哲羅普洛斯是至交好友，兩人都從不掩飾對於美帝侵略的強烈厭惡，經常對於當下的各種戰亂衝突發表反西方見解，特別是<text:span text:style-name="T3">Kusturica</text:span>。<text:span text:style-name="T3"><text:line-break/><text:line-break/></text:span>安哲羅普洛斯早年參加希臘共黨，積極於政治；跟<text:span text:style-name="T3">Eleni</text:span>一樣，雖然都是藝術家，但政治態度鮮明，而且年輕時都有過一長段的反抗歲月。<text:span text:style-name="T3"><text:line-break/><text:line-break/>Kusturica </text:span>應該是<text:span text:style-name="T3">1954</text:span>年出生，比他們兩人年紀都要小很多，但現在也差不多六十幾歲了，批評西方侵略戰火的力道卻反而越老越猛烈，引起不管是右派或左派的一致敵意，欲除之而後快，幾度有團體揚言要對他不利，並且真的付諸暴力行動。但<text:span text:style-name="T3"><text:s/>Kusturica </text:span>仍然持續大力發表反美言論，許多自命是什麼民主自由人士的混蛋，對他也非常感冒。如果哪天消息傳來說<text:span text:style-name="T3">Kusturica </text:span>被暗殺，我不會感到意外。<text:span text:style-name="T3"><text:line-break/><text:line-break/></text:span>他這回接受訪問的大意是：<text:span text:style-name="T3"><text:line-break/><text:line-break/>Kusturica</text:span>說，烏克蘭衝突是美國一手設計，這讓他回想起當年自己家鄉波斯尼亞的戰火。<text:span text:style-name="T3">Kusturica </text:span>指控歐巴馬撒下漫天大謊，美國其實打從一開始就提供武器給烏克蘭，並以民主之名，刻意製造衝突，進而挑起大規模戰火。<text:span text:style-name="T3"><text:line-break/><text:line-break/></text:span>他說，美國的操作手法跟當年起源於自己老家薩拉耶佛的波斯尼亞戰爭十分類似。所謂民主抗爭的幾名群眾，突然遭到不明槍手的射殺，戰亂衝突於是越演越烈。後來卻發現，槍手很可能來自外國僱傭兵的刻意作為，以便嫁禍，挑起衝突，就跟當年之指控塞爾維亞一樣，進而爆發整個南斯拉夫內戰。不明槍手從何而來？確實真相，迄今不明。<text:span text:style-name="T3"><text:line-break/><text:line-break/></text:span>記者問他是否支持普丁。<text:span text:style-name="T3">Kusturica</text:span>說，重點並不是支持或反對普丁，重點是我們不應該容忍跟烏克蘭政府關係密切的法西斯新納粹勢力。<text:span text:style-name="T3">Kusturica</text:span>說，他始終是個文化多元主義者，相信文化的多元將給生命帶來更多不同風貌。他相信，文化是一種強大的力量，帶來文明。但是，當南斯拉夫被摧毀，許多文化都消失了。而我能做的就是拍電影，希望它帶給人們一點溫暖。<text:span text:style-name="T3"><text:line-break/><text:line-break/></text:span>陳真<text:span text:style-name="T3"><text:line-break/>========<text:line-break/>Sputniknews 21.02.2015<text:line-break/><text:line-break/>Belgian weekly Le Vif spoke with Serbian filmmaker Emir Kusturica who said that the Ukrainian conflict was staged by the United States and it reminds him of the war in his native Bosnia.<text:line-break/><text:line-break/>On the occasion of the release of his new collection of short films, Emir Kusturica, a celebrated Serbian filmmaker internationally recognized for a number of acclaimed films, spoke with Belgian weekly Le Vif about the situation in Ukraine, which reminds him of the wars in the former Yugoslavia.<text:line-break/><text:line-break/>Obama's 'Big Lie': US Has Supplied Ukraine With Arms From the Start<text:line-break/><text:line-break/>Kusturica blamed the United States for not only breaking the promise given to Mikhail Gorbachev about not expanding NATO to Eastern Europe, but also for staging the conflict in Ukraine by helping to start demonstrations on the Maidan Square. <text:line-break/><text:line-break/>Kusturica said the beginning of the Ukrainian conflict was similar to the start of the Bosnian War, which started in Kusturica’s hometown of Sarajevo. In Kiev, demonstrations turned violent when snipers started shooting at the crowd. Initially, the government of Viktor Yanukovych was blamed for shooting at the crowd; however, soon the story became murky, after reports appeared that foreign mercenaries may have been hired to shoot at the crowd on the Maidan. Similar events took place in Bosnia: unknown snipers killed several protesters and everyone accused the Serbs, but in the end nobody really knew who had sent the snipers, Kusturica said.<text:line-break/><text:line-break/>Emir Kusturica: My Purpose Is to Make a Movie to Make You Warm<text:line-break/><text:line-break/>When asked whether he supports Russian President Vladimir Putin and his stance on Ukraine, Kusturica replied that the current situation in Ukraine is not about supporting Putin or being against him, but rather being against neo-Nazis at the forefront of the current government in Kiev. It is absolutely intolerable that neo-Nazis groups are closely associated with the Ukrainian government, said the filmmaker.<text:line-break/><text:line-break/>To conclude his interview, Kusturica said he has always been a strong advocate of multiculturalism, as the plurality of cultures brings different flavors to life. He said that after the destruction of Yugoslavia, a lot of its culture was lost. Culture has enormous power and it brings civilization, Kusturica said.</text:span></text:p>
      <text:p text:style-name="P1"><text:span text:style-name="T1">鬼島太郎</text:span><text:s/>  |  2015.02.22 10:23   |   <text:a xlink:type="simple" xlink:href="http://palinfo.habago.org/Entry?Command=Information_PrintForum&amp;iPage=327#FORUM33712"><text:span text:style-name="T2">#</text:span></text:a></text:p>
      <text:p text:style-name="P3">從被力捧的翁山蘇姬以及達賴喇嘛不由得想起以前曾看過一篇個人頗有同感的文章，大意是說<text:span text:style-name="T3"><text:line-break/></text:span>西方媒體力捧的對像基本上是基於自己殖民或統治的需要，如印度的甘地、南非的曼德拉以及<text:span text:style-name="T3"><text:line-break/></text:span>美國的恩牧師，這三個人都可算是有色人種（印度人雖然算是亞利安種，可是沒那麼白），都<text:span text:style-name="T3"><text:line-break/></text:span>對於白種人的高壓統治採取寬容、忍耐、不反抗的態度。<text:span text:style-name="T3"><text:line-break/><text:line-break/></text:span>反倒是像卡斯楚，在西方打壓下，把古巴建成一個教育普及、貧富差距小、衛生醫療制度辦得<text:span text:style-name="T3"><text:line-break/></text:span>不錯的地方，卻成了<text:span text:style-name="T3"><text:s/>CIA</text:span>暗殺的對象。<text:span text:style-name="T3"><text:line-break/><text:line-break/></text:span>印度的甘地爭取獨立後，搞家族政治，至於為人所詬病的種姓制度，窮、髒、亂到了今天也談<text:span text:style-name="T3"><text:line-break/></text:span>不上有多大改善。<text:span text:style-name="T3"><text:line-break/><text:line-break/></text:span>改由黑人統治的南非，治安急遽惡化，在世界上幾乎到了倒數地位，曼德拉以及他的家族有許<text:span text:style-name="T3"><text:line-break/></text:span>多私德的問題。<text:span text:style-name="T3"><text:line-break/><text:line-break/></text:span>至於美國的金恩，除了一篇「我有一個夢」演說外，誰還記得他有什麼值得稱道的地方，為了<text:span text:style-name="T3"><text:line-break/></text:span>維護他的形象，召妓被錄了像，所有的媒體一致發揮「媒體的道德自律」，「這種偷拍的錄影<text:span text:style-name="T3"><text:line-break/></text:span>不能用」，全部予以封殺不報導。<text:span text:style-name="T3"><text:line-break/><text:line-break/></text:span>在上世紀七零年代，美國第一大電視佈道家是<text:span text:style-name="T3"><text:s/>Jim Bakker</text:span>，<text:span text:style-name="T3"><text:s/></text:span>後來貝克被發現過著奢侈的生活<text:span text:style-name="T3"><text:line-break/></text:span>，又與信徒通姦，再加上侵佔教會公款，而鋃鐺入獄，第二大佈道家就是<text:span text:style-name="T3"><text:s/>Jimmy Swaggart </text:span>（<text:span text:style-name="T3"><text:line-break/></text:span>來過台灣佈道，搞了個７００俱樂部），鬼島先生在美國時看到<text:span text:style-name="T3"><text:s/>Swaggart </text:span>在電視前侃侃而談<text:span text:style-name="T3"><text:line-break/></text:span>時突發奇想「這個傢伙會不會跟貝克一樣。也出紕漏？」<text:span text:style-name="T3"><text:line-break/><text:line-break/></text:span>果不其然，過沒多久<text:span text:style-name="T3"><text:s/>Swaggart </text:span>（當時台灣把他的名字翻成「死歪哥」）也是因為召妓被錄了<text:span text:style-name="T3"><text:line-break/></text:span>影，他就沒有金恩那麼好命，在媒體大肆報導下，身敗名裂，結束了佈道生涯。<text:span text:style-name="T3"><text:line-break/><text:line-break/></text:span>所以老美大力吹捧「反抗中共暴政的」如民運份子，良心犯也就不足為奇了。</text:p>
      <text:p text:style-name="P1"><text:span text:style-name="T1">怡靜</text:span><text:s/>  |  2015.02.21 22:00   |   <text:a xlink:type="simple" xlink:href="http://palinfo.habago.org/Entry?Command=Information_PrintForum&amp;iPage=327#FORUM33711"><text:span text:style-name="T2">#</text:span></text:a></text:p>
      <text:p text:style-name="P2"><text:span text:style-name="T3">Eleni Karaindrou </text:span>的專輯好幾張都是<text:span text:style-name="T3">ECM</text:span>發行的，當年國內引進安哲羅普洛斯電影時，她那幾張電影配樂<text:span text:style-name="T3">CD</text:span>賣到翻，現在還可以買得到。我也是因為安哲的電影認識她的，有一陣子日子過的很苦悶，常常放她的<text:span text:style-name="T3">CD</text:span>聽。若有人使用<text:span text:style-name="T3">spotify</text:span>聽音樂，上面可以找到她部分專輯。（可惜版權問題，台灣的<text:span text:style-name="T3">spotify</text:span>用戶無法聽到她其他專輯<text:span text:style-name="T3">)</text:span></text:p>
      <text:p text:style-name="P1"><text:span text:style-name="T1">陳真</text:span><text:s/>  |  2015.02.21 16:16   |   <text:a xlink:type="simple" xlink:href="http://palinfo.habago.org/Entry?Command=Information_PrintForum&amp;iPage=327#FORUM33710"><text:span text:style-name="T2">#</text:span></text:a></text:p>
      <text:p text:style-name="P3"><text:span text:style-name="T3">(</text:span>續<text:span text:style-name="T3">)<text:line-break/><text:line-break/></text:span>我常覺得，所有的美麗都是過去式，也許這也是為何美麗總是連結著悲傷，因為就在你注意到它的當下，它已經成為過去。<text:span text:style-name="T3"><text:line-break/><text:line-break/>Martin Scorsese</text:span>說他從小看電影，當電影快演完時，不禁就會悲從中來，恍恍惚惚的一種悲傷感，仿彿美夢將醒。也許藝術就像一種橋樑，讓人從痛苦現實中一腳跨進美麗夢境。當你恍恍惚惚中意識到夢的存在，意味著你已經快醒了，夢已成為過去。<text:span text:style-name="T3"><text:line-break/><text:line-break/></text:span>有些人不願醒來，就像小王子那樣，於是就不斷挪動椅子追著夕陽跑，希望它永不西沉，希望一天能看上幾萬回美麗的日落晚霞。<text:span text:style-name="T3"><text:line-break/><text:line-break/></text:span>有人<text:span text:style-name="T3">(</text:span>一位德國作家<text:span text:style-name="T3">)</text:span>說，安哲羅普洛斯的電影跟<text:span text:style-name="T3"><text:s/>"</text:span>過去<text:span text:style-name="T3">" </text:span>脫離不了關係；美麗事物總是存在過去的回憶中。但如果一個東西真的已成為過去，倒也罷了，但事實上，<text:span text:style-name="T3"><text:s/>"</text:span>過去從未死去，它甚至從來不曾真正成為過去<text:span text:style-name="T3">"(</text:span>美國作家<text:span text:style-name="T3">William Faulkner</text:span>語<text:span text:style-name="T3">--"The past is never dead. It's not even past.")</text:span>，也許這才是悲劇的真正根源，因為我們不可能讓過去真正成為過去。<text:span text:style-name="T3"><text:line-break/><text:line-break/></text:span>如果你聽不懂我在說什麼，不妨再聽一次這些曲子，例如<text:span text:style-name="T3"><text:line-break/><text:line-break/>http://goo.gl/wYHA8e <text:line-break/><text:line-break/></text:span>特別是從第五分四十秒開始到結束<text:span text:style-name="T3">(</text:span>但一定要從頭開始聽<text:span text:style-name="T3">)</text:span>。這一段很輕快，但也特別催淚，彷彿時光倒了流，所有美麗過往全都回到眼前來。<text:span text:style-name="T3"><text:line-break/><text:line-break/></text:span>力爭上游的人往往不屑過去，因為過往種種在現實中已無足輕重，講那麼多過去的事做什麼。對此，我想到<text:span text:style-name="T3">Eleni</text:span>最喜歡的一位希臘詩人<text:span text:style-name="T3">George Seferis </text:span>的一段著名詩句<text:span text:style-name="T3"><text:line-break/><text:line-break/>As you are writing<text:line-break/>The ink grows less<text:line-break/>The sea increases<text:line-break/><text:line-break/></text:span>過去是很難成為過去的。筆墨就像一種飛行器，不是往前飛，而是往後飛，捉住時光稍縱即逝的尾巴。<text:span text:style-name="T3">Seferis</text:span>說，當我們不斷寫寫寫，墨水越寫越少，大海卻越來越澎湃。</text:p>
      <text:p text:style-name="P1"><text:span text:style-name="T1">陳真</text:span><text:s/>  |  2015.02.21 14:59   |   <text:a xlink:type="simple" xlink:href="http://palinfo.habago.org/Entry?Command=Information_PrintForum&amp;iPage=327#FORUM33709"><text:span text:style-name="T2">#</text:span></text:a></text:p>
      <text:p text:style-name="P5">Eleni<text:span text:style-name="T1">出生於</text:span>1941<text:span text:style-name="T1">年，是作曲家，也是鋼琴家，從小就很喜歡看電影。據說她家旁邊有個露天劇場，經場放電影；</text:span>Eleni<text:span text:style-name="T1">打開房間窗口就能看免費電影，影像所帶來的情感在她七、八歲時就轉化成為音符。</text:span><text:line-break/><text:line-break/><text:span text:style-name="T1">好像是</text:span>1982<text:span text:style-name="T1">年</text:span>(<text:span text:style-name="T1">？</text:span>)<text:span text:style-name="T1">吧，安哲羅普洛斯在一次影展中認識</text:span>Eleni<text:span text:style-name="T1">，對其才華，驚為天人。有位劇作家同時也是音樂評論人</text:span>Michael Walsh <text:span text:style-name="T1">說，如果古希臘詩人荷馬會作曲，做出來的音樂大約就是像</text:span>Eleni<text:span text:style-name="T1">的音樂那樣：幽暗、悲傷而深沉。</text:span><text:line-break/><text:line-break/><text:span text:style-name="T1">底下再聽四首吧：</text:span><text:line-break/><text:line-break/><text:span text:style-name="T1">永遠的一天：</text:span><text:line-break/>http://goo.gl/wmakxJ<text:line-break/><text:line-break/>--------<text:line-break/><text:span text:style-name="T1">電視劇</text:span><text:line-break/>http://goo.gl/wYHA8e ( Eleni <text:span text:style-name="T1">自彈</text:span>)<text:line-break/><text:line-break/>-------<text:line-break/><text:span text:style-name="T1">悲傷草原：</text:span><text:line-break/>http://goo.gl/QDY9uF<text:line-break/><text:line-break/>------<text:line-break/><text:span text:style-name="T1">養蜂人：</text:span><text:line-break/>http://goo.gl/sZsvoM (Eleni<text:span text:style-name="T1">自彈</text:span>)<text:line-break/>http://goo.gl/dXjIZ9 (<text:span text:style-name="T1">影片中有一些古雕像，蠻美的</text:span>)<text:line-break/>http://goo.gl/T8hQm9<text:line-break/>http://goo.gl/4G9JXL</text:p>
      <text:p text:style-name="P1"><text:span text:style-name="T1">書熙</text:span><text:s/>  |  2015.02.21 13:50   |   <text:a xlink:type="simple" xlink:href="http://palinfo.habago.org/Entry?Command=Information_PrintForum&amp;iPage=327#FORUM33708"><text:span text:style-name="T2">#</text:span></text:a></text:p>
      <text:p text:style-name="P3">庸庸碌碌如我，常不知何處能找到令自己感動的音樂。<text:span text:style-name="T3"><text:line-break/></text:span>循著關鍵字<text:span text:style-name="T3">Eleni Karaindrou</text:span>，還找到另外幾首好聽的配樂，謝謝陳真。</text:p>
      <text:p text:style-name="P1"><text:span text:style-name="T1">陳真</text:span><text:s/>  |  2015.02.21 02:17   |   <text:a xlink:type="simple" xlink:href="http://palinfo.habago.org/Entry?Command=Information_PrintForum&amp;iPage=327#FORUM33707"><text:span text:style-name="T2">#</text:span></text:a></text:p>
      <text:p text:style-name="P5"><text:span text:style-name="T1">兩三百年前有莫扎特，當代音樂家之中有個</text:span>Eleni Karaindrou<text:span text:style-name="T1">。所謂此曲只應天上有，人間哪得幾回聞。世上若無音樂，現實泥濘中，生命真不知道要怎麼活。</text:span><text:line-break/><text:line-break/><text:span text:style-name="T1">很希望把她的音樂一首一首慢慢介紹給各位。先貼兩首</text:span>(The Price of Love, Voyage to Cythera)<text:span text:style-name="T1">如下。</text:span>The Price of Love<text:span text:style-name="T1">附有英文翻譯。有些東西的確就像火一樣，</text:span>Whoever has it gives it<text:span text:style-name="T1">，一旦有了，自然就會燒起來，</text:span>with a glance, with a kiss. <text:span text:style-name="T1">於是，就連遠在千百時空外的生命都能得著溫暖。</text:span><text:line-break/><text:line-break/><text:span text:style-name="T1">陳真</text:span><text:line-break/>-----<text:line-break/>The Price of Love<text:span text:style-name="T1">：</text:span><text:line-break/><text:line-break/>http://goo.gl/bXiaMl<text:line-break/><text:line-break/>-----<text:line-break/>Voyage to Cythera<text:span text:style-name="T1">：</text:span><text:line-break/><text:line-break/>http://goo.gl/VRRpcI<text:line-break/><text:line-break/>http://goo.gl/kXBbX1<text:line-break/><text:line-break/>http://goo.gl/WCu7fY<text:line-break/><text:line-break/>----<text:line-break/>Eleni <text:span text:style-name="T1">的演奏會</text:span>(<text:span text:style-name="T1">第一秒鐘出現、彈鋼琴的那一個</text:span>)<text:span text:style-name="T1">：</text:span><text:line-break/><text:line-break/>http://goo.gl/OB6u81<text:line-break/><text:line-break/>----<text:line-break/>The price of love<text:line-break/><text:line-break/>Lyrics: Tonia Marketaki<text:line-break/>Music: Eleni Karaindrou<text:line-break/><text:line-break/>Love is priceless,<text:line-break/>and there's no price on life too.<text:line-break/>Who sells it, who buys,<text:line-break/>whoever takes it out to the streets?<text:line-break/><text:line-break/>Love is priceless,<text:line-break/>and there's no price on life too.<text:line-break/>Whoever has it gives it<text:line-break/>with a glance, with a kiss.<text:line-break/><text:line-break/>If you have a little love to give, give it to me<text:line-break/>to add sweetness to my life.<text:line-break/>Love has no price,<text:line-break/>and there's no price on honor too.</text:p>
      <text:p text:style-name="P1"><text:span text:style-name="T1">陳真</text:span><text:s/>  |  2015.02.20 20:11   |   <text:a xlink:type="simple" xlink:href="http://palinfo.habago.org/Entry?Command=Information_PrintForum&amp;iPage=327#FORUM33706"><text:span text:style-name="T2">#</text:span></text:a></text:p>
      <text:p text:style-name="P3">美政要<text:span text:style-name="T3">:</text:span>習近平領導力「前所未有」<text:span text:style-name="T3"><text:line-break/><text:line-break/>2015-02-20] <text:line-break/><text:line-break/></text:span>【文匯網訊】據鳳凰衛視報道，美國智庫「外交關係理事會」<text:span text:style-name="T3">(CFR)</text:span>日前舉行研討會，探討習近平時代中國面臨的機遇與挑戰。美國前財長保爾森、奧爾布賴特、洪博培等美國政界「大咖」出席，吸引了許多美國的中國問題專家前來旁聽。他們都關注這些與中國領導人打過很多交道的政治家如何看待習近平的領導風格。<text:span text:style-name="T3"><text:line-break/><text:line-break/></text:span>美國前駐華大使洪博培：習近平有「前所未有」的領導力<text:span text:style-name="T3"><text:line-break/></text:span>洪博培率先發言。他認為，習近平在最近幾位中國最高領導人中，最像毛澤東或鄧小平。洪博培說，習近平正在相當大程度上展示著「前所未有」<text:span text:style-name="T3">(unprecedented)</text:span>的領導力風格，以相當「單邊的、進取的、自信的」方式領導。他在規模較小、想法更相似的中央政治局常委的促進和幫助下決策，並且借助一些務實的前省長，有意推動經濟改革。<text:span text:style-name="T3"><text:line-break/><text:line-break/></text:span>洪博培稱，他更好奇的是中國如何進行中共<text:span text:style-name="T3">18</text:span>屆<text:span text:style-name="T3">4</text:span>中全會提出的司法和政治改革。儘管現在還不太清楚「依法治國」的確切含義，但他對中國告別舊式手法，更多嘗試邁向經濟發展和法治的新手法感到樂觀。他認為，這些手法會先用於經濟和貿易領域，但不可避免會走向公民社會，儘管需要時間。他還預期，中國的反腐會從像周永康那樣的退休高官轉向在職官員，這對中國的體系來說是新的富有挑戰性的階段。<text:span text:style-name="T3"><text:line-break/><text:line-break/></text:span>洪博培預期，習近平政府在中共<text:span text:style-name="T3">19</text:span>大到<text:span text:style-name="T3">20</text:span>大期間，也就是<text:span text:style-name="T3">2017</text:span>年到<text:span text:style-name="T3">2022</text:span>年期間將完成權力鞏固，可能會看到他們以相當進取的方式進行更多的改革努力。他指出，習近平知道，如果沒有根本的司法和政治改革，中國經濟就無法發展到下一個層面，中國也無法實現長治久安。<text:span text:style-name="T3"><text:line-break/><text:line-break/></text:span>美國前國務卿奧爾布賴特贊同洪培博的說法<text:span text:style-name="T3"><text:line-break/><text:line-break/></text:span>奧爾布賴特同意洪博培的說法：習近平的領導風格更像鄧小平或毛澤東。她指出，習近平是一個真正的強勢領導人，將在位很長時間，有調整體系、讓共產黨再煥生機的工具，反腐就是這種工具。<text:span text:style-name="T3"><text:line-break/><text:line-break/></text:span>習近平<text:span text:style-name="T3">2012</text:span>年<text:span text:style-name="T3">2</text:span>月作為中國國家副主席訪美時，曾與奧爾布賴特、保爾森等美國政壇仍有影響力的前高官座談。奧爾布賴特的印象是，中國領導人有巨大的願望保持對外關係，令中國處於受尊重的地位上<text:span text:style-name="T3">;</text:span>習近平有願望與美方合作，在許多方面希望得到美國的幫助。她說：「他令人印象非常深刻，那是沒有疑問的」，與奧巴馬達成氣候變化的協議是個很重要的協議，「一定是一個人有權力的表現」。</text:p>
      <text:p text:style-name="P1"><text:span text:style-name="T1">陳真</text:span><text:s/>  |  2015.02.20 01:37   |   <text:a xlink:type="simple" xlink:href="http://palinfo.habago.org/Entry?Command=Information_PrintForum&amp;iPage=327#FORUM33705"><text:span text:style-name="T2">#</text:span></text:a></text:p>
      <text:p text:style-name="P5">http://goo.gl/q2RQAm</text:p>
      <text:p text:style-name="P1"><text:span text:style-name="T1">陳真</text:span><text:s/>  |  2015.02.20 01:00   |   <text:a xlink:type="simple" xlink:href="http://palinfo.habago.org/Entry?Command=Information_PrintForum&amp;iPage=327#FORUM33704"><text:span text:style-name="T2">#</text:span></text:a></text:p>
      <text:p text:style-name="P3">陸生及鬼島太郎好。<text:span text:style-name="T3"><text:line-break/><text:line-break/></text:span>你們講的，我沒什麼不同的想法。<text:span text:style-name="T3"><text:line-break/><text:line-break/></text:span>我從大約<text:span text:style-name="T3">1991-1992</text:span>年左右開始關注緬甸的人權狀況，主要是因為那時候國際特赦組織台北一組剛成立，我是成員之一；記得那時候翁山蘇姬還在黑牢，正是國際特赦組織所認養的一位良心犯。<text:span text:style-name="T3"><text:line-break/><text:line-break/></text:span>幾個月後，接受<text:span text:style-name="T3"><text:s/>PHR (Physicians for Human Rights)</text:span>邀請，去了一趟美國，參加一個為期數天的<text:span text:style-name="T3"><text:s/>"</text:span>國際醫療與人權<text:span text:style-name="T3">" </text:span>研討會，帶回一整個皮箱的國際人權資料。在這之前，我對世界基本上是完全無知的。說起來，那時候即使對於島內政治其實也一樣全然無知<text:span text:style-name="T3">--</text:span>儘管我參與黨外很深。<text:span text:style-name="T3"><text:line-break/><text:line-break/></text:span>那時候，如果有人跟我說台獨是美國人在背後撐腰，或是說哪個什麼民主鬥士是美國人養的，或者根本就是國民黨的特務<text:span text:style-name="T3">(</text:span>例如謝長廷<text:span text:style-name="T3">)</text:span>，我是不會信的；因為那時候我只能站在一個很低的位置看事情；後來前後經過了十多年，才終於把眼界給慢慢墊高了，稍微能看清人事物的某種也許較為周全的真實樣貌。<text:span text:style-name="T3"><text:line-break/><text:line-break/></text:span>不管島內或島外，我發現，當我知道得越多，我反而越明白原來我所知道的是如此微小；真相如果是<text:span text:style-name="T3">100</text:span>，那我所知的比例恐怕連<text:span text:style-name="T3">10</text:span>都不到。這也許也正是阿桑吉創辦<text:span text:style-name="T3"><text:s/>"</text:span>維基解密<text:span text:style-name="T3">" </text:span>的一個基本原因。我們被無數的謊言所矇騙，差別只是在於有一小部份人明白自己活在無數謊言中，但絕大部份人卻根本不知道自己被謊言所騙；他們根本不知道自己只是魔鬼的一個工具。<text:span text:style-name="T3"><text:line-break/><text:line-break/></text:span>很多人因此得出一種推論：既然謊言如此鋪天蓋地宛若天羅地網，既然我們無從知道所有真相，既然人事物如此不確定，我們何必去理會是非對錯？<text:span text:style-name="T3"><text:line-break/><text:line-break/></text:span>這樣一種犬儒主義式的推論當然說不通，這就好像當今科學恐怕只是揭露真實世界的億萬分之一，所有的真相很可能永遠都不可得，但即便所知如此渺小，我們依然持續從事科學，持續追求新知識。<text:span text:style-name="T3"><text:line-break/><text:line-break/></text:span>更重要的是：在彷彿永無止盡的萬般不確定之中，依然有著一些極為確定、如同<text:span text:style-name="T3"><text:s/>"</text:span>先驗<text:span text:style-name="T3">" </text:span>一般的基本價值原則。<text:span text:style-name="T3"><text:line-break/><text:line-break/></text:span>另一方面，也許我們永遠無法確知何者為真或為善，但我們至少可以知道何者為假或為惡。例如，我知道，為了某種利益或政治目的，刻意挑起仇恨或血腥戰亂是錯的<text:span text:style-name="T3">--</text:span>而這一切惡行，往往打著自由民主與人權的美麗旗號。<text:span text:style-name="T3"><text:line-break/><text:line-break/></text:span>很多人老想著救世界，但我覺得，光是救自己、避免自己被愚化被利用就已經挺不容易。仍然還是達摩祖師那句老話：<text:span text:style-name="T3">"</text:span>做一個不受人惑的人<text:span text:style-name="T3">"</text:span>。我救不了世界，但我至少可以盡量不讓自己被惡行惡事所愚化或利用。<text:span text:style-name="T3"><text:line-break/><text:line-break/></text:span>高中時，在校刊上看到一則笑話，嘲笑敝校學生的好高騖遠。笑話寫說：<text:span text:style-name="T3">"</text:span>高一讀微積分，高二讀三角函數，高三讀九九乘法。<text:span text:style-name="T3">" </text:span>越學越倒退，越讀越基本了。雖是笑話，也許倒也說對了一些事。越是基本的東西其實越重要；基本抓緊了，剩下的其實就只是一個個不斷反覆的例題演算而已。基本弄好了，再來談進階也不遲。先把自己救上了，其實也總算跨出了拯救世界的第一步。<text:span text:style-name="T3"><text:line-break/><text:line-break/></text:span>你看那些蠢血沸騰的一大堆<text:span text:style-name="T3"><text:s/>"</text:span>運動<text:span text:style-name="T3">"</text:span>，參與者其實十之八九秉持良善；他們也許行為很壞，但心眼並不壞，他們只是腦袋進水而已。<text:span text:style-name="T3"><text:line-break/><text:line-break/></text:span>蘇格拉底的想法，在某個意義上也許還是有點道理，他說，<text:span text:style-name="T3">"</text:span>我們之所以做錯事，是因為我們還沒有辦法把事情想清楚。<text:span text:style-name="T3">" </text:span>於是，就像個水壺那樣，人家要他沸騰，他就馬上沸騰起來；媒體要他恨誰，他就恨誰；要他愛誰，他就尖叫個不停，愛死了；政客要他喊些什麼口號，他就喊得震天價響。<text:span text:style-name="T3"><text:line-break/><text:line-break/></text:span>當然，你若跑去跟這樣一些人說別再沸騰了，吃個退燒藥，冷靜一下吧，大多時候他是聽不進去的；他若馬上就能聽得進去就不叫發高燒了。這有點像史賓諾沙的石頭。史賓諾沙說，一顆被人拋往空中的石頭如果會思想，它會以為自己正在自由翱翔。我看蠢蛋也差不多，當他沸騰個不停時，他會以為是自己在沸騰。你若跟他說你被媒體被政客給洗腦了，他基本上是不會信的。<text:span text:style-name="T3"><text:line-break/><text:line-break/></text:span>在這島上，不管任何一個年代，不管藍綠何種旗幟當家，年輕一代永遠都是站在忠黨愛國保守反動的主流一方，任人擺佈，隨人吶喊，對於謊言操弄毫無抵抗能力，只有極少數人倖免於難。</text:p>
      <text:p text:style-name="P1"><text:span text:style-name="T1">鬼島太郎</text:span><text:s/>  |  2015.02.19 16:42   |   <text:a xlink:type="simple" xlink:href="http://palinfo.habago.org/Entry?Command=Information_PrintForum&amp;iPage=327#FORUM33703"><text:span text:style-name="T2">#</text:span></text:a></text:p>
      <text:p text:style-name="P2">當年流落到緬北的部隊就是九十三師，曾在一九五一年「反攻大陸」過，攻下了雲南十幾個縣<text:span text:style-name="T3"><text:line-break/></text:span>，後來共軍源源趕到，寡不敵眾，被迫撤回緬北，緬甸當然不喜歡自己國內有這麼支外國軍隊<text:span text:style-name="T3"><text:line-break/></text:span>，派了十倍以上的兵力圍剿，結果還是吃了敗戰，最後在聯合老共夾擊，以及在聯合國告狀下<text:span text:style-name="T3"><text:line-break/></text:span>，部隊基本撤回台灣。<text:span text:style-name="T3"><text:line-break/><text:line-break/></text:span>翁山蘇姬跟達賴一樣，都是老美的棋子，拿翁山蘇姬跟泰國的美女總理盈拉比較，盈拉是經過<text:span text:style-name="T3"><text:line-break/></text:span>民主程序選出來的，被結果軍政府趕下台，老美居然一聲不吭，至於整天掛在嘴上的「民主」<text:span text:style-name="T3"><text:line-break/></text:span>，面對沙烏地阿拉伯也一樣失效。<text:span text:style-name="T3"><text:line-break/><text:line-break/></text:span>為了圍堵老共，對緬甸軍政府也放低了身段，好像去年吳登盛還去了白宮當上歐巴馬的座上賓<text:span text:style-name="T3"><text:line-break/></text:span>，相對之下翁山蘇姬的重要性就降低了，最近新聞也少了。<text:span text:style-name="T3"><text:line-break/><text:line-break/></text:span>緬甸的情況很像民初的中國，大大小小的軍閥割據，中央政權不及撣邦四大特區，而這四個特<text:span text:style-name="T3"><text:line-break/></text:span>區，各懷鬼胎，有的爭取獨立、有的表面跟緬甸政府合作、也有如克欽是美國豢養的鷹犬，吳<text:span text:style-name="T3"><text:line-break/></text:span>登盛有老美、日本這兩個新朋友，對老共就有些拿翹，據說（真假不知）這次彭家聲本來沒有<text:span text:style-name="T3"><text:line-break/></text:span>這才調打回果敢，幕後有老共的影子，當然謠言滿天飛，信不信由人，老緬也用這個藉口殺果<text:span text:style-name="T3"><text:line-break/></text:span>敢的中國人。</text:p>
      <text:p text:style-name="P4"/>
      <text:p text:style-name="P1"><text:span text:style-name="T1">陆生</text:span><text:s/>  |  2015.02.19 14:01   |   <text:a xlink:type="simple" xlink:href="http://palinfo.habago.org/Entry?Command=Information_PrintForum&amp;iPage=328#FORUM33702"><text:span text:style-name="T2">#</text:span></text:a></text:p>
      <text:p text:style-name="P2">陈生好。补充一点资料。<text:span text:style-name="T3"><text:line-break/>1.</text:span>缅甸是个主权独立的国家，最早与我国完成边界划界。<text:span text:style-name="T3">2.</text:span>缅甸直通印度洋，战略上对我们非常重要。<text:span text:style-name="T3">3.</text:span>这个区域以后我们是要管的。而且是负责任的永续的管理。故而支持缅甸的稳定与繁荣是符合中缅双方的长远利益。<text:span text:style-name="T3">---</text:span>这是国内知名战略学者的公开的讲法。<text:span text:style-name="T3"><text:line-break/></text:span>非公开小道消息：中缅输油管道和密松水坝背后确实有老美的影子，但不是昂山而是克钦武装。输油管道除中缅两大股东外还有日韩也各占<text:span text:style-name="T3">15%</text:span>的股份。这两个项目最后都在克钦武装控制区出问题，简单的讲克钦武装要求占有股份。克钦武装背后就是美国，而昂山还曾经出面到缅北协调过这事。<text:span text:style-name="T3"><text:s/></text:span>当然这并不代表昂山亲中，更多应该有志成为缅甸领导人的一种姿态（昂山一直在争取到北京访问）。最后，缅北究竟怎么回事，旁观者还是雾里看花。祝新年好。</text:p>
      <text:p text:style-name="P1"><text:span text:style-name="T1">吳荻文</text:span><text:s/>  |  2015.02.19 10:53   |   <text:a xlink:type="simple" xlink:href="http://palinfo.habago.org/Entry?Command=Information_PrintForum&amp;iPage=328#FORUM33701"><text:span text:style-name="T2">#</text:span></text:a></text:p>
      <text:p text:style-name="P3">我倒是覺得網路暴民文化本身最初並沒有那麼大的影響<text:span text:style-name="T3">...<text:line-break/></text:span>把網路暴民文化美化後搬上電視的台灣媒體才是影響力的主要來源<text:span text:style-name="T3">...<text:line-break/></text:span>一個網路角落論壇內的罵戰並不是那麼容易被看見<text:span text:style-name="T3"><text:line-break/></text:span>即便不斷轉載<text:span text:style-name="T3"><text:line-break/></text:span>也還是有大半不會上論壇不使用<text:span text:style-name="T3">FB</text:span>的人看不到<text:span text:style-name="T3"><text:line-break/></text:span>甚至不使用網路的族群根本不會知道<text:span text:style-name="T3">...<text:line-break/></text:span>但上了電視後就不一樣了<text:span text:style-name="T3">....<text:line-break/></text:span>看看台灣的新聞動不動就<text:span text:style-name="T3">"</text:span>網友說<text:span text:style-name="T3">" "</text:span>網友留言<text:span text:style-name="T3">"<text:line-break/></text:span>彷彿這個叫<text:span text:style-name="T3">"</text:span>網友<text:span text:style-name="T3">"</text:span>的是個多有份量的大人物<text:span text:style-name="T3">...<text:line-break/></text:span>但網友的言論如繁星一般的多<text:span text:style-name="T3"><text:s/></text:span>卻只挑幾個網友大報特報<text:span text:style-name="T3">?<text:line-break/></text:span>所以我認為<text:span text:style-name="T3"><text:s/></text:span>其實這個影響力是台灣媒體去捧起來的<text:span text:style-name="T3"><text:line-break/></text:span>因為台灣媒體現在不負言論責任<text:span text:style-name="T3"><text:line-break/></text:span>反正就是隨便一個東西美化一下丟上電視當新聞<text:span text:style-name="T3">...<text:line-break/>(YOUTUBE</text:span>首頁上的人氣影片當成新聞用了<text:span text:style-name="T3">...)<text:line-break/></text:span>把言論責任丟給不知名的小網友只是剛好而已<text:span text:style-name="T3">...<text:line-break/><text:line-break/></text:span>然後是現在這種情況<text:span text:style-name="T3"><text:line-break/></text:span>我覺得是電視媒體跟網路暴民文化循環式的滾雪球滾出來的<text:span text:style-name="T3"><text:line-break/></text:span>網路論戰<text:span text:style-name="T3">-&gt;</text:span>媒體報導<text:span text:style-name="T3">-&gt;</text:span>拿媒體報導當後盾再開網路論戰<text:span text:style-name="T3">-&gt;</text:span>媒體報導<text:span text:style-name="T3">-&gt;...<text:line-break/></text:span>這樣一路滾出來的影響力<text:span text:style-name="T3">...</text:span>營造出來的就是現在這樣的狀況<text:span text:style-name="T3"><text:line-break/></text:span>然後言論藉著滾雪球越滾越偏激<text:span text:style-name="T3">...<text:line-break/></text:span>不過<text:span text:style-name="T3">...</text:span>兩方都把言論責任丟給對方就是了<text:span text:style-name="T3">...<text:line-break/>(</text:span>媒體的<text:span text:style-name="T3">"</text:span>網友表示<text:span text:style-name="T3">",</text:span>網友的<text:span text:style-name="T3">"</text:span>新聞這樣寫<text:span text:style-name="T3">")<text:line-break/><text:line-break/>...</text:span>現在不負責任的言論果然還是太猖狂了<text:span text:style-name="T3">...</text:span></text:p>
      <text:p text:style-name="P1"><text:span text:style-name="T1">鬼島太郎</text:span><text:s/>  |  2015.02.18 20:55   |   <text:a xlink:type="simple" xlink:href="http://palinfo.habago.org/Entry?Command=Information_PrintForum&amp;iPage=328#FORUM33700"><text:span text:style-name="T2">#</text:span></text:a></text:p>
      <text:p text:style-name="P2">二○○九年在果敢舉辦的緬甸民族民主同盟軍建軍二十週年閱兵大典，穿深藍色唐裝的就是<text:span text:style-name="T3"><text:line-break/></text:span>號稱「果敢王」彭家聲，閱兵大典模仿老共建國六十年閱兵典禮，也是高呼：「同志們好，<text:span text:style-name="T3"><text:line-break/></text:span>同志們辛苦了」，「首長好」，全程用華語演講。<text:span text:style-name="T3"><text:line-break/><text:line-break/></text:span>當時緬甸的國旗粉像青天白日旗。<text:span text:style-name="T3"><text:line-break/><text:line-break/></text:span>視頻：<text:span text:style-name="T3"><text:line-break/><text:line-break/>http://v.youku.com/v_show/id_XMTA0OTgxNTA4.html</text:span></text:p>
      <text:p text:style-name="P1"><text:span text:style-name="T1">陳真</text:span><text:s/>  |  2015.02.18 16:09   |   <text:a xlink:type="simple" xlink:href="http://palinfo.habago.org/Entry?Command=Information_PrintForum&amp;iPage=328#FORUM33695"><text:span text:style-name="T2">#</text:span></text:a></text:p>
      <text:p text:style-name="P3"><text:span text:style-name="T3">To </text:span>政信<text:span text:style-name="T3"><text:line-break/><text:line-break/></text:span>對於小孩子，我們一般會用童言童語跟對方講話，但我不知道你幾歲了，對你一無所知；也許你只是個小學生或國中生，但我無從得知。因此，我也只能就你的發言內容與水平做回應。<text:span text:style-name="T3"><text:line-break/><text:line-break/></text:span>無意冒犯。但我不知道除了說你胡扯瞎掰之外，還能有什麼更委婉的說法。<text:span text:style-name="T3"><text:line-break/><text:line-break/></text:span>我們看一個人對於某件事懂得多少，光聽他說幾句話就能明白。比方說常有精神病患家屬，或是幾次跟法官在庭上對話的經驗中，我發現，外行人通常會道聽途說或是自己憑空想像，根據一些很片斷瑣碎而且毫無臨床意義的某個表面現象或某種偏見來理解比方說精神分裂症。<text:span text:style-name="T3"><text:line-break/><text:line-break/></text:span>比方說，我曾有個精神分裂症病人，在一次細微爭吵中，莫名其妙一刀刺死家人。法官打算判他死刑，說他預謀；我說這病人現實感很差，古怪妄想一堆，人鬼不分，他連預謀下一頓晚餐的能力都沒有，怎麼會預謀殺害他最親近最依賴的家屬？<text:span text:style-name="T3"><text:line-break/><text:line-break/></text:span>法官反駁說，<text:span text:style-name="T3">"</text:span>我問他今天星期幾？他都知道，他聰明得很。問他幾歲，什麼名字，他都知道，他哪有現實感不好的問題？<text:span text:style-name="T3">"<text:line-break/><text:line-break/></text:span>我聽了很無言，但我還是盡一切力量想辦法讓法官明白自己的無知。<text:span text:style-name="T3"><text:line-break/><text:line-break/></text:span>無知有兩種，一種是對於枝節掌握的缺失；這一種無知很好處理，就好像數學考比方說<text:span text:style-name="T3">20</text:span>分一樣，只要再用功一點，也許下回就能考<text:span text:style-name="T3">40</text:span>分了，他會慢慢進步。<text:span text:style-name="T3"><text:line-break/><text:line-break/></text:span>但另一種無知則是範疇性的<text:span text:style-name="T3">(categorical)</text:span>，他在本質上<text:span text:style-name="T3"><text:s/>"</text:span>完全<text:span text:style-name="T3">" </text:span>誤解。例如，如果有人講愛因斯坦相對論，居然能扯到人生禍福相對無常上去，那意味著他根本不知道自己在說什麼；這就好像南方朔很喜歡講什麼語言哲學，居然講到某個辭彙<text:span text:style-name="T3">(</text:span>例如政客<text:span text:style-name="T3">)</text:span>的定義，這意味著他對於語言哲學完全是自己幻想，任意胡扯。語言哲學怎麼會是那樣一種什麼<text:span text:style-name="T3"><text:s/>"</text:span>辭彙的定義<text:span text:style-name="T3">" </text:span>呢？<text:span text:style-name="T3"><text:line-break/><text:line-break/></text:span>有位綠營大老，一位大牌醫學教授，過去與我關係友好。<text:span text:style-name="T3">17</text:span>年前，我去英國念書時，他寫越洋信件，問我研究些什麼。我回信說我研究維根斯坦的語言哲學。他於是又回信跟我說他跟我一樣，也是一直在研究語言哲學。我很不解。後來才知道原來他以為我跟他一樣，都在研究台語的用法與典故，他以為這就是語言哲學。我聽了很無言，沒有回應。<text:span text:style-name="T3"><text:line-break/><text:line-break/></text:span>說出一句傻話很容易，但要讓說傻話者知道自己在說傻話卻很難。說出一句混淆視聽的話也很容易，但要澄清之，卻得千言萬語。<text:span text:style-name="T3"><text:line-break/><text:line-break/></text:span>我相信你其實是知道自己在瞎掰，因為一個人不可能連自己懂不懂某個國際議題都不知道。你只是不願承認，硬是要進一步胡扯到底。<text:span text:style-name="T3"><text:line-break/><text:line-break/></text:span>去年去了一趟雲南，來到明末叛將吳三桂過往歷史之地，在某個寺裏，吳三桂就在此處以弓箭勒死了永曆皇帝，明朝滅亡。永曆先前逃到緬甸，被吳三桂抓回雲南弄死，但隨著永曆皇帝逃亡的大批難民及士兵卻在緬甸住了下來，距今<text:span text:style-name="T3">353</text:span>年，也就是現在的果敢特區。後來陸續又有各方移民，三四百年來，果敢都不知道發展出幾十代人了。<text:span text:style-name="T3"><text:line-break/><text:line-break/></text:span>如今，果敢二十萬人口中，直到<text:span text:style-name="T3">1949</text:span>年那時候方才逃難來此的國民黨軍隊也不過幾千幾百人，怎麼能說什麼緬甸軍政府正在屠殺什麼國軍後裔？哪有人這樣講話的。近日有十幾萬果敢難民逃往雲南，這些人全是英勇的國軍後裔？描述事情可以這樣描述？<text:span text:style-name="T3"><text:line-break/><text:line-break/></text:span>這就好像台灣四百年來，除了原住民，前前後後來了多少各路移民。今天假若台灣發生核彈攻擊，炸死兩千萬人，剩下三百萬人往外逃，成為難民。若有記者報導說，台灣島上，國民黨的軍隊後裔遭受核彈攻擊，死了兩千萬，你聽了會不會覺得這種描述很怪異？只能說是存心瞎掰不是嗎？哪有人會這樣描述事情。<text:span text:style-name="T3"><text:line-break/><text:line-break/></text:span>至於你說什麼這些國軍後裔彷彿基於什麼民族氣節，絕不接受共匪的援助，這也完全與事實相反。他們向來十分渴望中國能夠對他們在各方面伸出援手，怎麼會堅守什麼漢賊不兩立的精神，拒絕中國的援助與介入。果敢基本上是希望能回歸中國懷抱的。<text:span text:style-name="T3"><text:line-break/><text:line-break/></text:span>果敢當然也不是什麼國軍後裔的同義詞。就好像印第安人不是當今美國人的同義詞，布農族也不是當今台灣人的同義詞。<text:span text:style-name="T3"><text:line-break/><text:line-break/></text:span>至於你說的彭家聲，雖然曾接受國民黨的軍事訓練，但他過去幾十年就是屬於共產黨，跟國民黨軍隊立場上是對立的。如果連這樣的基本事實也要瞎掰成完全相反，那只能說是存心瞎掰。<text:span text:style-name="T3"><text:line-break/><text:line-break/></text:span>彭家聲最近不是還發表告世界華人書嗎？呼籲大家，特別是懇請中共要關注果敢的慘況，並為此寫信給中國幾位領導人包括習近平，懇請協助。<text:span text:style-name="T3"><text:line-break/><text:line-break/></text:span>彭家聲說對了一件事，緬甸突然血洗果敢，無非就是存心投向美國懷抱，幫美國打中國，堵去其生路，製造各種戰禍。若說烏克蘭的衝突模式將在果敢同步上映，或許與事實相去不遠。<text:span text:style-name="T3"><text:line-break/><text:line-break/></text:span>幾年前，當我聽到緬甸突然片面宣佈停建由中國出資的水壩，感到很意外，甚至有點吃驚，因為這很不尋常。表面理由說是環保，這當然是鬼扯蛋。後來我慢慢懂了，這同樣是歐巴馬重返亞洲、圍堵中國的戰略布局之<text:span text:style-name="T3"><text:s/>"</text:span>成果<text:span text:style-name="T3">"</text:span>。<text:span text:style-name="T3"><text:line-break/><text:line-break/></text:span>為了打中國，美國從過去以人權理由制裁緬甸軍政府，開始轉為大力拉攏，提供軍頭們各種政治與經濟利益，甚至歌頌之。而我過去所尊敬的翁山蘇姬，我對其在這幾年的行徑與角色，也越來越感到不可信任；我發現她似乎很樂意被美國所利用。但我對她仍在觀察中而無定論。<text:span text:style-name="T3"><text:line-break/><text:line-break/></text:span>至於你說的什麼台灣媒體顧慮綠營學生或網軍的反彈，<text:span text:style-name="T3">"</text:span>不敢觸他們的楣頭<text:span text:style-name="T3">"</text:span>，所以不敢報導。這樣一種說法，只能說是<text:span text:style-name="T3"><text:s/>"</text:span>妄想<text:span text:style-name="T3">"</text:span>。台灣媒體對果敢屠殺與衝突不是報導很多嗎？這會有什麼顧慮？我實在聽不懂。報導多了，綠營網路蛆蛆們就會生氣？就是觸犯了他們的<text:span text:style-name="T3"><text:s/>"</text:span>霉頭<text:span text:style-name="T3">"</text:span>？所以媒體不敢報？真是不知所云。<text:span text:style-name="T3"><text:line-break/><text:line-break/></text:span>依你的藍綠邏輯，台灣媒體應該大報特報才對，因為是大喜事一樁，中國人後裔及中國同路人被大屠殺，依綠營的喜好來講，豈不是很爽？<text:span text:style-name="T3"><text:line-break/><text:line-break/></text:span>重點是，這樣一種莫名其妙的藍綠邏輯實在很荒唐。台灣媒體本來就沒有什麼新聞可言，哪來什麼敢不敢報導或是怕激怒綠營支持者的問題。剛剛打開電視看到的台灣<text:span text:style-name="T3"><text:s/>"</text:span>焦點新聞<text:span text:style-name="T3">" </text:span>是：某某菜市場找來幾位穿著清涼的爆奶正妹幫忙賣菜，人氣強強滾。<text:span text:style-name="T3"><text:line-break/><text:line-break/></text:span>我很不想總是得一而再再而三地對各種不經大腦的胡扯瞎掰做出澄清，實在很累。以後凡是瞎掰事實者，我就一概刪除，不想多費唇舌老是講第一課，老是講一些基本到不能再基本的東西。<text:span text:style-name="T3"><text:line-break/><text:line-break/></text:span>這年頭資訊一大堆，難道這也要我來一個字一個字唸書給大家聽？難道人們都沒有半點吸收知識、了解問題的能力？<text:span text:style-name="T3"><text:line-break/><text:line-break/></text:span>總之，各位巴勒網讀者，如果你沒有相當把握的資訊，請勿任意瞎掰，不要憑空杜撰或想像。下筆請慎重，不要信口開河。台式網路上這樣一些任意信口開河的壞習性，別帶到巴勒網上來。<text:span text:style-name="T3"><text:line-break/><text:line-break/></text:span>實在很不想得罪人，與人溝通因此總是得陷入一種天人交戰的痛苦困境。一方面不想睜眼說瞎話，另一方面卻也很不想得罪人或傷害人們的感受，講起話便吞吞吐吐像便祕一樣。<text:span text:style-name="T3"><text:line-break/><text:line-break/></text:span>但一個東西如果是錯的，我們除了說它錯，還能怎麼說才能更委婉？一個東西如果爛到爆，我們除了說爛，還能怎麼說？說它<text:span text:style-name="T3"><text:s/>"</text:span>不是十分完美<text:span text:style-name="T3">?" </text:span>三加五等於<text:span text:style-name="T3">35</text:span>。不能說錯，只能說<text:span text:style-name="T3"><text:s/>"</text:span>這答案也許有待商榷<text:span text:style-name="T3">?" </text:span>一部大爛片不能說爛，只能說它<text:span text:style-name="T3"><text:s/>"</text:span>稍微有些缺點，也許還有改進的空間？<text:span text:style-name="T3">" <text:line-break/><text:line-break/></text:span>就連有人問我醫學上的事我都很害怕，常常不知道該說實話或說假話，總是得考慮一大堆與事實不相干的東西。但我不明白，如果對方想聽假話，那何必問我？<text:span text:style-name="T3"><text:line-break/><text:line-break/></text:span>沒有<text:span text:style-name="T3"><text:s/>"</text:span>政治考量<text:span text:style-name="T3">" </text:span>的世界多好<text:span text:style-name="T3">(</text:span>此政治非彼政治<text:span text:style-name="T3">)</text:span>。一，就說一，二，就說二；對就說對，錯就說錯；在這沒有<text:span text:style-name="T3"><text:s/>"</text:span>政治<text:span text:style-name="T3">" </text:span>的世界中，唯一的限制是智能和想像力，你有多少本事想得多深，就儘管去深入；能想得多遠就多遠，而不用考慮說會不會讓誰不高興，要不要修改一下答案，以免激怒人，以免惹禍，以免傷人等等等。<text:span text:style-name="T3"><text:line-break/><text:line-break/>"</text:span>政治<text:span text:style-name="T3">" </text:span>是讓人很痛苦的事。有人說殷海光身處充滿<text:span text:style-name="T3"><text:s/>"</text:span>政治<text:span text:style-name="T3">" </text:span>的文化氛圍與家世環境，這使得他特別著迷於邏輯。我對邏輯本身並不著迷，但我能理解殷海光的心境；這樣一些人喜歡<text:span text:style-name="T3"><text:s/>"</text:span>把是說成是，把不是說成不是<text:span text:style-name="T3">"(</text:span>亞里斯多德語<text:span text:style-name="T3">)</text:span>；而不是在說出是或不是之前得先考量一堆人情義理及個人利害得失等<text:span text:style-name="T3"><text:s/>"</text:span>政治<text:span text:style-name="T3">" </text:span>問題，然後再來決定要說是或不是。<text:span text:style-name="T3"><text:line-break/><text:line-break/></text:span>寫完之後才看到<text:span text:style-name="T3"><text:s/>"</text:span>鬼島太郎<text:span text:style-name="T3">" </text:span>的留言。所述狀況，與我所知相符，基本上是對的。<text:span text:style-name="T3"><text:line-break/><text:line-break/></text:span>柏楊曾送我一本以<text:span text:style-name="T3"><text:s/>"</text:span>鄧克保<text:span text:style-name="T3">" </text:span>筆名寫的<text:span text:style-name="T3"><text:s/>"</text:span>異域<text:span text:style-name="T3">"</text:span>，而且是平原出版社出版的版本<text:span text:style-name="T3"><text:s/>(</text:span>即第一版<text:span text:style-name="T3">)</text:span>，十分珍貴，<text:span text:style-name="T3">1961</text:span>年<text:span text:style-name="T3">(?)</text:span>出版，當年暢銷數十萬冊。異域就是講所謂泰緬孤軍的遭遇。柏楊說，鄧克保是他年少從軍時死去的一個同袍名字。柏楊借用其名寫下這本小說。<text:span text:style-name="T3"><text:line-break/><text:line-break/></text:span>這些泰緬孤軍怎麼會和果敢人畫上等號，甚至還至今漢賊不兩立？未免太離譜。緬甸殺他們，就是存心給中共難看。緬甸這幾年也開始故意大談達賴喇嘛，道理亦同，要中國識相點，緬甸這幾年已經改掛美國星條旗了。</text:p>
      <text:p text:style-name="P1"><text:span text:style-name="T1">鬼島太郎</text:span><text:s/>  |  2015.02.18 14:07   |   <text:a xlink:type="simple" xlink:href="http://palinfo.habago.org/Entry?Command=Information_PrintForum&amp;iPage=328#FORUM33694"><text:span text:style-name="T2">#</text:span></text:a></text:p>
      <text:p text:style-name="P2">鬼島先生對於緬北的一知半解，假如有錯還請指正。<text:span text:style-name="T3"><text:line-break/><text:line-break/></text:span>一九四九年老蔣本來希望把最後的復興基地放在台灣以及雲南，形成犄角之勢，那時家父在<text:span text:style-name="T3"><text:line-break/></text:span>廣州還預備去雲南，後來盧漢跟龍雲叛變投共，才來到台灣。<text:span text:style-name="T3"><text:line-break/><text:line-break/></text:span>當時有一支國軍部隊不願投共，跑到緬甸北部山區打游擊，佔領了約十個台灣大的面積，老<text:span text:style-name="T3"><text:line-break/></text:span>蔣正走途無路時發現居然有這麼一支效忠他的部隊，而這支部隊還真反攻過雲南，當然大力<text:span text:style-name="T3"><text:line-break/></text:span>接濟，緬甸軍隊無法消滅他們，就一方面聯合老共夾擊另一方面在聯合國告狀，迫於無奈，<text:span text:style-name="T3"><text:line-break/></text:span>老蔣只好把這些人遷回台灣，來台後，部分人在清境農場、合歡山墾荒，一部份住在中壢、<text:span text:style-name="T3"><text:line-break/></text:span>龍崗一帶眷村。<text:span text:style-name="T3"><text:line-break/><text:line-break/></text:span>可是有部分人不願來台就留了下來，為了生存先當馬幫（毒品走私的保鏢），後來自己搞毒<text:span text:style-name="T3"><text:line-break/></text:span>品，培養出彭家聲（號稱果敢王）、羅星漢、坤沙等世界級毒王，柏楊的小說「異域」（還<text:span text:style-name="T3"><text:line-break/></text:span>拍過電影）對這段歷史有所著墨。<text:span text:style-name="T3"><text:line-break/><text:line-break/></text:span>近來的局勢有些複雜，緬甸東部跟雲南接壤的地方面積約十五萬平方公里叫撣邦，有四個特<text:span text:style-name="T3"><text:line-break/></text:span>區，果敢（就是這次發生戰亂的地方）、佤邦（勢力最大）、克欽（跟雲南「景頗族」同族<text:span text:style-name="T3"><text:line-break/></text:span>，是老美培養的鷹犬）、小孟拉。<text:span text:style-name="T3"><text:line-break/><text:line-break/></text:span>這四個特區的領導人全是華人，或是中國人的後裔，尤其果敢，百分之九十以上是華人，這<text:span text:style-name="T3"><text:line-break/></text:span>些人部分是明末因為抗清而流落的中國人後裔，以及文革時逃到緬甸的華人，全境講中文，<text:span text:style-name="T3"><text:line-break/></text:span>用簡體字，手機用中國移動信號。<text:span text:style-name="T3"><text:line-break/><text:line-break/></text:span>老共目前立場為尷尬，緬甸因為長期受歐美各國抵制，老共是唯一的大朋友，所以跟巴基斯<text:span text:style-name="T3"><text:line-break/></text:span>坦一樣，是老共的鐵哥們，老共在緬甸也有巨大的投資，現在老美為了遏阻老共，開始跟世<text:span text:style-name="T3"><text:line-break/></text:span>仇如越南、緬甸交好，緬甸當然想兩面得利，所以基本上老共不願得罪緬甸，而撣邦有部分<text:span text:style-name="T3"><text:line-break/></text:span>土地原來是屬於雲南的，在一九六二年被割給緬甸，有許多講中國話的人，得到中國人民的<text:span text:style-name="T3"><text:line-break/></text:span>同情。<text:span text:style-name="T3"><text:line-break/><text:line-break/></text:span>果敢過去搞毒、賭、黃，後來彭家聲嚴厲禁毒，目前毒品基本沒在搞。<text:span text:style-name="T3"><text:line-break/><text:line-break/></text:span>果敢的華人受到緬甸政府的歧視與打壓，稱他們為「果敢族」（不稱漢人或華人），身份證<text:span text:style-name="T3"><text:line-break/></text:span>跟緬甸人不同，受教育、經商、出國都受到極大的限制，幾年前彭家聲被緬甸軍逐出，這幾<text:span text:style-name="T3"><text:line-break/></text:span>天彭家聲聯合克欽族反攻回來，雙方發生戰爭，各有死傷，為了避免戰火，老百姓逃到雲南<text:span text:style-name="T3"><text:line-break/></text:span>，受到老共接濟。<text:span text:style-name="T3"><text:line-break/><text:line-break/></text:span>大致情況如此。</text:p>
      <text:p text:style-name="P1"><text:span text:style-name="T1">政信</text:span><text:s/>  |  2015.02.18 08:28   |   <text:a xlink:type="simple" xlink:href="http://palinfo.habago.org/Entry?Command=Information_PrintForum&amp;iPage=328#FORUM33693"><text:span text:style-name="T2">#</text:span></text:a></text:p>
      <text:p text:style-name="P3">果敢地區的確是華人區，但現在的果敢政權確實是跟國軍遺族有關，果敢領導人【彭家聲】就是我國敗退至雲南的９３師在果敢成立的【雲南省反共抗俄大學】，後來發生內戰一支軍隊退到泰國另一支退回中國<text:span text:style-name="T3">(</text:span>彭家聲<text:span text:style-name="T3">)</text:span>，但隨後又反攻果敢成功至今。<text:span text:style-name="T3"><text:line-break/><text:line-break/></text:span>我會說為什麼不報呢？<text:span text:style-name="T3"><text:line-break/><text:line-break/></text:span>根據我觀察的經驗包含馬總統去年八月特別指示國軍至緬甸迎靈入祀忠烈祠，使戰死在外將士英靈不至於流落在外，這件事本是一樁美事但卻在網路世界被駡翻了，因為有部分的人認為要把在中國以前的事完全切割，包含抗戰勝利跟國共內戰。<text:span text:style-name="T3"><text:line-break/><text:line-break/></text:span>原本要把很多論壇的網址放上來，但有鑑於陳醫生不喜歡看到髒東西，還是不放了，總之就是看到<text:span text:style-name="T3">“</text:span>中國<text:span text:style-name="T3">”</text:span>就起笑症候群。<text:span text:style-name="T3"><text:line-break/><text:line-break/></text:span>至於中國對果敢的立場就如對待臺灣般，有些事情一步都不會退。<text:span text:style-name="T3"><text:line-break/><text:line-break/></text:span>他們就是中華民國遺留在緬甸的異域孤軍，於情於理這件事當然算在我們頭上。</text:p>
      <text:p text:style-name="P1"><text:span text:style-name="T1">陳真</text:span><text:s/>  |  2015.02.18 02:37   |   <text:a xlink:type="simple" xlink:href="http://palinfo.habago.org/Entry?Command=Information_PrintForum&amp;iPage=328#FORUM33692"><text:span text:style-name="T2">#</text:span></text:a></text:p>
      <text:p text:style-name="P2"><text:span text:style-name="T3">To </text:span>政信<text:span text:style-name="T3"><text:line-break/><text:line-break/></text:span>我<text:span text:style-name="T3">(</text:span>們<text:span text:style-name="T3">)</text:span>不認識你，完全一無所知，無意冒犯。<text:span text:style-name="T3"><text:line-break/><text:line-break/></text:span>對於你提到緬甸這事，我要說的是：台灣幾時會特別去關注世界上的什麼事？這跟什麼<text:span text:style-name="T3"><text:s/>"</text:span>新聞媒體不敢觸犯<text:span text:style-name="T3">" </text:span>綠營支持者<text:span text:style-name="T3">(</text:span>？<text:span text:style-name="T3">)</text:span>的霉頭，能扯上什麼關係？<text:span text:style-name="T3"><text:line-break/><text:line-break/></text:span>緬甸交戰區<text:span text:style-name="T3">(</text:span>即果敢自治區<text:span text:style-name="T3">)</text:span>這些居民，兩三百年前就住在這裏了，來源複雜，歷史久遠，怎麼會跟<text:span text:style-name="T3"><text:s/>"</text:span>國軍後裔<text:span text:style-name="T3">" </text:span>畫上等號？<text:span text:style-name="T3"><text:line-break/><text:line-break/></text:span>還有，果敢向全世界華人提出求救，他們怎麼會說什麼<text:span text:style-name="T3">(</text:span>基於國共交戰的民族大義？<text:span text:style-name="T3">) "</text:span>絕不向中國求援<text:span text:style-name="T3">"</text:span>？再說，中國不是早已伸出援手，收留了一大半、好幾萬的難民。<text:span text:style-name="T3"><text:line-break/><text:line-break/></text:span>至於你還說什麼<text:span text:style-name="T3"><text:s/>"</text:span>現在這些終身不可能回國也沒享受到臺灣經濟起飛的國軍遺族正遭受屠殺<text:span text:style-name="T3">"</text:span>，這樣一種說法，實在幼稚、簡化、扭曲到極點。<text:span text:style-name="T3"><text:line-break/><text:line-break/></text:span>這年頭，資訊氾濫，想要弄清楚一些事情的基本狀況，有那麼難嗎？任何人講話都一樣，理應下筆慎重，不要輕易信口開河。</text:p>
      <text:p text:style-name="P1"><text:span text:style-name="T1">政信</text:span><text:s/>  |  2015.02.16 14:08   |   <text:a xlink:type="simple" xlink:href="http://palinfo.habago.org/Entry?Command=Information_PrintForum&amp;iPage=328#FORUM33691"><text:span text:style-name="T2">#</text:span></text:a></text:p>
      <text:p text:style-name="P3">這幾天臺灣媒體居然沒特別報導緬甸的大事<text:span text:style-name="T3">…</text:span>，我想臺灣現在的氛圍應該也沒有新聞媒體敢觸覺醒公民的霉頭。<text:span text:style-name="T3"><text:line-break/><text:line-break/></text:span>畢竟這次受到殘害的是當年國共內戰時逃往東南亞的孤軍後裔，現在緬甸政府軍正在屠殺一些平民洩憤，造成大量難民逃往中國邊界。<text:span text:style-name="T3"><text:line-break/><text:line-break/></text:span>而果敢同盟軍發言人表示絕不向中國求援<text:span text:style-name="T3">(</text:span>因為當年反共<text:span text:style-name="T3">)<text:line-break/><text:line-break/></text:span>現在這些終身不可能回國也沒享受到臺灣經濟起飛的國軍遺族正遭受屠殺，只有中國出面調停，可是臺灣方面卻無人關心<text:span text:style-name="T3">…</text:span></text:p>
      <text:p text:style-name="P1"><text:span text:style-name="T1">葉小慧</text:span><text:s/>  |  2015.02.15 11:31   |   <text:a xlink:type="simple" xlink:href="http://palinfo.habago.org/Entry?Command=Information_PrintForum&amp;iPage=328#FORUM33690"><text:span text:style-name="T2">#</text:span></text:a></text:p>
      <text:p text:style-name="P2">歐美國家被人槍擊就說是恐怖攻擊，美國教堂山穆斯林被槍擊只說是仇恨犯罪（雖然我理解在美國仇恨犯罪的指控就很嚴重），這是一種雙重標準。<text:span text:style-name="T3"><text:line-break/><text:line-break/></text:span>恐怖攻擊的指控是可以用軍隊力量去報復的，但仇恨犯罪頂多讓犯罪者伏法，西方世界如此欺負人，往後不安寧只會更多。<text:span text:style-name="T3"><text:line-break/><text:line-break/>----<text:line-break/></text:span>丹麥槍擊案<text:span text:style-name="T3">1</text:span>死<text:span text:style-name="T3"><text:s/></text:span>法國外長認定恐攻<text:span text:style-name="T3"><text:line-break/><text:line-break/></text:span>（中央社記者曾依璇巴黎<text:span text:style-name="T3">14</text:span>日專電）丹麥哥本哈根一場討論伊斯蘭和言論自由的座談會遭槍擊，至少<text:span text:style-name="T3">1</text:span>人死亡，法國外交部長法畢斯在聲明中稱之為恐怖攻擊，予以強烈譴責。<text:span text:style-name="T3"><text:line-break/><text:line-break/></text:span>哥本哈根<text:span text:style-name="T3">14</text:span>日下午有一場關於伊斯蘭和言論自由的座談會，突然遭槍擊，據傳擊發了數十槍，法國駐丹麥大使吉莫海（<text:span text:style-name="T3">Francois Zimeray</text:span>）和瑞典漫畫家威爾克斯（<text:span text:style-name="T3">Lars Vilk</text:span>）也在場。威爾克斯曾畫過伊斯蘭先知穆罕默德（<text:span text:style-name="T3">Muhammad</text:span>）的諷刺插畫。</text:p>
      <text:p text:style-name="P1"><text:span text:style-name="T1">陳真</text:span><text:s/>  |  2015.02.15 01:08   |   <text:a xlink:type="simple" xlink:href="http://palinfo.habago.org/Entry?Command=Information_PrintForum&amp;iPage=328#FORUM33689"><text:span text:style-name="T2">#</text:span></text:a></text:p>
      <text:p text:style-name="P3"><text:span text:style-name="T3">To </text:span>志鴻<text:span text:style-name="T3"><text:line-break/><text:line-break/></text:span>如果連一個總統都沒法維護自己最起碼的名譽而只能任人抹黑造謠，更不用說無法召喚鎂光聚焦為己發聲的一般人。<text:span text:style-name="T3"><text:line-break/><text:line-break/></text:span>台灣的所謂民主、自由與人權，是有前提的。首先，你得合乎某種主流顏色，合乎某種政治正確，然後你才有可能免於各種全然肆無忌憚的人權侵害，否則你就得放棄言論自由，選擇噤聲不語，明哲保身。<text:span text:style-name="T3"><text:line-break/><text:line-break/></text:span>這種大開人權與自由倒車的情況，在過去十幾年來綠營這樣一種<text:span text:style-name="T3"><text:s/>"</text:span>法西斯<text:span text:style-name="T3">" </text:span>勢力壯大之後，更是變本加厲。當然，主要是拜網路暴民文化之賜。<text:span text:style-name="T3"><text:line-break/><text:line-break/></text:span>在這之前的舊國民黨威權時期，加害者是<text:span text:style-name="T3"><text:s/>"</text:span>國家<text:span text:style-name="T3">"</text:span>，但國家總不可能天天盯著每個人的一言一行；而且，國家對付你，表面上還是得假裝講點文明道理，不至於肆無忌憚。但現在哪需要國家或黨出面，任何一個人躲在電腦螢幕後面，都能輕易地整你、傷你，把你抹黑得臭不可聞。<text:span text:style-name="T3"><text:line-break/><text:line-break/></text:span>而且，卑劣手段千百種，冒名虛構，以假亂真，虛虛實實；虛構完之後再以另一種假身份大量自我引用，大加傳揚等等，旁人根本不可能知道其中之陰暗複雜。人們面對謠言或抹黑，一般都不會相一切<text:span text:style-name="T3"><text:s/>"</text:span>全屬<text:span text:style-name="T3">" </text:span>空穴來風，總會以為也許裏頭<text:span text:style-name="T3"><text:s/>"</text:span>多多少少<text:span text:style-name="T3">" </text:span>真的有些什麼問題。總之，任何一個人，只要動動滑鼠，輕易就能把你給<text:span text:style-name="T3"><text:s/>"</text:span>爭議化<text:span text:style-name="T3">" </text:span>、<text:span text:style-name="T3"><text:s/>"</text:span>去道德化<text:span text:style-name="T3">" </text:span>或<text:span text:style-name="T3"><text:s/>"</text:span>小丑化<text:span text:style-name="T3">"</text:span>，進而使你的言論失去應有的影響力及可信度。<text:span text:style-name="T3"><text:line-break/><text:line-break/></text:span>威權時期，大不了不說話。但在這所謂民主進步時期，許多時候，你及你的家人甚至連保持沉默的自由也沒有。比方說，大家都在反<text:span text:style-name="T3"><text:s/>"</text:span>統媒<text:span text:style-name="T3">"</text:span>，為什麼你不反？大家都在歌頌偉大的太陽花，為什麼你不歌頌，為什麼你不簽名支持？你是對咱勇敢的台灣人有仇嗎？於是，一群暴民就會開始有計畫地對付你，不擇手段傷害你。當然，也許你會覺得沒有這麼嚴重，那其實只是因為你很乖，<text:span text:style-name="T3">"</text:span>勇敢的台灣人<text:span text:style-name="T3">" </text:span>當然就不會找上你。<text:span text:style-name="T3"><text:line-break/><text:line-break/>Noam Chomsky</text:span>曾說網路帶來一種對於主流聲音的反叛，一種眾人藉以澄清是非的力量，因此給予相當高的正面評價。網路在西方世界或許如此，但在台灣卻剛好相反。台灣人是這樣一種人：無腦，一窩蜂，陽光下很畏縮，但只要一匿名便大無畏，什麼事都能幹得出來，缺乏自尊與榮譽感，似乎完全無法自律。<text:span text:style-name="T3"><text:line-break/><text:line-break/></text:span>因為無腦，所以很容易被主流勢力所洗腦操控。因為一窩蜂及缺乏自信，缺乏獨立人格及獨立思考能力，於是人云亦云，有一種呼朋引類、西瓜倚大邊、進而傷害少數或弱勢一方的性格。若再加上匿名使壞的強烈窩囊民族性，網路更是成為一種非但不是<text:span text:style-name="T3"><text:s/>"</text:span>反叛主流<text:span text:style-name="T3">" </text:span>的正直之聲，反倒是主流法西斯勢力的血滴子，無數無腦匿名暴民自動為其效命，盡一切可能隨時隨地傷害異己。同樣一種工具<text:span text:style-name="T3">--</text:span>網路，在西方或許是反叛主流、對抗強權的武器，但在台灣卻恰恰完全相反。<text:span text:style-name="T3"><text:line-break/><text:line-break/></text:span>除了上述這樣一種民族性，也許還有個我常講的原因就是，台灣社會對於是非善惡美醜絲毫不感興趣，而完全只在乎敵我顏色之勝負。只要是不同顏色，便是敵人；對於敵人，不管你用什麼手段傷害他，你都會在你所屬的陣營中獲得讚賞。<text:span text:style-name="T3"><text:line-break/><text:line-break/></text:span>因此，對於那些應該繩之以法、行事卑劣齷齪的政客名人等等，即便你有充份理由或證據，你非但不敢對之有一絲批評<text:span text:style-name="T3"><text:s/>(</text:span>因為批評之後肯定會有可怕的報應<text:span text:style-name="T3">)</text:span>，甚至連你想為無辜者<text:span text:style-name="T3">(</text:span>例如馬英九或任何一個舉藍旗的人<text:span text:style-name="T3">)</text:span>說話，都會被視為敵人而遭到暴民攻擊。也就是說，所謂是非美醜，在這島上是完完全全沒有任何份量的。人們根本不在乎這些，而只在乎敵我勝負；只要能傷害所謂敵人，任何卑劣手段都會被視為英雄。他哪管你什麼謠言，只要對敵人不利的東西，即便明明是空穴來風，他照樣會把它當成事實來四處傳揚、譴責與羞辱。<text:span text:style-name="T3"><text:line-break/><text:line-break/></text:span>這樣一種現象，在舊國民黨時期基本上是不普遍的。在那個恐怖年頭，人們反倒仍然在乎是非良善與否。但這年頭，是非良善完全不值錢了。<text:span text:style-name="T3"><text:line-break/><text:line-break/></text:span>唸高醫時，校園內常出現攻擊我的匿名黑函。比方說我至今保留一張在高醫校園流傳甚廣的漫畫傳單。我被畫成一條狗，脖子上還掛著一條狗鍊，被一個像黑道那樣的人牽著<text:span text:style-name="T3"><text:s/>(</text:span>影射檯面上一些黨外政治人物<text:span text:style-name="T3">)</text:span>；這些黑道，滿臉橫肉，邪裏邪氣，嘴裏還叼著煙。意思是說，黨外就是黑道地痞流氓的組合，而我為了錢，甘心和他們合作，甘心被他們所利用。有幾次，班上有幾位同學甚至當著眾人的面<text:span text:style-name="T3">(</text:span>或是私下<text:span text:style-name="T3">)</text:span>，大聲質問我說，究竟我誣蔑政府、傷害社會能為自己賺進多少錢？或是質問我如果沒有做壞事，夜半不怕鬼敲門，怎麼會害怕戒嚴？旁邊有其他同學憤怒地附和說，為什麼政府不把我們這些黨外人士槍斃！<text:span text:style-name="T3"><text:line-break/><text:line-break/></text:span>解嚴之前的高醫，剛入學、更早之時，全校就只有我一人反國民黨政府，沒有任何同志。走在校園裏，甚至都有人身安全的問題，因為大多數同學相信我是歹徒。<text:span text:style-name="T3"><text:line-break/><text:line-break/></text:span>我能理解這些同學的憤怒，因為他們真的以為黨外人士全是黑道流氓，以為我們從共匪那邊拿錢，而且暗中經營賭場娼館謀取暴利，整天誣蔑政府，鼓吹解嚴，鼓吹開放報禁，鼓吹組黨，鼓吹兩岸和解，以便木馬屠城，以便製造台灣動亂，為的就是要傷害台灣社會。他們之所以憤怒，意味著他們還在乎是非善惡。<text:span text:style-name="T3"><text:line-break/><text:line-break/></text:span>後來，幾年之後，有兩三個同學各自跑來跟我懺悔，有的痛哭流涕，有的交給我一張卡片，裏頭寫滿長長的悔恨與自責，說他被誤導，甚至還真以為我跟張俊雄等人合開私娼館。<text:span text:style-name="T3"><text:line-break/><text:line-break/></text:span>講這些的意思是說，他們之所以對我憤怒，並不是因為我的立場顏色跟他不同，而是因為他們聽信抹黑謠言，以為我真的做出這樣那樣的壞事。當他們知道被騙之後，對我的態度當然馬上就不一樣了。但這年頭完全不是這樣，人們哪管你什麼是非善惡，他只在乎你有沒有挺綠，有沒有反中仇中，藉以判斷你是敵或友。只要是敵人，那就是完全可以不擇手段任意傷害之。至於造謠抹黑，只是殺敵的一個基本手段而已，他根本不會在乎種種抹黑內容是否屬實，只要能傷害敵人就是對的。<text:span text:style-name="T3"><text:line-break/><text:line-break/></text:span>這事其實很重要。我對自己，以及對於我最在乎的親朋好友們，我始終只有一個很深的祝願，那就是我希望自己，同時也希望他們，都能成為一個好人，因為成為一個好人極端重要。我們不可能期待人生無風無浪，種種生老病死悲歡離合終究都會找上每一個人，大多時候，生命過程中還會有更多巨大的痛苦、不幸和災難，沒有人能避得了這一切，唯一能讓人有勇氣面對生命一切磨難的憑藉就是讓自己成為一個好人。<text:span text:style-name="T3"><text:line-break/><text:line-break/></text:span>好人當然也會痛苦，也會孤獨，也會寂寞，也會害怕，甚至也會自殺，甚至這些負面的東西往往和好人連在一起。但是，人只要依附著善，他就比較能在表面的驚濤駭浪底下，求得一份內心深處的真實愉悅與平靜；簡單說，他就比較有可能有著一種深層的快樂。據說托爾斯泰重病時，都還意識模模糊糊地對著照顧他的人說，<text:span text:style-name="T3">"</text:span>我沒事，你們不用管我，你們去照顧別人吧，照顧那些更需要照顧的人。<text:span text:style-name="T3">" </text:span>這讓我相信，一個好人，不管他自身遭到什麼樣的折磨與痛苦，他都還是愉悅而不悲慘的。生命儘管可悲，但不要落得悲慘。<text:span text:style-name="T3"><text:line-break/><text:line-break/></text:span>貝多芬臨終前據說也有類似的說法。他對友人說，如果你真的在乎你的小孩，如果你真的希望他一生快樂，最好的方法就是把他教育成一個好人。<text:span text:style-name="T3"><text:line-break/><text:line-break/></text:span>壞蛋也許往往如魚得水，左右逢源，但我沒法想像那樣的人如何可能真的擁有某種深層的平安與愉悅。</text:p>
      <text:p text:style-name="P1"><text:span text:style-name="T1">宗益</text:span><text:s/>  |  2015.02.14 16:25   |   <text:a xlink:type="simple" xlink:href="http://palinfo.habago.org/Entry?Command=Information_PrintForum&amp;iPage=328#FORUM33688"><text:span text:style-name="T2">#</text:span></text:a></text:p>
      <text:p text:style-name="P2">分享一首我在<text:span text:style-name="T3">youtube</text:span>偶拾的曲子，貌似洋人所上傳，標題寫<text:span text:style-name="T3">"Classic Chinese Music </text:span>古箏<text:span text:style-name="T3">"</text:span>，有謬誤處，經我查證，實為<text:span text:style-name="T3">80</text:span>年代抒情歌曲，可能有重新編曲，其中以二胡、古箏、蕭等樂器合奏，古韻濃厚，樂音幽微處，弄人心弦，且觸且止，令我不禁涕下。方才明白<text:span text:style-name="T3">:"</text:span>離歌且莫翻新闋，一曲能教腸寸結<text:span text:style-name="T3">"</text:span>一詞其中深意。<text:span text:style-name="T3"><text:line-break/><text:line-break/></text:span>曲<text:span text:style-name="T3"><text:line-break/>http://goo.gl/R4mgls<text:line-break/><text:line-break/></text:span>歌<text:span text:style-name="T3"><text:line-break/>http://goo.gl/a2UQzJ<text:line-break/><text:line-break/></text:span>時常覺得二胡是一種很<text:span text:style-name="T3">"</text:span>賊<text:span text:style-name="T3">"</text:span>的樂器，不斷企圖偷偷拉扯內心某處，音色連綿細長，不似西洋弦樂器般均衡而飽滿圓潤。聽起來像是缺了、少了甚麼，但又恰到好處，剪不斷、理還亂，達不到，卻無不及。觀賞過一些古典文藝作品，總以為<text:span text:style-name="T3">"</text:span>悲苦<text:span text:style-name="T3">"</text:span>是中國文化的基調，而樂音足以襯之者，我想除了二胡，別無他選。</text:p>
      <text:p text:style-name="P4"/>
      <text:p text:style-name="P1"><text:span text:style-name="T1">陳真</text:span><text:s/>  |  2015.02.14 03:32   |   <text:a xlink:type="simple" xlink:href="http://palinfo.habago.org/Entry?Command=Information_PrintForum&amp;iPage=329#FORUM33687"><text:span text:style-name="T2">#</text:span></text:a></text:p>
      <text:p text:style-name="P2">回到台灣，像個永遠沒法下班的消防隊員似的，生活一片火海。<text:span text:style-name="T3"><text:line-break/><text:line-break/></text:span>醫院工作的一千多個日子裏，每當我感到疲憊不堪，感到身心折騰到了一種極限，我就自我明示接下來即將實現的任何一種自我犒賞，從這樣一種預期之中，獲得一種支撐與安慰。<text:span text:style-name="T3"><text:line-break/><text:line-break/></text:span>例如，萬物寂靜的深夜裏，期待疲憊之餘便能從病房或急診回到辦公室，把音量盡可能調到最大聲<text:span text:style-name="T3">(</text:span>畢竟整個辦公室樓層只剩我一人<text:span text:style-name="T3">)</text:span>，躺在沙發上，反覆聆聽魔笛<text:span text:style-name="T3"><text:s/>"</text:span>夜之后<text:span text:style-name="T3">" </text:span>所唱的這曲子。聽了不下數萬遍。<text:span text:style-name="T3"><text:line-break/><text:line-break/>http://goo.gl/h1HyzO<text:line-break/><text:line-break/>http://goo.gl/6okp5A (</text:span>可由一分三十八秒處開始聽<text:span text:style-name="T3">)<text:line-break/><text:line-break/></text:span>為何那一千多個日子每天就只是想聽夜后而不是其它曲子，我也不知道。詩人，不管死的活的，都不曾真正死去，對於人心的慰藉，起了一個不可思議的作用。世上若無詩歌，生命恐怕將更為不堪與艱難。</text:p>
      <text:p text:style-name="P1"><text:span text:style-name="T1">陳志鴻</text:span><text:s/>  |  2015.02.14 02:18   |   <text:a xlink:type="simple" xlink:href="http://palinfo.habago.org/Entry?Command=Information_PrintForum&amp;iPage=329#FORUM33686"><text:span text:style-name="T2">#</text:span></text:a></text:p>
      <text:p text:style-name="P3">現在的社會風氣真的是不需要證據就能隨意指控別人，<text:span text:style-name="T3"><text:line-break/><text:line-break/></text:span>連手上握有麥克風的馬總統，最終也只能倚靠司法來捍衛自己的清白了。<text:span text:style-name="T3"><text:line-break/><text:line-break/>===<text:line-break/><text:line-break/></text:span>周玉蔻指控收頂新<text:span text:style-name="T3">2</text:span>億　馬總統回擊：口水<text:span text:style-name="T3"><text:line-break/><text:line-break/></text:span>包括名嘴周玉蔻等人先前指控總統馬英九收受頂新<text:span text:style-name="T3">2</text:span>億元政治獻金，馬今接受<text:span text:style-name="T3">udn tv</text:span>專訪時首度公開反擊說，名嘴從去年底的相關指控，幾乎都是道聽塗說、空穴來風，卻講得頭頭是道，說有祕密證人，但拿出來都不是這回事；馬質疑，這種風氣真的很不好，清廉是國民黨非常重要的核心價值，他非常樂於接受檢驗，但「拿出證據來！到現在為止，看不到東西，都是口水。」<text:span text:style-name="T3"><text:line-break/><text:line-break/></text:span>馬總統表示，這些名嘴沒有任何證據，一個題目打不去，就另換一個題目，他不認識的人可以變成認識，怎麼可以這樣子？這樣的過程中也讓他深刻感受到，為何這些人在沒有任何證據的情況下，可以無中生有，然後媒體好像也樂於配合，這實在不是一個好的現象。<text:span text:style-name="T3"><text:line-break/><text:line-break/></text:span>馬總統說，他不是喜歡興訟的人，身為總統興訟也會受到批評，但即使法院、檢察官都在調查了，他們（名嘴）卻還在鋪天蓋地抹黑造謠在這種情況下，如果他還不採取自我防衛措施，等於是縱容這些人，很多人都講，如果不提告就等於是心虛，外界就是用這種觀念來看，雖然這種觀念可能不見得最正確，但在目前比較畸形的生態環境下，「我可能不得不出此下策。」<text:span text:style-name="T3"><text:line-break/><text:line-break/></text:span>馬總統還說，最荒唐的是，總統選舉與立委、地方選舉候選人的選票補助本是不一樣，立委、地方選舉補助的錢是給候選人，而總統是由推薦的政黨領走，他根本不會經手，結果（名嘴）居然問他錢到哪裡去了、還說他捐給國民黨，但這根本不是他的錢，要如何捐給國民黨？<text:span text:style-name="T3"><text:line-break/><text:line-break/></text:span>馬痛批，「他們（名嘴）上節目前怎麼不稍微看看法律的規定是什麼？」這些人還說匯錢給美國唸書女兒涉嫌逃漏贈與稅？但撫養人對被撫養人的生活費、醫療費、教育費是不構成贈與的，這是最基本稅的常識，這也可以吵好幾天。<text:span text:style-name="T3"><text:line-break/><text:line-break/></text:span>馬說，這些<text:span text:style-name="T3">CALL-IN</text:span>節目完全看收視率，越是轟動越是受到歡迎，不需要證據；讓社會瀰漫不說真話、任意批評甚至顛倒黑白，這也不是民主社會應有的現象。（陳培煌／台北報導）<text:span text:style-name="T3"><text:line-break/><text:line-break/>http://goo.gl/mylpmb</text:span></text:p>
      <text:p text:style-name="P1"><text:span text:style-name="T1">陳真</text:span><text:s/>  |  2015.02.14 02:16   |   <text:a xlink:type="simple" xlink:href="http://palinfo.habago.org/Entry?Command=Information_PrintForum&amp;iPage=329#FORUM33685"><text:span text:style-name="T2">#</text:span></text:a></text:p>
      <text:p text:style-name="P2">在逝去的年代裡，世界一度陷入失衡的狀態。日和夜，陰和陽，決然的分開了。在夜的世界裡，萬物無法繁殖。在日的領域裡，萬物得不到休養生息。人類苦不堪言，卻無法知道，為何世界亂了秩序？唯有認為，這是一個詛咒。<text:span text:style-name="T3"><text:line-break/><text:line-break/>--</text:span>魔笛，莫扎特</text:p>
      <text:p text:style-name="P1"><text:span text:style-name="T1">陳真</text:span><text:s/>  |  2015.02.14 01:02   |   <text:a xlink:type="simple" xlink:href="http://palinfo.habago.org/Entry?Command=Information_PrintForum&amp;iPage=329#FORUM33684"><text:span text:style-name="T2">#</text:span></text:a></text:p>
      <text:p text:style-name="P3">秦義明：媽<text:span text:style-name="T3"><text:s/></text:span>下輩子再當妳兒<text:span text:style-name="T3"><text:line-break/><text:line-break/>2015</text:span>年<text:span text:style-name="T3">2</text:span>月<text:span text:style-name="T3">13</text:span>日<text:span text:style-name="T3"><text:line-break/></text:span>中國時報【林宏聰、李義╱高雄報導】<text:span text:style-name="T3"><text:line-break/><text:line-break/>6</text:span>名受刑人深知難逃法網，彼此擁抱互道「兄弟，一路好走」，先後開槍自盡。首腦之一秦義明自我了斷前，為了阻止警方帶老母到場勸降，情緒激動對空鳴槍，接著隔空向媽媽道歉，因為他不願在親情感召下哭哭啼啼影響赴死決心，原來黑道狠角色在母親面前，也只是個孩子。<text:span text:style-name="T3"><text:line-break/><text:line-break/></text:span>雙方對峙時，警方發動受刑人家人到場溫情喊話。蔡炎輝說，他聽到秦義明看見母親趕到場後情緒激動，但不想面對母親，隔空向母親說對不起，高喊「下輩子再當妳兒子！」即對空鳴槍，制止警方引導其母親進入檢哨。<text:span text:style-name="T3"><text:line-break/><text:line-break/>4</text:span>人先走<text:span text:style-name="T3"><text:s/>2</text:span>人數<text:span text:style-name="T3">3</text:span>聲自戕<text:span text:style-name="T3"><text:line-break/><text:line-break/></text:span>清晨<text:span text:style-name="T3">4</text:span>時許，蔡炎輝聽見受刑人們互道「兄弟，一路好走」，約<text:span text:style-name="T3">5</text:span>點即傳出幾聲槍響，應是其中<text:span text:style-name="T3">4</text:span>人開槍自盡，再隔約<text:span text:style-name="T3">10</text:span>分鐘後，另兩名犯人也互相約定數<text:span text:style-name="T3">3</text:span>聲後一起開槍自殺，結果數到<text:span text:style-name="T3">2</text:span>就開槍。</text:p>
      <text:p text:style-name="P1"><text:span text:style-name="T1">陳真</text:span><text:s/>  |  2015.02.14 00:48   |   <text:a xlink:type="simple" xlink:href="http://palinfo.habago.org/Entry?Command=Information_PrintForum&amp;iPage=329#FORUM33683"><text:span text:style-name="T2">#</text:span></text:a></text:p>
      <text:p text:style-name="P2"><text:span text:style-name="T3">6 </text:span>囚家境清貧<text:span text:style-name="T3"><text:s/></text:span>靳竹生無人認屍<text:span text:style-name="T3"><text:line-break/><text:line-break/></text:span>中時電子報<text:span text:style-name="T3"><text:line-break/></text:span>呂素麗、曹明正╱高雄報導<text:span text:style-name="T3"><text:s/>2015</text:span>年<text:span text:style-name="T3">2</text:span>月<text:span text:style-name="T3">13</text:span>日<text:span text:style-name="T3"><text:line-break/><text:line-break/></text:span>崩潰不捨<text:span text:style-name="T3"> <text:line-break/><text:line-break/></text:span>秦義明的母親說，挾持事件發生時她曾與兒子通上電話，秦義明直到最後還是掛心家人。（曹明正攝）<text:span text:style-name="T3"><text:line-break/><text:line-break/></text:span>高雄大寮監獄挾持案<text:span text:style-name="T3">6</text:span>名自盡受刑人各有人生故事，多數家境不佳，因強盜殺人被判無期徒刑的靳竹生遺體送到高雄市立殯儀館，沒有家屬出面認屍；秦義明則因家貧，秦母無力為兒送終，由大德佛化生命禮儀公司做公益，免費幫他辦後事。<text:span text:style-name="T3"><text:line-break/><text:line-break/></text:span>秦後事<text:span text:style-name="T3"><text:s/></text:span>葬儀社免費辦<text:span text:style-name="T3"><text:line-break/><text:line-break/></text:span>鄭立德、黃子晏、靳竹生、秦義明、魏良穎、黃顯勝遺體，昨天近午時由<text:span text:style-name="T3">6</text:span>輛救護車一起送到殯儀館，檢警相驗，在場等候家屬見到死者遺體崩潰痛哭。<text:span text:style-name="T3"><text:line-break/><text:line-break/>6</text:span>人除鄭立德經濟狀況還過得去，其他<text:span text:style-name="T3">5</text:span>人家境普遍不佳，因盜匪罪被判刑<text:span text:style-name="T3">46</text:span>年的秦義明，父親早逝，秦母獨力撫養<text:span text:style-name="T3">3</text:span>女<text:span text:style-name="T3">1</text:span>子，唯一的兒子卻走歹路，有<text:span text:style-name="T3">1</text:span>名女兒罹患重病，她無力幫兒子辦後事。<text:span text:style-name="T3"><text:line-break/><text:line-break/></text:span>秦母昨天獨自到殯儀館認屍，談及兒子老淚縱橫說，前晚到大寮監獄與兒子通上電話，兒子透露情況失控，不解為何會變成這樣？她勸兒子有錯就要認錯，千萬不能傷及無辜，「兒子把我的話聽進去了」；以往她每半個月就去探監，<text:span text:style-name="T3">2</text:span>月初去看他還好好的，如今，面對悲劇「心痛！心碎！」。<text:span text:style-name="T3"><text:line-break/><text:line-break/></text:span>秦母：有聽勸未傷無辜<text:span text:style-name="T3"><text:line-break/><text:line-break/></text:span>住鼓山區的黃顯勝與妻子離異多年，有<text:span text:style-name="T3">1</text:span>名<text:span text:style-name="T3">16</text:span>歲兒子，平常與父母、兒子同住，經濟狀況不佳，<text:span text:style-name="T3">73</text:span>歲老母平常還到住家附近市場，幫人家顧攤位賺錢。<text:span text:style-name="T3"><text:line-break/><text:line-break/></text:span>黃母由兒女陪同到殯儀館神情哀傷的說，平常<text:span text:style-name="T3">1</text:span>、<text:span text:style-name="T3">2</text:span>個月會面<text:span text:style-name="T3">1</text:span>次會帶些菜給兒子，黃顯勝要她經常來看他，不然監獄裡的人會笑他：「你們家裡的人都死了嗎？」原本<text:span text:style-name="T3">12</text:span>日約好要會面，沒想到卻突然發生人質事件，前晚到監獄卻無法見兒子最後一面，連電話也沒講到。<text:span text:style-name="T3"><text:line-break/><text:line-break/></text:span>靳竹生在警方記錄裡是「無家無眷」，有<text:span text:style-name="T3">1</text:span>名哥哥住在北部，但昨天檢警、葬儀社不斷聯絡均未接電話，至下午仍無家屬出面認屍，處境淒涼。<text:span text:style-name="T3"><text:line-break/><text:line-break/></text:span>會面卻見不到最後一面<text:span text:style-name="T3"><text:line-break/><text:line-break/></text:span>未婚的黃子晏是家裡唯一的男孩，他的姊姊和外甥女前往認屍。外甥女哭著說，現在阿嬤唯一兒子就這樣走了，連最後一面、一句話都沒有，阿嬤到底要怎麼辦？<text:span text:style-name="T3"><text:line-break/><text:line-break/></text:span>魏良穎的母親因受不了刺激，一度傳出身體不適，休息後才能認屍。<text:span text:style-name="T3"><text:line-break/><text:line-break/></text:span>鄭立德的母親、妻兒女昨天戴著口罩現身，旁邊有鄭在眷村從小玩到大的朋友相陪，陳姓友人表示，鄭立德個性海派敢做敢當，拿得起放得下，他覺得沒殺人卻被判殺人罪，還要被關<text:span text:style-name="T3">18</text:span>年很不甘心，用此激烈手段表達訴求，但他至少沒有傷害無辜。</text:p>
      <text:p text:style-name="P1"><text:span text:style-name="T1">陳真</text:span><text:s/>  |  2015.02.13 03:05   |   <text:a xlink:type="simple" xlink:href="http://palinfo.habago.org/Entry?Command=Information_PrintForum&amp;iPage=329#FORUM33682"><text:span text:style-name="T2">#</text:span></text:a></text:p>
      <text:p text:style-name="P3"><text:span text:style-name="T3">(</text:span>續<text:span text:style-name="T3">)<text:line-break/><text:line-break/></text:span>先前不是講到愛蜜莉狄更生的那首<text:span text:style-name="T3"><text:s/>"</text:span>我無法等待死亡<text:span text:style-name="T3">" </text:span>嗎，全詩重在一個<text:span text:style-name="T3"><text:s/>"</text:span>等<text:span text:style-name="T3">" </text:span>字。我比你大比你久比你既長又遠，所以我能等你，而你卻沒法等我。不但等你，我還能<text:span text:style-name="T3"><text:s/>"</text:span>路過<text:span text:style-name="T3">" </text:span>你，<text:span text:style-name="T3">"</text:span>凝視<text:span text:style-name="T3">" </text:span>你。為什麼？因為你是死者，是弱者，你是即將殞滅的生命，窩居一角，無足輕重，直到獲得我<text:span text:style-name="T3">(</text:span>死神<text:span text:style-name="T3">)</text:span>的凝視，於是你短暫可悲無足掛齒的生命，方才有了一點意義。維根斯坦亦曾如此說道，<text:span text:style-name="T3">"</text:span>唯有死亡能給予生命意義<text:span text:style-name="T3">"</text:span>。<text:span text:style-name="T3"><text:line-break/><text:line-break/></text:span>人被鬼神所凝視所路過，自然是應該的。但人與人之間，階級與階級之間，也常有這樣一種純屬虛構、吃人豆腐的<text:span text:style-name="T3"><text:s/>"</text:span>凝視<text:span text:style-name="T3">"</text:span>。基本句型是：<text:span text:style-name="T3">"</text:span>我注意到你了<text:span text:style-name="T3">"</text:span>，我注意到你這個渺小的人了。光<text:span text:style-name="T3"><text:s/>"</text:span>注意<text:span text:style-name="T3">"</text:span>、光<text:span text:style-name="T3"><text:s/>"</text:span>凝視<text:span text:style-name="T3">"</text:span>，還不夠，通常還會有凝視之後的評語與論斷。<text:span text:style-name="T3"><text:line-break/><text:line-break/></text:span>你用肚臍想也知道，人際之間，強對弱，眾對寡，主流凝視非主流，能說出些什麼好話？人們不會相信一個弱者貧者寡者等少數異類會有什麼崇高的心靈。在這個意義上，罪犯和詩人、哲學家便站到一塊兒的命運上。<text:span text:style-name="T3"><text:line-break/><text:line-break/></text:span>還記得我講過<text:span text:style-name="T3"><text:s/>N </text:span>次<text:span text:style-name="T3">(N&gt;20)</text:span>的那個民進黨員的故事嗎？民進黨剛建黨兩年，我進入醫院當實習醫師，精神科裏來了一個民進黨的朋友因為躁鬱症發作被送來住院。指導大家怎麼看診的醫界大老，一聽到該病患是民進黨員，立即叫全體醫生護士要小心進一步仔細觀察他的<text:span text:style-name="T3"><text:s/>"</text:span>潛在<text:span text:style-name="T3">" </text:span>症狀。<text:span text:style-name="T3"><text:line-break/><text:line-break/></text:span>大老說，因為這病人既然是民進黨員，一定是反社會，一定是心理及人格有病，而不光是躁鬱症，很可能有被害妄想，覺得政府要害他，而且很可能會有暴力衝動，必須小心防範。大老訓示大家說，觀察力要銳利，不能放棄各種可能的線索，譬如<text:span text:style-name="T3"><text:s/>"</text:span>民進黨員<text:span text:style-name="T3">" </text:span>就是有關人格、情緒與思想錯亂等等病情的一個重要線索。<text:span text:style-name="T3"><text:line-break/><text:line-break/></text:span>我那時還沒退黨，仍是民進黨員，這些蠢話聽在耳裏，也只能忍耐，忍耐當下四周飄來的同情眼光。還好大多數護士是不討厭我的，也不會懷疑我有被害妄想或人格異常。但她們經常對我之<text:span text:style-name="T3"><text:s/>"</text:span>野心暴力份子<text:span text:style-name="T3">" </text:span>的身份感到很不解，常說很難把我和<text:span text:style-name="T3"><text:s/>"</text:span>暴徒<text:span text:style-name="T3">" </text:span>或<text:span text:style-name="T3"><text:s/>"</text:span>野心<text:span text:style-name="T3">" </text:span>聯想在一起。<text:span text:style-name="T3"><text:line-break/><text:line-break/></text:span>這位民進黨員病患的故事，其實就是一個典型的凝視與路過的例子。如今，民進唬爛黨已經大獲全勝，整個島幾乎全是它的江山，年輕一輩更是它的忠誠子民，幾無例外。這時候，換它來凝視別人了，凝視少數，凝視弱勢，凝視非我族類。<text:span text:style-name="T3"><text:line-break/><text:line-break/></text:span>這時候，如果有個民進黨員住院，這類八卦精神醫學的診斷內容肯定會完全相反，絕不會再跟<text:span text:style-name="T3"><text:s/>"</text:span>暴力<text:span text:style-name="T3">" "</text:span>野心<text:span text:style-name="T3">" </text:span>或<text:span text:style-name="T3"><text:s/>"</text:span>妄想<text:span text:style-name="T3">" </text:span>等概念進行連結，而是會連結到<text:span text:style-name="T3"><text:s/>"</text:span>民主<text:span text:style-name="T3">"</text:span>、<text:span text:style-name="T3">"</text:span>公民<text:span text:style-name="T3">"</text:span>、<text:span text:style-name="T3">"</text:span>人權<text:span text:style-name="T3">"</text:span>、<text:span text:style-name="T3">"</text:span>理想<text:span text:style-name="T3">"</text:span>、<text:span text:style-name="T3">"</text:span>自由<text:span text:style-name="T3">"</text:span>等等偉大概念上。<text:span text:style-name="T3"><text:line-break/><text:line-break/></text:span>最近不知道為什麼，天天聽著莫扎特的唐喬凡尼最後一幕鬼魂現身那一段：<text:span text:style-name="T3"><text:line-break/><text:line-break/>https://www.youtube.com/watch?v=Gwq13kGm4Uc<text:line-break/><text:line-break/>https://www.youtube.com/watch?v=D8uDJXA_aNA<text:line-break/><text:line-break/>https://www.youtube.com/watch?v=shMKaRELm7g (</text:span>三分二十秒處，鬼就出來抓這混蛋了，非常酷！<text:span text:style-name="T3">)<text:line-break/><text:line-break/></text:span>我想我是完全能體會唐喬凡尼的。唐喬凡尼就是唐璜，古來無數藝術家或思想家，在這<text:span text:style-name="T3"><text:s/>"</text:span>下流<text:span text:style-name="T3">" </text:span>人物身上下工夫。齊克果就超愛莫扎特的<text:span text:style-name="T3"><text:s/>"</text:span>唐喬凡尼<text:span text:style-name="T3">" </text:span>歌劇。<text:span text:style-name="T3"><text:line-break/><text:line-break/></text:span>我現在要講的跟莫扎特的<text:span text:style-name="T3"><text:s/>"</text:span>唐喬凡尼<text:span text:style-name="T3">" </text:span>無關，而是和一位德國十八世紀的小說家<text:span text:style-name="T3"><text:s/>Hoffmann </text:span>寫的<text:span text:style-name="T3"><text:s/>"</text:span>唐璜<text:span text:style-name="T3">" </text:span>小說有關。我沒讀過這小說，只是湊巧在一位好像是慈濟大學的教授張堯欽寫的一篇論文上看到他引述小說中這樣一段話：<text:span text:style-name="T3"><text:line-break/><text:line-break/>"</text:span>只有詩人才能了解詩人，只有浪漫心境才能進入浪漫本質之中。只有能在廟宇之中感受到奉獻，在藝術中昇華的精神，才能了解奉獻者在狂熱興奮當中所說的。<text:span text:style-name="T3">"<text:line-break/><text:line-break/></text:span>這話挺有道理。你若不是那樣的人，就不可能理解那樣的世界。<text:span text:style-name="T3"><text:line-break/><text:line-break/></text:span>我知道低能半票讀者一定會做形下解，一定會說那是不是要了解妓女就要先成為妓女？這種回應，只是顯出理解能力上的極度低能。<text:span text:style-name="T3"><text:line-break/><text:line-break/>"</text:span>唐璜<text:span text:style-name="T3">" </text:span>小說這話的意思當然不是指職業或身份，而是指一種看世界的眼光和品味；你若沒有某種眼光和品味，你就不可能理解那樣一種世界；就好像我很難想像當一隻蚯蚓究竟是什麼感覺，整天熱烈地往泥土裏鑽，究竟有什麼好？<text:span text:style-name="T3"><text:line-break/><text:line-break/></text:span>同樣地，如果你沒有某種熱情，當那樣一種熱情出現時，你不可能理解那是怎麼一回事，你只會把它視為瘋狂或病態。就好像一個不曾談過戀愛的人，大概也不可能光是藉著研究愛情心理學而了解愛情。<text:span text:style-name="T3"><text:line-break/><text:line-break/></text:span>你若想理解某種人事物，首先你得自己身上有著那樣一種基因才行，否則你頂多只能說你<text:span text:style-name="T3"><text:s/>"</text:span>知道<text:span text:style-name="T3">"</text:span>，卻很難說你能<text:span text:style-name="T3"><text:s/>"</text:span>理解<text:span text:style-name="T3">"</text:span>，更不用說<text:span text:style-name="T3"><text:s/>"</text:span>體會<text:span text:style-name="T3">" </text:span>了。<text:span text:style-name="T3"><text:line-break/><text:line-break/></text:span>人被鬼神凝視是應該的，因為我們跟祂或祂們不對等，處於一高一低一長一短的兩種世界。但人與人的凝視與路過卻往往只是弱肉強食，強者以暴力取得了路過權和凝視權，乃至話語權，任意對弱者或少數異類或異己指指點點，講得好像真的一樣，其實全是胡扯。<text:span text:style-name="T3"><text:line-break/><text:line-break/></text:span>人的世界自然也有高有低有長有短，但不該根據權勢大小來區分高下，而是根據某種屬靈的東西，畢竟凝視與路過純粹就是屬靈的世界法則，而非屬肉，不屬於這個世上。<text:span text:style-name="T3"><text:line-break/><text:line-break/></text:span>跟<text:span text:style-name="T3"><text:s/>"</text:span>那個<text:span text:style-name="T3">" </text:span>世界靠得越近者，理當才有可能凝視地心引力管轄的<text:span text:style-name="T3"><text:s/>"</text:span>這個<text:span text:style-name="T3">" </text:span>世界。但現實卻往往相反。該凝視人的，卻老是被主流暴民們凝視得面目全非。通常都是在千百年之後，當渣滓沉澱，當一切顏色褪去，人們才會把他拱上神桌，接受他的凝視，甘心被他路過。</text:p>
      <text:p text:style-name="P1"><text:span text:style-name="T1">王修亮</text:span><text:s/>  |  2015.02.13 02:53   |   <text:a xlink:type="simple" xlink:href="http://palinfo.habago.org/Entry?Command=Information_PrintForum&amp;iPage=329#FORUM33681"><text:span text:style-name="T2">#</text:span></text:a></text:p>
      <text:p text:style-name="P2">中午母女兩人外出閒步，談到幾本小說與漫畫，比較著幾本書之間的感受與文筆，妹妹很感慨的說：「技巧確實會吸引人閱讀，但是一位作者，只從一種觀念、一種價值角度來寫作或繪畫，就很難讓我深刻感受，總覺得就只是浮在水面上的故事而已。」<text:span text:style-name="T3"><text:line-break/></text:span>「因為生活是很整體、很複雜的，寫得太單純，離現實太遙遠，就只是一個故事了。」<text:span text:style-name="T3"><text:line-break/><text:line-break/></text:span>一整天忙，直到晚上，才開電腦上巴勒網。<text:span text:style-name="T3"><text:line-break/><text:line-break/></text:span>「我很難過，劫獄的那六位囚犯，都自殺了。」<text:span text:style-name="T3"><text:line-break/></text:span>無法說出其他的形容，我用最簡單的語言表達了自己的情感。<text:span text:style-name="T3"><text:line-break/></text:span>女兒瞪著我好一會兒，才慢慢地說：「我覺得、我覺得、我覺得<text:span text:style-name="T3">……..</text:span>」<text:span text:style-name="T3"><text:line-break/></text:span>「沒關係，你不用說了，我知道妳也說不出話來。」<text:span text:style-name="T3"><text:line-break/></text:span>「不！我想說，我只是一下子說不出來。」<text:span text:style-name="T3"><text:line-break/></text:span>我靜下來等待。<text:span text:style-name="T3"><text:line-break/><text:line-break/></text:span>「世界上有無數的人，無數的事件，每一秒每一刻這些人這些事都在變化。沒有一霎那相同，都無法歸類。如果一定要分類，每一霎那每個人每件事都是一類。而每當出現一個事件，就只可能有一類觀念去應對它。」<text:span text:style-name="T3"><text:line-break/></text:span>「你說的對，正如我們中午所討論的，生活從來都不是從一個面向直線推進。」<text:span text:style-name="T3"><text:line-break/><text:line-break/></text:span>「事件從來沒有一個正確的角度，從來無法判定截然的是非對錯。因此無法以一個觀念處理每一件事，而是必須以無數觀念處理無數事件。所以每一件事情，都需要以很多觀念處理它。」<text:span text:style-name="T3"><text:line-break/></text:span>在反覆饒舌的話語裡，我聽得懂妹妹極力想表達的想法。<text:span text:style-name="T3"><text:line-break/></text:span>「對，時空的轉換形成極端複雜的環境，當然影響了其間的生命，產生各種更複雜的變化與處理方法。」<text:span text:style-name="T3"><text:line-break/><text:line-break/></text:span>「所以，每誕生一個生命，就開始有無數價值、模式圍繞著他，生命不斷成長，世界不斷改變，圍繞的價值、模式隨著時空無限轉換。不會再有第二次完全相同的模式，都隨時空有微妙的改變。對此狀況，就是無法解析分類說明，只能當下用心去感受。<text:span text:style-name="T3"><text:line-break/></text:span>想表達這些心靈感受其實很難，例如：不是所有的繪畫音樂情境等等，都可以用文字轉化，從文字來說也一樣，當文字轉化為畫與音樂時，也無法再看到當初的文字，一切都只變成新的感受。<text:span text:style-name="T3"><text:line-break/></text:span>事件也是一樣。雖然我想對事件表達一些想法，但是，張開口時，唯一的感覺，就是他們都離我們好遙遠，無法真實碰觸，無法言說。而我坐在這裡，即使希望大家都了解這樣的感覺，我也只能徒然坐在此，很無力。對這樣的事件，不論說出甚麼，都覺得不會說對。<text:span text:style-name="T3"><text:line-break/></text:span>最恐怖的是，越是自己想這麼多，越是覺得糾結在永遠無法解說的煩惱之中。不像癌症，只要科技更發達，就能有某種程度的解決。心的糾結，是沒有任何分類程度的。就像一團混沌，陰沉黑暗，面對這些人與事，無法批判，也無法支持，只能看著他們，甚麼也說不出，甚麼也做不了。」<text:span text:style-name="T3"><text:line-break/><text:line-break/></text:span>我同樣糾結在其中，無法回答，無法解說，只能抱抱他，感覺彼此的溫暖。<text:span text:style-name="T3"><text:line-break/><text:line-break/></text:span>黑沉夜色裡的沉默。</text:p>
      <text:p text:style-name="P1"><text:span text:style-name="T1">陳真</text:span><text:s/>  |  2015.02.13 00:45   |   <text:a xlink:type="simple" xlink:href="http://palinfo.habago.org/Entry?Command=Information_PrintForum&amp;iPage=329#FORUM33680"><text:span text:style-name="T2">#</text:span></text:a></text:p>
      <text:p text:style-name="P3">精神科醫師經常被其他科的醫師或是被一些讀書人所看輕，不是沒有道理。<text:span text:style-name="T3"><text:line-break/><text:line-break/></text:span>台灣特別有這樣一種八卦精神醫學的強烈傾向，光是看看報紙，看看電視，然後就能根據某種想當然耳的道理，任意信口開河，對當事人的心理、心境、精神狀態、人格與人脈等等等，馬上講出一大串，講得好像他是對方肚子裏的蛔蟲或是案發現場的幫凶似的，比算命仙還厲害。算命仙也得先來個紫微斗數運算，卜卦抽籤摸骨算八字，但是八卦精神科醫師不用這麼麻煩，只要敢，由你隨意看要怎麼胡扯瞎掰都行。<text:span text:style-name="T3"><text:line-break/><text:line-break/></text:span>台式八卦精神醫學發展到如此玄妙的境界，實在讓人嘆為觀止，精神醫學竟然有這種<text:span text:style-name="T3"><text:s/>"</text:span>學理<text:span text:style-name="T3">"</text:span>，還結合上犯罪學了，怎麼我都不知道，是我落伍了嗎？<text:span text:style-name="T3"><text:line-break/><text:line-break/></text:span>當然，也有可能是記者瞎掰，陷醫師於不義。<text:span text:style-name="T3"><text:line-break/><text:line-break/></text:span>二十幾年前剛畢業那一年，因為污名在外，小有點名氣，常有媒體記者找上門來。我通常一概拒絕受訪。我常反問記者說：<text:span text:style-name="T3">"</text:span>你以為我是算命仙嗎？<text:span text:style-name="T3">" <text:line-break/><text:line-break/></text:span>事件當事人我完全不認識，怎麼可能就只憑媒體一些報導來論斷當事人究竟有沒有病或是有著什麼樣的心理狀態，我又不是囝仔仙或大廟公。再說，診斷疾病我會，但若論及當事人從事某個作為的心境或緣由，那就不是醫學問題而是文學問題或社會問題乃至政治問題了。<text:span text:style-name="T3"><text:line-break/><text:line-break/></text:span>應該是剛畢業第二年，在馬偕醫院，某報記者來訪，說要談青少年問題。我以為只是談原則問題而非個案，於是同意受訪。想不到記者竟然問我什麼<text:span text:style-name="T3"><text:s/>"</text:span>高三症候群<text:span text:style-name="T3">" </text:span>怎麼處理。我說世界上沒有這種病啊。記者說，可是學生面臨大學聯考會緊張啊。我說會緊張很正常啊，不緊張才有點奇怪。記者又問，那該怎麼治療？我說，根本不是病，要治療什麼？考完就不緊張了啊。記者又問，那陳醫師您有沒有什麼專業建議？我說我沒有任何建議。<text:span text:style-name="T3"><text:line-break/><text:line-break/></text:span>前後談話就這樣，想不到隔天報紙一大篇報導出來，標題寫著<text:span text:style-name="T3">:"</text:span>小心高三症候群找上身<text:span text:style-name="T3">"</text:span>，內容則寫說我呼籲考生要放鬆心情，不要有得失心云云，一堆有說等於沒說的傻話；還說我根據精神醫學專業，建議考生考完之後要去做一些有益身心的活動，例如登山、郊遊、看有益身心的電影等等。但我根本沒有講這樣一些蠢話。<text:span text:style-name="T3"><text:line-break/><text:line-break/></text:span>之後，我的病人數不但突然增加，而且常接到一些演講邀約之類，當然我統統拒絕。在這次事件之後，一直到今天，我就絕對不再以精神科醫師的身份受訪<text:span text:style-name="T3">(</text:span>雜誌採訪倒是有一兩次<text:span text:style-name="T3">)</text:span>。當然，現在我是屬於末段班，人微如塵，言語無足輕重，大概也不會有人想訪問我了。<text:span text:style-name="T3"><text:line-break/><text:line-break/></text:span>記者無知倒也罷了，醫師若把自己當藝人或當成名嘴自我打扮，那也難怪很多人把精神科看成什麼談話解悶科、聊八卦科或談心事科，甚至搞得好像什麼靈媒似的，請人抽張牌，做個表情，或是看看他身上的一個什麼小線索，就能馬上挖掘出對方的心裏祕密。<text:span text:style-name="T3"><text:line-break/><text:line-break/></text:span>如果天底下真的有這樣一門醫師職業，那還需要念七年書及受訓個至少三四年嗎？我家隔壁的歐巴桑特別有這方面的天賦，我在陽台晾衣服都經常會聽見她在高談闊論，給一些社會新聞人物或名人做心理與人格分析。我看她應該可以直接畢業，連上學都不用，直接就能授予精神科專科醫師執照，因為八卦能力實在太強了。前些天，我還有幸偷聽到她對柯大帥和連公子這兩人進行深度人格分析比較。<text:span text:style-name="T3"><text:line-break/><text:line-break/></text:span>陳真<text:span text:style-name="T3"><text:line-break/>===============<text:line-break/>6</text:span>囚自盡<text:span text:style-name="T3"><text:s/></text:span>醫師：脫罪自我合理化<text:span text:style-name="T3"><text:line-break/><text:line-break/></text:span>中央社<text:span text:style-name="T3"><text:s/>– 2015</text:span>年<text:span text:style-name="T3">2</text:span>月<text:span text:style-name="T3">12</text:span>日<text:span text:style-name="T3"><text:line-break/><text:line-break/></text:span>（中央社記者陳清芳台北<text:span text:style-name="T3">12</text:span>日電）高雄監獄<text:span text:style-name="T3">6</text:span>名囚挾持典獄長之後自盡，精神科醫師李光輝認為，囚犯都會把罪刑合理化為司法不公，以自盡收場，有以死明志的意味。<text:span text:style-name="T3"><text:line-break/><text:line-break/></text:span>培靈醫院院長、精神科醫師李光輝受訪時指出，根據學理以及他與受刑人談話的，所有受刑人為了顏面，也為了能在獄中活下去，都會自我催眠，把犯案動機推諉為受害人挑釁、對方有錯或先動手之類等原因，將自身的責任淡化，其實也就是狡辯，這<text:span text:style-name="T3">6</text:span>囚應該也不例外，往往刑期愈長的重案犯，就是囚犯中的意見領袖。<text:span text:style-name="T3"><text:line-break/><text:line-break/></text:span>李光輝認為，<text:span text:style-name="T3">6</text:span>囚將挾持典獄長的動機，合理化為司法不公，一開始也是想要活下來，才會要求獄方備車加滿油讓他們離開，最後<text:span text:style-name="T3">4</text:span>囚先戕另<text:span text:style-name="T3">2</text:span>囚補槍，而非<text:span text:style-name="T3">6</text:span>囚同時飲彈，先自殺者通常是小弟，最後才是老大，顯示<text:span text:style-name="T3">6</text:span>人的意見不盡然一致。<text:span text:style-name="T3"><text:line-break/><text:line-break/></text:span>李光輝認為，或許<text:span text:style-name="T3">6</text:span>囚覺得與其罪加一等坐牢到死，不如死得壯烈有價值，以死明志，自我定位為死諫，這不令人意外，昨晚他和精神心理界的友人討論，就認為這是可能的結局之一。</text:p>
      <text:p text:style-name="P1"><text:span text:style-name="T1">陳真</text:span><text:s/>  |  2015.02.13 00:22   |   <text:a xlink:type="simple" xlink:href="http://palinfo.habago.org/Entry?Command=Information_PrintForum&amp;iPage=329#FORUM33679"><text:span text:style-name="T2">#</text:span></text:a></text:p>
      <text:p text:style-name="P2"><text:span text:style-name="T3">6</text:span>受刑人飲彈自盡　典獄長：他們與我一一擁抱訣別<text:span text:style-name="T3"><text:line-break/><text:line-break/>NOWnews 2015</text:span>年<text:span text:style-name="T3">2</text:span>月<text:span text:style-name="T3">12</text:span>日<text:span text:style-name="T3"><text:line-break/><text:line-break/></text:span>社會中心／高雄報導<text:span text:style-name="T3"><text:line-break/><text:line-break/></text:span>高雄監獄挾持案<text:span text:style-name="T3">6</text:span>名受刑人，於<text:span text:style-name="T3">12</text:span>日凌晨<text:span text:style-name="T3">5</text:span>時許全數飲彈自盡，典獄長陳世志平安被釋放，陳世志事後接受媒體採訪時表示，<text:span text:style-name="T3">6</text:span>名受刑人在自盡前，都與他話家常並敘述他們自己的人生故事，最後還握手擁抱訣別。<text:span text:style-name="T3"><text:line-break/><text:line-break/></text:span>典獄長陳世志獲釋後，接受《蘋果日報》訪問，他告訴記者在監所內時，<text:span text:style-name="T3">6</text:span>名受刑人分別與他閒聊，還告訴他自己的人生故事，以及入獄的原因經過。<text:span text:style-name="T3"><text:line-break/><text:line-break/></text:span>陳世志表示，當中除了靳姓囚犯拿槍指著他的頭之外，其他人在自盡前都與他握手，而且握手時他們的手都是冰的。陳世志不斷勸說，希望他們能夠再多想想家人，但他們僅是與他擁抱之後，紛紛走到門外開槍自盡。<text:span text:style-name="T3"><text:line-break/><text:line-break/></text:span>陳世志對於沒能阻止<text:span text:style-name="T3">6</text:span>名受刑人自盡感到遺憾，獲釋後妻子看到他安然無恙，當場喜極而泣。</text:p>
      <text:p text:style-name="P1"><text:span text:style-name="T1">陳真</text:span><text:s/>  |  2015.02.12 10:48   |   <text:a xlink:type="simple" xlink:href="http://palinfo.habago.org/Entry?Command=Information_PrintForum&amp;iPage=329#FORUM33678"><text:span text:style-name="T2">#</text:span></text:a></text:p>
      <text:p text:style-name="P3">我是主張釋放阿扁的，除了個人情感因素，主要仍是基於對<text:span text:style-name="T3"><text:s/>"</text:span>總統<text:span text:style-name="T3">" </text:span>這項身份的尊重，以及考量市面上許多扁迷的感受，畢竟他曾揹負無數人對於未來的期望，關幾年也就夠了。<text:span text:style-name="T3"><text:line-break/><text:line-break/></text:span>以南韓金大中的作法，連殘殺異己、千方百計幾度暗殺以致腿部傷殘、並且長年害得自己酷刑苦牢不斷的一堆仇家，他都可以特赦，甚至還請到家裏來做客，燒飯煮菜給他們吃，何況阿扁只是貪污，都還不至於曾經屠殺異己。<text:span text:style-name="T3"><text:line-break/><text:line-break/></text:span>再說，若真要追究刑責，舊國民黨時期大官小官幹的各種壞事醜事還會少嗎？這恐怕也是許多扁迷認為阿扁無罪冤獄的一個原因，因為在直接感受上，裏頭有著一種不公平。舊國民黨時期的黨政軍要員幾乎都已全身而退，為何司法對於阿扁卻要貫徹始終？<text:span text:style-name="T3"><text:line-break/><text:line-break/></text:span>這樣一種不公平也許不是刻意造成，而只是逮不到證據，否則以民進黨更為陰險凶狠的性格，老早不知道把多少國民黨人抓去關抓去槍斃了。<text:span text:style-name="T3"><text:line-break/><text:line-break/></text:span>總之，釋放阿扁是一種政治考量。但是，那些綠營政客以及一大堆裝模作樣的親綠學者或所謂人權鬥士社運人士們卻說阿扁遭受不人道的獄中待遇，說什麼違反人權，純粹就是睜眼說瞎話。阿扁的獄中環境跟一般受刑人怎麼比？一個是天堂，一個是十八層煉獄。<text:span text:style-name="T3"><text:line-break/><text:line-break/></text:span>釋放阿扁應該以特赦方式，而不是裝模作樣找來一堆阿扁的親信，做一些用肚臍想也知道結果的所謂<text:span text:style-name="T3"><text:s/>"</text:span>醫療鑑定<text:span text:style-name="T3">" </text:span>報告，然後再裝模作樣根據這樣一份先有答案再來找理由、自欺欺人的所謂醫療鑑定報告，讓阿扁保外就醫。如果阿扁的身體狀況需要保外就醫，那我敢說監獄裏恐怕至少一半以上的犯人都應該釋放。<text:span text:style-name="T3"><text:line-break/><text:line-break/></text:span>我也不喜歡看到吳淑珍被抓去關，但若要說什麼她連出庭應訊都會有生命危險，那就是在踐踏醫療專業應有的尊嚴與公信力。當時台大醫院對外就是這麼裝模作樣發聲明寫報告的，說什麼吳淑珍出庭應訊會有生命危險。<text:span text:style-name="T3"><text:line-break/><text:line-break/></text:span>我那時還在台大，在報上寫一篇<text:span text:style-name="T3"><text:s/>"</text:span>吳淑珍可以，別的病患不行<text:span text:style-name="T3">?" </text:span>的文章反駁，可以想見，立即引來無數的攻擊；抹黑辱罵的信件如雪片飛來，電話騷擾威脅羞辱等等等，更是不在話下。當時，某位自稱<text:span text:style-name="T3"><text:s/>"</text:span>墨綠<text:span text:style-name="T3">" </text:span>的台大同事，輾轉請一位與我熟識的台大院方高層來跟我傳話議說，我既不是吳淑珍的主治醫師，憑什麼知道她出庭應訊沒有立即的生命危險？<text:span text:style-name="T3"><text:line-break/><text:line-break/></text:span>一個人，如果可以每天東南西北到處採購、逛街、探親、參加活動等等等，這樣的人怎麼能說有立即的生命危險而不應該出庭應訊？所謂醫療評估當然就是評估一種最大的可能性，而不是說有十八億分之一的風險機率，然後就說<text:span text:style-name="T3"><text:s/>"</text:span>有可能<text:span text:style-name="T3">" </text:span>猝死而不該出庭。<text:span text:style-name="T3"><text:line-break/><text:line-break/></text:span>阿扁以這樣一種自欺欺人的保外就醫方式放出去之後，法務部長說其他受刑人將比照辦理。這話肯定是胡扯，因為若真要比照辦理，八成的犯人都得釋放。<text:span text:style-name="T3"><text:line-break/><text:line-break/></text:span>我希望扁珍獲得特赦，而不是虛構或無限誇大一些所謂醫療理由來規避刑責，這只會引起其他受刑人及其親友家屬的不滿與怨恨。因為連那些都快翹辮子、已經奄奄一息的犯人或老人都還是繼續關在環境極其惡劣的監牢中，而且根本沒有基本的就醫機會，憑什麼阿扁就可以保外就醫？<text:span text:style-name="T3"><text:line-break/><text:line-break/></text:span>那些說他什麼遭受不人道待遇的綠營人士及所謂社運人士們，根本就是睜眼說瞎話。看看底下報導，阿扁那種牢房如果開放讓大家申請，恐怕會有幾百萬人排隊搶著坐牢。<text:span text:style-name="T3"><text:line-break/><text:line-break/></text:span>至於陳致中這混蛋，理應關個十年八年，但隨著社會大眾對於扁案矚目的程度大幅降低，隨著綠營聲勢的暴漲，這些混蛋政客自然也就從此逍遙法外，並且整天毫無羞赧地大放厥辭，動輒藉此挑撥族群仇恨，例如他說阿扁是<text:span text:style-name="T3"><text:s/>"</text:span>台灣人<text:span text:style-name="T3">" </text:span>總統，<text:span text:style-name="T3">"</text:span>台灣人<text:span text:style-name="T3">" </text:span>自己救，意思是說，台灣人被外省人欺負了。<text:span text:style-name="T3"><text:line-break/><text:line-break/></text:span>這六位企圖越獄的囚犯，所謂黑道，儘管生前做奸犯科，但他們之自願就死，基本上還是令人動容的。而那些無恥到爆的白道，那些好話說盡壞事做絕、扛著民主、人權與正義大旗的各界社會菁英領袖們，卻始終毫無羞赧地繼續領導著這個社會，甚至享受無知眾人的仰慕與推崇。<text:span text:style-name="T3"><text:line-break/><text:line-break/></text:span>黑道很黑，但在這島上，黑道的黑夜甚至比白道的白天似乎還要更光明許多。<text:span text:style-name="T3"><text:line-break/><text:line-break/></text:span>陳真<text:span text:style-name="T3"><text:line-break/>===========<text:line-break/></text:span>阿扁醫療專區<text:span text:style-name="T3">243 </text:span>坪<text:span text:style-name="T3"><text:s/></text:span>有花園、菜圃<text:span text:style-name="T3"><text:line-break/><text:line-break/></text:span>聯合新聞網<text:span text:style-name="T3"><text:line-break/><text:line-break/></text:span>記者游振昇╱台中報導<text:span text:style-name="T3"><text:line-break/><text:line-break/>2015</text:span>年<text:span text:style-name="T3">1</text:span>月<text:span text:style-name="T3">7</text:span>日<text:span text:style-name="T3"><text:line-break/><text:line-break/></text:span>前總統陳水扁的醫療專區花園有顆石頭，刻上「珍愛花園」，是扁要獄方刻上，表達想念愛妻；大門左右對聯「人在困頓月老亦不離，高掛天空從來沒距離」，橫批是「月眉藏在裙襬裡」，是阿扁中秋節的創作。<text:span text:style-name="T3"><text:line-break/><text:line-break/></text:span>扁的醫療專區有<text:span text:style-name="T3">243</text:span>坪，青灰色屋瓦，圓形木門有中國式風格。推開木門，左側是花園，花草林木可看出照顧有加，大石頭上刻有「珍愛花園」<text:span text:style-name="T3">4</text:span>字，是扁要獄方刻的字，代表想念愛妻吳淑珍，獄方找技訓班收容人一刀一劃刻下。<text:span text:style-name="T3"><text:line-break/><text:line-break/></text:span>右側是菜圃，種有紅鳳菜和茼蒿、青蔥，扁喜歡吃這裡的菜，安全無毒，請看護拿到廚房川燙。菜圃後方是魚池，養有大小錦鯉。<text:span text:style-name="T3"><text:line-break/><text:line-break/></text:span>阿扁臥房右側有書桌，桌上型電腦讓扁使用，他後來沒用過；<text:span text:style-name="T3">3</text:span>台跑步機也因他健康狀況沒使用過，反而家人探視，孫女當玩具跑過，後方是緩坡道，無障礙空間方便扁行走。<text:span text:style-name="T3"><text:line-break/><text:line-break/></text:span>室內左側有長形會議桌，客人特見在此與扁聊天，中式屏風隔離客廳區，是扁的家人探視時相聚區，電視裝有線機盒，可看<text:span text:style-name="T3">100</text:span>多台頻道。<text:span text:style-name="T3"><text:line-break/><text:line-break/>===============================<text:line-break/></text:span>陳水扁獨享<text:span text:style-name="T3">208</text:span>坪病監　堪稱總統級<text:span text:style-name="T3"><text:line-break/><text:line-break/>TVBS – 2015</text:span>年<text:span text:style-name="T3">1</text:span>月<text:span text:style-name="T3">6</text:span>日<text:span text:style-name="T3"><text:line-break/><text:line-break/></text:span>相較起高雄人文首璽的住處，陳水扁在台中監獄的病監，說不上豪華、但堪稱總統級，有臥室、書房、客廳、健身房和專屬會客室，陳水扁獨享<text:span text:style-name="T3">208</text:span>坪空間，而且不用花錢，就有<text:span text:style-name="T3">6</text:span>到<text:span text:style-name="T3">8</text:span>名的看護和<text:span text:style-name="T3">7</text:span>名管理員，戒護安全和健康，現在他保外就醫期間，將保留不做其他用途，留著給陳水扁情況改善後，繼續使用。<text:span text:style-name="T3"><text:line-break/><text:line-break/>208</text:span>坪的空間，這裡就是陳水扁在台中培德監獄，專屬醫療區。一層樓平房、外頭庭園區，有草地、有池塘，這片珍愛花園，用了吳淑珍的珍字來命名，是陳水扁總統在病監<text:span text:style-name="T3">1</text:span>年多所規劃，最喜歡在這種菜養魚，還有散步，有戶外區也有舍房區，房間很簡單，一張單人彈簧床、還有書桌椅，獨立衛浴，牙刷和肥皂還留著沒有帶走。<text:span text:style-name="T3"><text:line-break/><text:line-break/></text:span>相較起一般受刑人不到一坪的空間，外頭客廳有沙發、電視、影音設備，一旁還有腳踏車、震波甩脂機等運動器材，會客區擺放了大圓桌，陳水扁獨享百坪，堪稱總統級。<text:span text:style-name="T3"><text:line-break/><text:line-break/></text:span>住的好，病情追蹤也有專業醫療團隊，<text:span text:style-name="T3">6</text:span>到<text:span text:style-name="T3">8</text:span>名看護照顧、一天<text:span text:style-name="T3">3</text:span>班制，還有<text:span text:style-name="T3">7</text:span>名管理員戒護安全，就連吃的菜單都有規畫過，餐檯上放著<text:span text:style-name="T3">3</text:span>瓶燕麥粥，管理員說，這是陳水扁每天早餐一定要吃的，但負責送餐的管理員就說，照顧前總統其實壓力很大，有人<text:span text:style-name="T3">3</text:span>個月就做不下去，後來在臉書上一起討論三餐菜色，才發現他偏好菜色，是乾煎虱目魚。<text:span text:style-name="T3"><text:line-break/><text:line-break/></text:span>台中監獄管理員：「送進來的餐我們都經過檢查，都是他完全都由他隨興用餐。」<text:span text:style-name="T3"><text:line-break/><text:line-break/></text:span>現在台中培德病監這<text:span text:style-name="T3">200</text:span>多坪的空間，陳水扁保外就醫期間不做其他用途，只有定期環境維護，就等陳水扁病情改善，返回獄所繼續使用。</text:p>
      <text:p text:style-name="P1"><text:span text:style-name="T1">陳真</text:span><text:s/>  |  2015.02.12 01:28   |   <text:a xlink:type="simple" xlink:href="http://palinfo.habago.org/Entry?Command=Information_PrintForum&amp;iPage=329#FORUM33677"><text:span text:style-name="T2">#</text:span></text:a></text:p>
      <text:p text:style-name="P2">這位企圖越獄的囚犯底下這些聲明，基本上於我心有戚戚焉。台灣的司法向來縱容政治人物，縱容那些扛著所謂民主、進步與正義社運招牌為所欲為卻整天喊著司法迫害的混蛋，對於一般人的基本權益卻十分輕忽而草率，落在司法手裏，有時就跟落在黑幫手裏基本上沒兩樣，很多時候是要靠運氣<text:span text:style-name="T3">(</text:span>而不是憑是非<text:span text:style-name="T3">)</text:span>，才知道下場與遭遇將會如何。<text:span text:style-name="T3"><text:line-break/><text:line-break/></text:span>而且，越是弱勢者，越容易被重判或亂判，特別是那些家庭功能不彰、社經地位弱勢、甚且缺乏為自己辯護能力的精神病患或身心障礙者，許多時候根本就是拿他們來<text:span text:style-name="T3"><text:s/>"</text:span>做業績<text:span text:style-name="T3">"</text:span>，小案大判，凡事有罪推定，任意栽贓，任意自由心證。<text:span text:style-name="T3"><text:line-break/><text:line-break/></text:span>一旦抓進去之後，就連最基本的一些有著醫師處方證明的醫療用藥，也經常被獄方百般刁難，幾乎都不可能在獄中正常服藥及就醫，完全就是草菅人命。<text:span text:style-name="T3"><text:line-break/><text:line-break/></text:span>但是，台灣社會目光向來只集中在權勢者身上，一般人或弱勢者的死活似乎很難引起社會一絲重視。在這島上，人命價值是不對等的。<text:span text:style-name="T3"><text:line-break/><text:line-break/></text:span>若真要落實司法正義，我敢說八、九成的立委議員縣市長等等，應該抓去關才對，有些惡行重大者恐怕得槍斃才行。但事實上，這些人卻是這個社會的各階層領導菁英，甚至是一般人的偶像，根本不會被繩之以法。<text:span text:style-name="T3"><text:line-break/><text:line-break/></text:span>這種現象在過去幾年有了一些改善，少數政客被抓，但基本上也只是改善了一點皮毛。這些不小心被抓到小辮子的政客，通常不會真的去坐牢，往往人都已經壽終正寢了，案子卻還沒審完。即便真的去坐牢，也往往大案輕判，找各種理由前門抓後門放，而且絕不用擔心在獄中會有什麼不好的待遇，更不可能像一般人那樣被打被虐待被性騷性侵或刑求等等。<text:span text:style-name="T3"><text:line-break/><text:line-break/></text:span>公平是社會公義與社會安定的一個基本條件。不公平的怨氣不可能消失，它只會持續累積或轉嫁到眾人身上。<text:span text:style-name="T3"><text:line-break/><text:line-break/></text:span>陳真<text:span text:style-name="T3"><text:line-break/>============<text:line-break/></text:span>矯正署長念出五聲明<text:span text:style-name="T3"><text:s/></text:span>戒護科長可望獲釋<text:span text:style-name="T3"><text:line-break/><text:line-break/>NewTalk </text:span>新頭殼<text:span text:style-name="T3"> <text:line-break/><text:line-break/>2015</text:span>年<text:span text:style-name="T3">2</text:span>月<text:span text:style-name="T3">11</text:span>日<text:span text:style-name="T3"><text:line-break/><text:line-break/></text:span>矯正署長念出五聲明<text:span text:style-name="T3"><text:s/></text:span>戒護科長可望獲釋<text:span text:style-name="T3"><text:line-break/><text:line-break/></text:span>林序家<text:span text:style-name="T3">/</text:span>綜合報導<text:span text:style-name="T3"><text:line-break/><text:line-break/></text:span>高雄監獄今<text:span text:style-name="T3">(11)</text:span>天下午發生鄭立德等<text:span text:style-name="T3">6</text:span>囚犯挾持典獄長事件，晚間鄭立德透過高市前議員李榮宗帶出<text:span text:style-name="T3">2</text:span>張紙的訴求書，並表示只要矯正署長吳憲璋在電視上念出他所寫的<text:span text:style-name="T3">5</text:span>點聲明，就會放掉戒護科長王世倉，吳憲璋隨即在晚間<text:span text:style-name="T3">10</text:span>時<text:span text:style-name="T3">55</text:span>分在高雄監獄外，念出<text:span text:style-name="T3">5</text:span>點聲明內容。<text:span text:style-name="T3"><text:line-break/><text:line-break/></text:span>鄭立德<text:span text:style-name="T3">5</text:span>點聲明如下：<text:span text:style-name="T3"><text:line-break/><text:line-break/>1.</text:span>陳水扁假病可以保外就醫，監所比他嚴重的就不能保外？為什麼？因為我們是罪犯、活該關死，那阿扁不是罪犯嗎？身為一個國家元首曾經當過律師的阿扁，難道不懂法律嗎？他都知法犯法，卻被你們說成政治犯嗎？既然阿扁可以保外、那就比照辦理一視同仁，法律之前人人不是平等嗎？<text:span text:style-name="T3"><text:line-break/><text:line-break/>2.</text:span>現在一罪一罰有人刑責<text:span text:style-name="T3">40</text:span>幾年、<text:span text:style-name="T3">50</text:span>幾年，這是現在的法律，初再犯二分之一能報假釋，但是都關到三分之二才能準，累犯就更慘了，三振條例連報假釋都不行，你們是官逼囚反，法律不是情理法，情已經不見了，理只剩下法官自由心證，獨裁的道理，他說你有罪就是有罪，誰叫我們有前科、活該，什麼是無罪推論，那只是說說而已，法官真偉大。<text:span text:style-name="T3"><text:line-break/><text:line-break/></text:span>既然你們要給我關到死，那是不是該讓我們有自主自給的能力，做了一個月的工作只有二百元，買套內衣褲都不夠，還要靠家人接濟，我們活的尊嚴都沒有了，還要拖累家人，那就剩自殺、和拼了這條路。<text:span text:style-name="T3"><text:line-break/><text:line-break/>3.</text:span>我沒有殺人卻被判<text:span text:style-name="T3">18</text:span>年的殺人罪，<text:span text:style-name="T3">18</text:span>年對別人來講只是個數字，對我來講卻是不甘心，我只是冰山一角，還有更多的受刑人跟我一樣的心情，誰來幫我們說話？<text:span text:style-name="T3"><text:line-break/><text:line-break/>4.</text:span>馬英九你雖然不是個好的總統，但你卻是一個很好的法務部長，在你還有能力之前，救救這些受刑人吧，謝謝您。<text:span text:style-name="T3"><text:line-break/><text:line-break/>5.</text:span>三振法案該改一改了，給人一點希望好嗎。減刑為什麼只減微罪，重罪不減，你們是鼓勵大家做小偷、搞詐騙嗎？即然要減為什麼不能一視同仁嗎？講難聽點，不是都是罪犯嗎？<text:span text:style-name="T3"><text:line-break/><text:line-break/></text:span>據悉，李榮宗轉述<text:span text:style-name="T3">6</text:span>人說法，表達他們不想傷人，但如有必要，會自我了結。<text:span text:style-name="T3"><text:line-break/><text:line-break/></text:span>法務部矯正署長吳憲璋、南部地區典獄長全都到現場坐鎮，穩定囚情，據了解，目前鄭立德等<text:span text:style-name="T3">6</text:span>人挾持陳世志、王世倉，仍被困在特定地區，也回不去舍房，高雄監獄其他戒護區目前仍囚情穩定。</text:p>
      <text:p text:style-name="P4"/>
      <text:p text:style-name="P1"><text:span text:style-name="T1">陳真</text:span><text:s/>  |  2015.02.10 23:22   |   <text:a xlink:type="simple" xlink:href="http://palinfo.habago.org/Entry?Command=Information_PrintForum&amp;iPage=330#FORUM33676"><text:span text:style-name="T2">#</text:span></text:a></text:p>
      <text:p text:style-name="P2">我很喜歡周星馳這部西游降魔。片中玄奘在他師父面前痛哭，說是自己害死那個被魚妖吃掉的小女孩。其實他非但沒有害死誰，反倒冒死救了很多人，但他卻如此自責，哭得死去活來。每次看這一幕，看他哭，我就很想跟著找眼淚瓶。這位玄奘真的很善良。我常覺得，善良應該是宇宙之間最美麗的一種東西。可是善良在哪呢？看不見也摸不著，它不在這個世上，而存在另一個世界裏。<text:span text:style-name="T3"><text:line-break/><text:line-break/></text:span>也許對某些人來說，藝術、哲學就像一處避難所；現世火海，風浪大，不堪聞問，得有個避風港清靜所，離地三尺，像個夢，給疲憊靈魂一個活的空間，一塊餘地。我們總不可能每天和魔鬼打架。<text:span text:style-name="T3"><text:line-break/><text:line-break/></text:span>尼采說，<text:span text:style-name="T3">"</text:span>那些經常和魔鬼打架的人，最好得小心自己不要也變成魔鬼<text:span text:style-name="T3">"</text:span>。他還說：<text:span text:style-name="T3">"</text:span>你若老是盯著黑暗深淵看，深淵遲早也會盯上你。<text:span text:style-name="T3">("If thou gaze long into an abyss, the abyss will also gaze into thee.")<text:line-break/><text:line-break/></text:span>我常懷疑那些熱愛議論現實的人是否真的在乎其所議論；如果在乎，那他們理應痛苦不堪，理應逸出現實軌道，變成一個詩人才對，時不時得躲進詩的國度裏求一個喘息；怎麼可能終日在現實世界中熱烈地著墨、打滾而不會被魔鬼所同化，變成魔鬼的同路人？<text:span text:style-name="T3"><text:line-break/><text:line-break/>"</text:span>事實<text:span text:style-name="T3">" </text:span>深淵是魔鬼的藏身處，在事實的世界裏頭，你頂多只能跟魔鬼一般大，永遠打不贏他。唯有跳脫深淵，來到另外一個世界，才能降魔，當一個真正意義上的<text:span text:style-name="T3"><text:s/>"</text:span>驅魔人<text:span text:style-name="T3">"</text:span>，而不是反倒變成<text:span text:style-name="T3"><text:s/>"</text:span>附魔者<text:span text:style-name="T3">"</text:span>。<text:span text:style-name="T3"><text:line-break/><text:line-break/></text:span>音符、文字與思維，改變不了任何事實，但它能改變我們對於事實的態度。當事實變成一種故事，一種音符，痛苦便不會白費，血淚不會白流。</text:p>
      <text:p text:style-name="P1"><text:span text:style-name="T1">甄力民</text:span><text:s/>  |  2015.02.10 20:46   |   <text:a xlink:type="simple" xlink:href="http://palinfo.habago.org/Entry?Command=Information_PrintForum&amp;iPage=330#FORUM33675"><text:span text:style-name="T2">#</text:span></text:a></text:p>
      <text:p text:style-name="P3"><text:span text:style-name="T3">http://goo.gl/OeYyNN<text:line-break/><text:line-break/></text:span>董彦初自彈自唱《一生所爱》<text:span text:style-name="T3"><text:line-break/></text:span>覺得好聽，來這裡分享一下</text:p>
      <text:p text:style-name="P1"><text:span text:style-name="T1">陳真</text:span><text:s/>  |  2015.02.09 23:36   |   <text:a xlink:type="simple" xlink:href="http://palinfo.habago.org/Entry?Command=Information_PrintForum&amp;iPage=330#FORUM33674"><text:span text:style-name="T2">#</text:span></text:a></text:p>
      <text:p text:style-name="P2">謝謝<text:span text:style-name="T3">Kevin, <text:line-break/><text:line-break/></text:span>最後一段看起來不像報導，是你寫的評論吧？所以我在它和報導之間畫線做了個區隔。<text:span text:style-name="T3"><text:line-break/><text:line-break/></text:span>你說：<text:span text:style-name="T3"><text:line-break/><text:line-break/>"</text:span>安倍的廉恥連法蘭克的千分之一都沒<text:span text:style-name="T3">!</text:span>就我看來法蘭克遠比安倍更值得救贖<text:span text:style-name="T3">!" <text:line-break/><text:line-break/></text:span>我不認同你這個評論。難道你是上帝，知道誰該獲得救贖誰不應該？<text:span text:style-name="T3"><text:line-break/><text:line-break/></text:span>當我們說歐巴馬或安倍是個混蛋，意味著他們總是幹些天理不容的混蛋事，指的是事而不是人。公眾人物，其人其事往往難以區分，但基本上，我們仍然只能評其事而無法論其人。<text:span text:style-name="T3"><text:line-break/><text:line-break/></text:span>這裏有兩層意思：<text:span text:style-name="T3"><text:line-break/><text:line-break/></text:span>第一，人與角色不同。例如我過去常說阿扁是天下第一大壞蛋，指的是他做為一個政治人物這個<text:span text:style-name="T3"><text:s/>"</text:span>角色<text:span text:style-name="T3">"</text:span>，而不是指他這個<text:span text:style-name="T3"><text:s/>"</text:span>人<text:span text:style-name="T3">"</text:span>。若要論其人，阿扁在我心目中十足是個好人，雖然他壞事做不少，但那是兩回事。人是人，角色是角色。角色屬於一齣眾人可見的戲碼，大家皆可評而論之，但<text:span text:style-name="T3"><text:s/>"</text:span>人<text:span text:style-name="T3">" </text:span>卻隱密而神聖，如同神明一般，不該侵犯褻瀆。<text:span text:style-name="T3"><text:line-break/><text:line-break/></text:span>第二，天上神明才有資格論人，人怎麼可能評論另一個人？難道你具有神明一般的全能智慧，方足以論斷他人。對我來說，與其說這是一種宗教誡命，不如說它是一種邏輯上的必然。甲畢竟不是乙，乙也終究不是丙，彼此不可能知道或體會對方的一切處境與造化，如何論斷？<text:span text:style-name="T3"><text:line-break/><text:line-break/></text:span>那些喜歡對人說教的，特別令人堵爛，因為<text:span text:style-name="T3"><text:s/>"</text:span>教<text:span text:style-name="T3">" </text:span>只能說給自己聽或自言自語說給不特定的眾人聽，不可能、更不應該說給任何一個成年人聽，除非你以為自己是全能的上帝。<text:span text:style-name="T3"><text:line-break/><text:line-break/></text:span>那些喜歡對人說教的，你只要把他說的教在他身上演練一遍，保證對方馬上破功。這意思是說，你不可能知道別人的處境與造化，因此，把一套僵化教條拿來教化某人是行不通的；當你自己處於某種生命情境時，你恐怕做得比誰都糟糕。<text:span text:style-name="T3"><text:line-break/><text:line-break/></text:span>同理，當某人有著某種在你看來也許充滿缺點的表現時，事實上很可能沒有人在他特有的處境或生命情境下能比他做得更好的了。<text:span text:style-name="T3"><text:line-break/><text:line-break/></text:span>我常喜歡引用十七世紀初英國詩人<text:span text:style-name="T3">George Herbert </text:span>的一句詩這麼說道：聰明人啊！「若你真以為你知道一切，而我一無所知，那麼，請你告訴我，我昨晚的夢。」<text:span text:style-name="T3"><text:line-break/><text:line-break/></text:span>講這樣如果太抽象，那不妨想想最基本的生物狀況。比方說靜站好了，我有把握站兩天兩夜也不會倒下，但有些人很可能站<text:span text:style-name="T3">20</text:span>分鐘，我就得擔心她的生命危險了。為什麼？因為生物狀況不一樣。<text:span text:style-name="T3"><text:line-break/><text:line-break/></text:span>因此，前者沒有理由嘲笑後者，更不該以為後者只是過慮或假裝。今天要是情境對調，你說不定站兩分鐘就昏倒得<text:span text:style-name="T3">CPR</text:span>了。<text:span text:style-name="T3"><text:line-break/><text:line-break/></text:span>這些區分也許很微妙，但它很重要。我認為維根斯坦終其一生其實就只是要講這樣一件事，簡單說就是：<text:span text:style-name="T3">"</text:span>這個跟那個不一樣<text:span text:style-name="T3">"</text:span>；一樣是人，但生命情境各有不同。對人對生命最好還是要放尊重些；你不得不尊重，因為這是邏輯之必然。<text:span text:style-name="T3"><text:line-break/><text:line-break/></text:span>我完全不認同世上政客所為，甚至恨之入骨。但若做為一個<text:span text:style-name="T3"><text:s/>"</text:span>人<text:span text:style-name="T3">"</text:span>，當所有政客全上了天堂領賞，我說不定都還在地獄不知道第幾層裏沉淪。我是打心底這麼相信。但這樣一種評論或論斷，只能由我自己告白，旁人無法置喙。<text:span text:style-name="T3"><text:line-break/><text:line-break/></text:span>所謂告白<text:span text:style-name="T3">(CONFESSION)</text:span>的意思就是，某些話只能由某個人親口說出，其他所有人都沒有資格批評指教，若敢說上一句，便是褻瀆神明。<text:span text:style-name="T3"><text:line-break/><text:line-break/></text:span>本台言論百無禁忌，唯有此一天條。</text:p>
      <text:p text:style-name="P1">Kevin Yu   |  2015.02.09 08:42   |   <text:a xlink:type="simple" xlink:href="http://palinfo.habago.org/Entry?Command=Information_PrintForum&amp;iPage=330#FORUM33673"><text:span text:style-name="T2">#</text:span></text:a></text:p>
      <text:p text:style-name="P3">陳真醫師您好<text:span text:style-name="T3">:<text:line-break/><text:line-break/></text:span>這篇文章給您參考<text:span text:style-name="T3"><text:line-break/><text:line-break/>http://goo.gl/Z8gh3g<text:line-break/><text:line-break/></text:span>美國<text:span text:style-name="T3">19</text:span>名歷史學家集體譴責安倍<text:span text:style-name="T3"><text:line-break/></text:span>就日本首相安倍晉三最近指責美國麥格勞<text:span text:style-name="T3">·</text:span>希爾出版公司發行的歷史教科書中包括日軍慰安婦相關內容，日本政府還要求修改一事，美國<text:span text:style-name="T3">19</text:span>名歷史學家近日集體發表聲明予以抗議。<text:span text:style-name="T3"><text:line-break/><text:line-break/></text:span>這份聲明被刊載在美國歷史協會畫報《歷史觀點》<text:span text:style-name="T3">3</text:span>月刊之前於<text:span text:style-name="T3">5</text:span>日公開，聲明題為《和日本歷史學家在一起》。他們在聲明中指出：<text:span text:style-name="T3">“</text:span>日本政府企圖向日本以及其他國家施加壓力，讓其篡改歷史教科書中有關二戰時期在日本帝國主義野蠻性奴隸體系下飽受折磨的日軍慰安婦問題的內容，我們作為歷史學家、作為美國歷史協會的成員，對此感到十分震驚。<text:span text:style-name="T3">”<text:line-break/><text:line-break/></text:span>這<text:span text:style-name="T3">19</text:span>名歷史學家表示：<text:span text:style-name="T3">“</text:span>精通日本政府文獻的歷史學家吉見義明的慎重研究和生存者的證言毫無爭議地證明，慰安婦就是國家支援的性奴隸體系。多名女性在違背本人意願的情況下被強行帶到沒有行動自由的最前線慰安所，她們被軍官強姦，或者因逃跑而遭到暴打。<text:span text:style-name="T3">”<text:line-break/><text:line-break/></text:span>歷史學家們指出：<text:span text:style-name="T3">“</text:span>為了宣揚愛國主義教育，安倍政權對有關日軍慰安婦的確切史實提出疑問，部分保守政客還為否認國家責任而展開爭論。他們誹謗生存者，一些右翼分子甚至還威脅記錄慰安婦問題和參與撰寫犧牲者故事的傳媒人士和學者。<text:span text:style-name="T3">”<text:line-break/><text:line-break/></text:span>這<text:span text:style-name="T3">19</text:span>人還表示：<text:span text:style-name="T3">“</text:span>夏威夷大學教授赫伯特<text:span text:style-name="T3">·</text:span>齊格勒說<text:span text:style-name="T3">'</text:span>任何政府都無權調查歷史<text:span text:style-name="T3">'</text:span>。我們贊同這一觀點，支持拒絕修改內容的出版社。<text:span text:style-name="T3">”</text:span>，<text:span text:style-name="T3">“</text:span>（歷史學家們）為了以史為鑑而宣揚歷史。我們反對任何國家和特定利益集團出於政治目的向出版社或歷史學家施加壓力讓他們更改研究結果。<text:span text:style-name="T3"><text:line-break/><text:line-break/></text:span>歷史學家集體發表聲明是十分罕見的事情。參與人員包括赫伯特<text:span text:style-name="T3">·</text:span>齊格勒以及康涅狄格大學教授阿列克斯<text:span text:style-name="T3">·</text:span>杜丹、杰拉尼<text:span text:style-name="T3">·</text:span>科布、馬克<text:span text:style-name="T3">·</text:span>哈利，哥倫比亞大學教授卡洛爾<text:span text:style-name="T3">·</text:span>格拉克，普林斯頓大學教授傑里米<text:span text:style-name="T3">•</text:span>阿德爾曼，波士頓學院教授德溫、弗朗西斯，康奈爾大學教授馬克，聖母大學教授托馬斯，夏威夷大學教授西奧多等。<text:span text:style-name="T3"><text:line-break/><text:line-break/>============<text:line-break/></text:span>納粹戰犯漢斯<text:span text:style-name="T3">.</text:span>法蘭克都會在法庭上對自己與其同僚的所做所為感到愧疚<text:span text:style-name="T3">,</text:span>並說出<text:span text:style-name="T3">"</text:span>千年易過<text:span text:style-name="T3">,</text:span>德國罪孽難消<text:span text:style-name="T3">"</text:span>這樣的至理名言<text:span text:style-name="T3">,</text:span>安倍的廉恥連法蘭克的千分之一都沒<text:span text:style-name="T3">!</text:span>就我看來法蘭克遠比安倍更值得救贖<text:span text:style-name="T3">!</text:span></text:p>
      <text:p text:style-name="P1">Joy   |  2015.02.08 21:56   |   <text:a xlink:type="simple" xlink:href="http://palinfo.habago.org/Entry?Command=Information_PrintForum&amp;iPage=330#FORUM33672"><text:span text:style-name="T2">#</text:span></text:a></text:p>
      <text:p text:style-name="P2">電視不報<text:span text:style-name="T3"><text:s/></text:span>不代表沒發生過<text:span text:style-name="T3"><text:s/></text:span>知道現在<text:span text:style-name="T3"><text:s/></text:span>以色列對巴勒斯坦的迫害依舊以現在進行式仍在發生中<text:span text:style-name="T3">...</text:span></text:p>
      <text:p text:style-name="P1"><text:span text:style-name="T1">陳真</text:span><text:s/>  |  2015.02.08 17:47   |   <text:a xlink:type="simple" xlink:href="http://palinfo.habago.org/Entry?Command=Information_PrintForum&amp;iPage=330#FORUM33671"><text:span text:style-name="T2">#</text:span></text:a></text:p>
      <text:p text:style-name="P3">我始終處在一種有口難言的極端困境，一口對萬口。<text:span text:style-name="T3"><text:line-break/><text:line-break/></text:span>黨外時，周遭幾乎所有人說，蔣家及國民黨政府如此民主，如此勤政愛民，你們這些陰謀野心份子卻硬是要破壞社會安定，污蔑政府。<text:span text:style-name="T3"><text:line-break/><text:line-break/></text:span>二十年後，民進唬爛黨壯大了，胡作非為變本加厲，扯爛污程度青出於藍，但周遭每個人卻說，民主進步黨勤政清廉愛台灣，誰反對它，誰就是反民主反進步。<text:span text:style-name="T3"><text:line-break/><text:line-break/></text:span>一會兒藍一會兒綠，旗子變換有序，扯爛污輪流來；而且，反共抗俄的基調一天也沒變過。這是島內狀況。若是島內島外呢，美國這個天字第一號大惡魔卻始終是大多數世人心目中慈眉善目正義凜然捨身救人的天使。<text:span text:style-name="T3"><text:line-break/><text:line-break/></text:span>有些蠢蛋，他蠢在自己的世界裏，不會寫成文字，不會對外發聲。但這島上，無知就是勇氣，愚蠢就是力量，越來越多這樣一些蠢到爆的人，他的愚蠢是對外大放送的；而且，寫起東西來，姿態巍峨，講得好像他很懂很熱血似的。<text:span text:style-name="T3"><text:line-break/><text:line-break/></text:span>面對這樣一種眾口鑠金、真理被綁架的年代，你若要一個個開家教班，一個個從頭說起，一個個去澄清、講解，豈不累死？<text:span text:style-name="T3"><text:line-break/><text:line-break/></text:span>在過去，或許可以把洗腦歸因於資訊的壟斷。但這年代，表面上資訊氾濫，但其實氾濫的只是一些垃圾資訊<text:span text:style-name="T3"><text:s/>(</text:span>就像台灣每天的所謂<text:span text:style-name="T3"><text:s/>"</text:span>新聞報導<text:span text:style-name="T3">" </text:span>那樣<text:span text:style-name="T3">)</text:span>或無關宏旨的細節問題，資訊壟斷的本質仍然一如往昔，甚且變本加厲。繁體中文世界<text:span text:style-name="T3">(</text:span>也就是台灣<text:span text:style-name="T3">)</text:span>更是如此。<text:span text:style-name="T3"><text:line-break/><text:line-break/></text:span>倫敦有個電影院聚集的廣場，廣場中央有座小公園，公園裏頭有座銅像，很高，可能是莎士比亞吧我不知道，我注意到銅像上有一行小字寫著：<text:span text:style-name="T3"><text:s/>"</text:span>世界沒有黑暗，只有無知<text:span text:style-name="T3">"</text:span>。在我看來，令人厭惡的並非無知，而是無知卻缺乏病識感。明明什麼也不懂，但卻姿態巍峨，蠢話亂噴。<text:span text:style-name="T3"><text:line-break/><text:line-break/></text:span>沒有人對於世界負有任何必然的義務，每個人對於世界能做、該做的，也許就只是把自己教育好。就像古代醫師第一倫理守則那樣，<text:span text:style-name="T3">first, do no harm. </text:span>你我也許無助於世界，但至少，我們應該盡量不要進一步去加深危害。當無知和蠢血帶來一種瀰漫於世的大災難，我們就應學習適當認知人事物，並且控制好自己有害於世的蠢血和低能口水。<text:span text:style-name="T3"><text:line-break/><text:line-break/></text:span>今天收到一封素食電子報，我沒訂，莫名其妙就寄到我信箱來。裏頭是一篇裝模作樣的蠢文，可謂典範，建議一讀。我也給回了信，如信末所貼。<text:span text:style-name="T3"><text:line-break/><text:line-break/></text:span>對於這樣一篇蠢文，讀來一點都不陌生，在一些蠢血沸騰的所謂運動裏，多得是這樣一種聲音。講好聽是<text:span text:style-name="T3"><text:s/>"</text:span>純潔<text:span text:style-name="T3">" "</text:span>善意<text:span text:style-name="T3">"</text:span>，但一個<text:span text:style-name="T3">18</text:span>歲以上的成年人如果還如此<text:span text:style-name="T3"><text:s/>"</text:span>純潔<text:span text:style-name="T3">"</text:span>，那就不能說是純潔而是愚蠢。<text:span text:style-name="T3"><text:line-break/><text:line-break/></text:span>至於善意，一個懷有善意的人，其實不太可能如此無知。因為善意就是一種在乎，當你在乎某事，自然就會驅使你去切實了解問題。你看市面上每個生意人，在事關利潤的部份，你找不到幾個無知的純潔者，為什麼？因為他真的在乎，他在乎一己之利益，所以他一定會把自己教育得很好，絕對不可能有離譜的無知出現。<text:span text:style-name="T3"><text:line-break/><text:line-break/></text:span>但是，一旦面對公眾事務，人們就無所謂了，隨便了解一下便能口水亂噴，甚至參加抗爭，蠢血沸騰個不停。不過，往往也都沸騰個五分鐘又沒事了，等待下一次的政治動員。<text:span text:style-name="T3"><text:line-break/><text:line-break/></text:span>陳真<text:span text:style-name="T3"><text:line-break/><text:line-break/>===============<text:line-break/></text:span>你們的嘴巴顯然比大腦發達。何不多看點書再來蠢血沸騰也不遲？<text:span text:style-name="T3"><text:line-break/><text:line-break/></text:span>陳真<text:span text:style-name="T3"><text:line-break/><text:line-break/>--------------<text:line-break/></text:span>週一無肉日平台<text:span text:style-name="T3"> </text:span>於<text:span text:style-name="T3"><text:s/>2015</text:span>年<text:span text:style-name="T3">2</text:span>月<text:span text:style-name="T3">8</text:span>日<text:span text:style-name="T3"><text:s/></text:span>寫道：<text:span text:style-name="T3"><text:line-break/><text:line-break/></text:span>各位朋友：<text:span text:style-name="T3"><text:line-break/><text:line-break/></text:span>俄國總統普丁，是形勢高手，佈局高手，甚至可能是談判高手。一個善於下棋的人，能力很好，卻令人齒冷。<text:span text:style-name="T3"><text:line-break/><text:line-break/></text:span>取之有道，取之無道，在一念之間。<text:span text:style-name="T3"><text:line-break/><text:line-break/></text:span>如果有力者能兼併弱小者，照這種獸性兼併理論，歐洲應該先會併成只剩幾個大國，比方，變成蘇俄、德國、英國、法國，其它人會不見了。然後，由這幾個國家拚個你死我活，再變成只剩最強的一個，它統一了全歐，就像秦始皇當年愚蠢的想法一樣<text:span text:style-name="T3">(</text:span>注<text:span text:style-name="T3">1)</text:span>。<text:span text:style-name="T3"><text:line-break/><text:line-break/></text:span>但即便經過最後的兩次血腥世界大戰，這種情況並未發生。兩次大戰，歐洲都是主戰場，但歐洲人很快發現，打了半天根本無法改變什麼，還是──大國、小國林立，大國和小國並存。<text:span text:style-name="T3"><text:line-break/><text:line-break/></text:span>我們覺得，歐洲人應該是從愚蠢中覺悟了，兩次世界大戰，帶給他們的痛苦太大。大家慢慢拆除核彈頭，寬鬆、尊重、和平地維持大大小小、曲曲角角的國界。<text:span text:style-name="T3"><text:line-break/><text:line-break/></text:span>沒有想到，普丁打破這種智慧的覺悟。在烏克蘭的克米里亞島之爭中，於烏克蘭政府並沒有犯任何人道上的錯誤的情況下，普丁先偷偷摸摸，繼而說謊，最後看看左右無事，再公然把軍隊開進了克米里亞島，並讓克里米亞經由「先獨立，後併入俄國」的程序，併入俄國。<text:span text:style-name="T3"><text:line-break/><text:line-break/></text:span>去年<text:span text:style-name="T3">(2014</text:span>年<text:span text:style-name="T3">)</text:span>四月，俄國正式併吞了原屬於烏克蘭的這個半島。<text:span text:style-name="T3"><text:line-break/><text:line-break/></text:span>把軍隊開入別人國家，這是形同宣戰的。這代表了歐洲人將從智慧中，退回「愚蠢的循環」裏。因為這個行動，代表「軍力強者，可以侵略並併吞別人領土」的邏輯是成立的。這好像一台電腦，已被開機，它裏面有作業平台，可以開始活躍工作了。<text:span text:style-name="T3"><text:line-break/><text:line-break/></text:span>戰爭的電腦已被開機，以後，歐洲的大國只要力量夠，隨時可以動手。兩次大戰，教訓好像還不夠的樣子。<text:span text:style-name="T3"><text:line-break/><text:line-break/></text:span>真的令人氣憤！蘇俄，已經很愚蠢且很慘很慘地禍害過全人類一次了！現在，還想怎樣？<text:span text:style-name="T3"><text:line-break/><text:line-break/></text:span>共產主義、赤化全球，就是蘇俄搞出來的，此一念燒了全球，引發多少戰爭，致使多少人頭落地、家庭流離失所？！赤化全球，是不是愚蠢，只要看目前全球還剩幾個國家在實施共產主義<text:span text:style-name="T3">(</text:span>北韓吧？！<text:span text:style-name="T3">)</text:span>就知道了。他們自己愚蠢就算了，還拖著我們！<text:span text:style-name="T3"><text:line-break/><text:line-break/></text:span>通往地獄之路，往往是善意造成的。共產主義的目標是好的，我們甚至相信當初列寧赤化全球的出發點也是善意的，他想解放貧苦的階層，但手段錯誤、方法愚蠢，卻造成了人類的浩劫。<text:span text:style-name="T3"><text:line-break/><text:line-break/></text:span>克里米亞島並不是不能獨立，並不是不能併入俄國。此島絕大多數的居民是講俄語的俄裔，只要透過和平和文明的方法並在事後照顧好不願獨立的人，獨立是合理的。<text:span text:style-name="T3"><text:line-break/><text:line-break/></text:span>獨立和統一，都是中性的目標，但過程會讓整個事情呈現兩種完全不同的樣貌。規劃獨立或統一，應該經過非常長的合理時間做沈澱，雙方心平氣和互相討論，並有秩序地達成。以克島為例，好好討論，比方財產如何劃分，該還給人家烏克蘭政府的，要怎麼還，對不願留在克島的人，應怎樣協助遷移<text:span text:style-name="T3">……</text:span>等等，而基本的主軸，應該是「人本」、「人道」、「和平」。<text:span text:style-name="T3"><text:line-break/><text:line-break/></text:span>以蘇格蘭規劃脫離聯合公國，加拿大「魁北克」希望自立為例證，分合結果反而不是太重要，其尊重當地居民的「文明過程」，才真是讓我們看到了「愚」和「賢」的不同選擇。<text:span text:style-name="T3"><text:line-break/><text:line-break/></text:span>普丁在蘇俄，享有民主國家很罕見很罕見的高民調支持率。<text:span text:style-name="T3"><text:line-break/><text:line-break/></text:span>蘇俄很遠，我們對它不是很了解，我們對蘇俄人也沒偏見。<text:span text:style-name="T3"><text:line-break/><text:line-break/></text:span>但俄國軍隊入侵烏克蘭，應該也不只是普丁一個人的意思。國會是高票通過同意普丁出兵的。<text:span text:style-name="T3"><text:line-break/><text:line-break/></text:span>這可能是整個蘇俄人的罪。<text:span text:style-name="T3"><text:line-break/><text:line-break/></text:span>當然，所幸，我們在事件之起，也看到了蘇俄仍留著一股清醒的良心。<text:span text:style-name="T3"><text:line-break/><text:line-break/></text:span>在蘇俄軍事干預克里米亞前夕，我們看到了五萬個蘇俄人站出來在莫斯科遊行，口號是「烏克蘭的事，我們放手吧！」<text:span text:style-name="T3"><text:line-break/><text:line-break/></text:span>真希望，這一股清醒良心，比五萬，可以多一點！<text:span text:style-name="T3"> <text:line-break/><text:line-break/></text:span>我們說，普丁是下棋高手，居心很遠，手段卻很現實、高明。他只吃了克里米亞，其它的先放著<text:span text:style-name="T3">(</text:span>而且當籌碼<text:span text:style-name="T3">)</text:span>，做得剛剛好，就是要讓西方國家「吞不下去，但又吐不出來」，「矯」在那邊，無計可施。長久之後，普丁的佔領，會成為一種「<text:span text:style-name="T3">(</text:span>永久的<text:span text:style-name="T3">)</text:span>現狀」。<text:span text:style-name="T3">(</text:span>注<text:span text:style-name="T3">2)<text:line-break/><text:line-break/></text:span>普丁這種「我玩戰爭紅線，因我知道你們不想玩，文明的人不會想玩」的技倆，的確玩得讓西方國家目前有點無計可施。普丁得到現實的利益，也滿足了蘇俄人的民心，又不至真的引發大戰。<text:span text:style-name="T3"><text:line-break/><text:line-break/></text:span>西方和聯合國，目前主體上只能「經濟制裁」蘇俄。蘇俄有沒有偉大的歷史我們不知道，但目前的蘇俄，確實不是個太有面子的國家。這個國家，目前基本上是不能自立的，他們不是靠大腦或雙手，而是靠賣老祖宗留下的土地──其地又冒出的石油來維生。蘇俄目前政府，每年靠石油來補足它約一半的支出；沒有石油，說不定它要立刻宣布破產。<text:span text:style-name="T3"><text:line-break/><text:line-break/></text:span>這也是為何幾個月前，蘇俄的貨幣瘋狂大貶值、社會動盪。因西方經濟制裁，加上油價大跌<text:span text:style-name="T3">(</text:span>注<text:span text:style-name="T3">3)</text:span>，蘇俄就亂了。<text:span text:style-name="T3"><text:line-break/><text:line-break/></text:span>目前烏克蘭東部等地區，政府和親俄的民兵還在打仗，民兵還打下完全無辜的馬來西亞民航機。<text:span text:style-name="T3"><text:line-break/><text:line-break/></text:span>唯一有實力的西方政府如何讓蘇俄還回公平和正義呢？很難。高明的話，應分「能說的」、「不能說的」兩方面做下去。無論如何，我們很欣賞德國鐵娘子梅克爾總理說的一句話：蘇俄怎麼處理克里米亞都可以，就是沒有「開出部隊」的這個選項！全世界一百多個國家不承認蘇俄對克里米亞的兼併，但其中梅克爾是最強硬主張制裁蘇俄的，這位女子，真的讓大多數的男政客汗顏。<text:span text:style-name="T3"><text:line-break/><text:line-break/></text:span>近悅遠來，以德服人，勇者先讓<text:span text:style-name="T3">(</text:span>說「強者先讓」也行<text:span text:style-name="T3">)</text:span>，會讓這個世界走向「正循環」，如普丁的作為，是開啟了讓世界「負循環」之門。<text:span text:style-name="T3"><text:line-break/><text:line-break/></text:span>併吞克里米亞後，普丁親到克里米亞視察，發表演說時，還威脅丟核子武器<text:span text:style-name="T3">(</text:span>見附加檔案<text:span text:style-name="T3">)</text:span>。他還賣乖說：「感謝上帝，沒有人想對蘇俄發動大規模衝突」。<text:span text:style-name="T3"><text:line-break/><text:line-break/></text:span>核武很了不起嗎？它就是把我們一次大規模殺死而已！這又如何？我們不過是早一點走，早一點上天堂而已！<text:span text:style-name="T3"><text:line-break/><text:line-break/></text:span>人們本來就有可能在野外被一隻畜牲殺死，但殺我們的，還是一隻畜牲。<text:span text:style-name="T3"><text:line-break/><text:line-break/></text:span>如果今天蘇俄旁邊不是烏克蘭，而是美國，普丁敢這樣嗎？儒夫！<text:span text:style-name="T3"><text:line-break/><text:line-break/>Soul R. vegan</text:span>店面<text:span text:style-name="T3"><text:line-break/><text:line-break/></text:span>請容我們說一點素菜。<text:span text:style-name="T3"><text:line-break/><text:line-break/></text:span>台灣素餐廳不多，西餐式的更少。最近台北忠孝西路出現了一家素西餐店「<text:span text:style-name="T3">Soul R. vegan</text:span>靈魂餐廳」，食物水準相當傑出並富特色，更難得的是，他們是家<text:span text:style-name="T3">Vegan</text:span>餐廳，不但無肉，連奶蛋也沒有──這打破西餐不能沒有奶蛋的神話。<text:span text:style-name="T3">Soul R. vegan</text:span>的湯品、麵食尤佳，但鐵板排類略弱。<text:span text:style-name="T3"><text:line-break/><text:line-break/></text:span>我們多麼希望吃到好的素食鐵板排！目前只台北羅斯福一家「新卡莎素食西餐廳」可吃到好的鐵板杏包菇排。大家加油。<text:span text:style-name="T3"><text:line-break/><text:line-break/></text:span>素墨魚麵<text:span text:style-name="T3"><text:s/></text:span>黑鑽飯<text:span text:style-name="T3"><text:line-break/><text:line-break/></text:span>湯品一流<text:span text:style-name="T3"><text:s/></text:span>內裝潢<text:span text:style-name="T3"><text:line-break/><text:line-break/></text:span>週一無肉日聯絡平台　蘇小歡<text:span text:style-name="T3"><text:s/></text:span>敬上<text:span text:style-name="T3"><text:line-break/><text:line-break/></text:span>注<text:span text:style-name="T3">1</text:span>：始皇死後，秦帝國只維持三年半，和他的「萬萬年」大夢，相去很遠。<text:span text:style-name="T3"><text:line-break/><text:line-break/></text:span>注<text:span text:style-name="T3">2</text:span>：這個世界，除了靈魂、佛性、上帝之心，事實上沒有「永久」這個東西。<text:span text:style-name="T3"><text:line-break/><text:line-break/></text:span>注<text:span text:style-name="T3">3</text:span>：西方制裁和油價下跌是造成俄幣瘋狂大貶的兩個原因，而油價下跌，又和西方之制裁有依黏關係。<text:span text:style-name="T3"><text:line-break/><text:line-break/></text:span>注<text:span text:style-name="T3">4</text:span>：「習近平誓言：追求國家目標，永不使用武力」──願他的話是真的。<text:span text:style-name="T3"> <text:line-break/><text:line-break/>(</text:span>本「通函」定期每月第一個週一的前夕寄發<text:span text:style-name="T3">)---<text:line-break/><text:line-break/></text:span>本信歡迎轉傳，也可告知親友上網增訂本電子報；但若造成您的困擾，則請上網退訂本電子報。<text:span text:style-name="T3"><text:line-break/><text:line-break/></text:span>欲連絡我們，請勿直接用本信回覆──因系統關係，我們看不到的。請用以下<text:span text:style-name="T3">(</text:span>電子郵箱<text:span text:style-name="T3">)</text:span>地址連絡：<text:span text:style-name="T3"> <text:line-break/><text:line-break/>meatfreeorg@gmail.com <text:line-break/><text:line-break/></text:span>謝謝！<text:span text:style-name="T3"><text:line-break/><text:line-break/></text:span>週一無肉日聯絡平台<text:span text:style-name="T3"><text:s/></text:span>敬啟　　<text:span text:style-name="T3"><text:line-break/><text:line-break/></text:span>網址：<text:span text:style-name="T3">http://www.meatfree.org.tw/</text:span></text:p>
      <text:p text:style-name="P1"><text:span text:style-name="T1">陳真</text:span><text:s/>  |  2015.02.08 02:33   |   <text:a xlink:type="simple" xlink:href="http://palinfo.habago.org/Entry?Command=Information_PrintForum&amp;iPage=330#FORUM33670"><text:span text:style-name="T2">#</text:span></text:a></text:p>
      <text:p text:style-name="P2"><text:span text:style-name="T3">(</text:span>續<text:span text:style-name="T3">)<text:line-break/><text:line-break/></text:span>除了<text:span text:style-name="T3"><text:s/>"</text:span>路過<text:span text:style-name="T3">"(passing)</text:span>，還有個關鍵字：凝視<text:span text:style-name="T3">(gazing)</text:span>。<text:span text:style-name="T3"><text:line-break/><text:line-break/></text:span>愛蜜莉狄更生這首<text:span text:style-name="T3"><text:s/>"I could not stop for Death"(</text:span>我無法等待死亡<text:span text:style-name="T3">)</text:span>相當意象，你彷彿可以見到一個即將撤離世上的生命，就像車窗外迅速往後拋去的一連串景象，被世界所注視；儘管死神儘可能溫柔地停下腳步，宛如影子般掠過世上的生命卻依然如此短暫。童年的鐘聲，青春落日俱回首，萬物凝望，與之告別，彷彿就連沉默的麥田都深情注視著這個曾經存在世上卻即將隨同死亡馬車奔赴永恆的影子。</text:p>
      <text:p text:style-name="P1"><text:span text:style-name="T1">謝瑞荷</text:span><text:s/>  |  2015.02.07 18:55   |   <text:a xlink:type="simple" xlink:href="http://palinfo.habago.org/Entry?Command=Information_PrintForum&amp;iPage=330#FORUM33669"><text:span text:style-name="T2">#</text:span></text:a></text:p>
      <text:p text:style-name="P3">看到魏福全醫生<text:span text:style-name="T3"><text:s/>"</text:span>心靈渴望快樂<text:span text:style-name="T3">" </text:span>的英文詩翻譯<text:span text:style-name="T3">, </text:span>覺得有點痛苦<text:span text:style-name="T3">, </text:span>因為前後文看來總是無法讓人領會<text:span text:style-name="T3">, </text:span>忍不住提出我的理解<text:span text:style-name="T3">! </text:span>恕我不文<text:span text:style-name="T3">, </text:span>不識那位英文詩的作者<text:span text:style-name="T3">, </text:span>也無法從該作者的作品脈絡中去體會它的真意<text:span text:style-name="T3">, </text:span>加上個人英文又超級爛<text:span text:style-name="T3">, </text:span>所以要從<text:span text:style-name="T3">"</text:span>英文能力<text:span text:style-name="T3">"</text:span>來解讀這首英文詩也力有未逮<text:span text:style-name="T3">, </text:span>但是<text:span text:style-name="T3">, </text:span>個人從單首詩的前後文看來<text:span text:style-name="T3">, </text:span>若是我<text:span text:style-name="T3">, </text:span>會這樣譯<text:span text:style-name="T3"><text:line-break/></text:span>這顆心<text:span text:style-name="T3">, </text:span>一開始想追求快樂<text:span text:style-name="T3"><text:line-break/></text:span>後來<text:span text:style-name="T3">, </text:span>只求遠離痛苦<text:span text:style-name="T3"><text:line-break/></text:span>再來<text:span text:style-name="T3">, </text:span>用一點止痛藥吧<text:span text:style-name="T3">, </text:span>那能消除受苦<text:span text:style-name="T3"><text:line-break/></text:span>而後<text:span text:style-name="T3">, </text:span>只好睡覺<text:span text:style-name="T3"><text:line-break/></text:span>最後<text:span text:style-name="T3">, </text:span>如果<text:span text:style-name="T3">, </text:span>依審判主的意志<text:span text:style-name="T3">, </text:span>非如此<text:span text:style-name="T3">(</text:span>痛苦<text:span text:style-name="T3">)</text:span>不可<text:span text:style-name="T3"><text:line-break/></text:span>求給我死亡的自由吧<text:span text:style-name="T3">!<text:line-break/></text:span>這很像是一個受苦的人<text:span text:style-name="T3">(</text:span>例如追求感情郤遇挫折<text:span text:style-name="T3">)</text:span>的心理轉折<text:span text:style-name="T3">, </text:span>講他心理苦到不知如何是好<text:span text:style-name="T3">, </text:span>不然就讓我死吧<text:span text:style-name="T3"><text:s/>(</text:span>您隨便看看<text:span text:style-name="T3">, </text:span>貽笑大方了<text:span text:style-name="T3">, </text:span>不好意思<text:span text:style-name="T3">, </text:span>只是路過<text:span text:style-name="T3"><text:s/>)</text:span></text:p>
      <text:p text:style-name="P1"><text:span text:style-name="T1">陳真</text:span><text:s/>  |  2015.02.07 03:03   |   <text:a xlink:type="simple" xlink:href="http://palinfo.habago.org/Entry?Command=Information_PrintForum&amp;iPage=330#FORUM33668"><text:span text:style-name="T2">#</text:span></text:a></text:p>
      <text:p text:style-name="P2">因為研究尼采的緣故，我略微懂得一些愛蜜莉狄更生，讀過她的一些<text:span text:style-name="T3"><text:s/>(</text:span>在我看來<text:span text:style-name="T3">)"</text:span>哲學一般的詩<text:span text:style-name="T3">"(</text:span>或說<text:span text:style-name="T3"><text:s/>"</text:span>詩一般的哲學<text:span text:style-name="T3">")</text:span>；有些人在尼采與愛蜜莉狄更生之間隱然察覺到一種相似性。這相似性從何而來，究係為何，姑且不表。<text:span text:style-name="T3"><text:line-break/><text:line-break/>1998</text:span>年，我曾打算給某出版社寫一本名叫<text:span text:style-name="T3"><text:s/>"</text:span>路過劍橋<text:span text:style-name="T3">" </text:span>的書。當我們說甲路過乙，意味著甲比乙既高且遠。我路過劍橋，意即當劍橋已逝，杳如雲煙，而我必然還活著；我比它大，也將比它久遠。<text:span text:style-name="T3"><text:line-break/><text:line-break/></text:span>愛蜜莉狄更生這詩<text:span text:style-name="T3"><text:s/>"</text:span>我無法等待死亡<text:span text:style-name="T3">"</text:span>，就我的理解，精神就在這<text:span text:style-name="T3"><text:s/>"</text:span>路過<text:span text:style-name="T3">" </text:span>二字。長遠的，永恆的，才有可能停下腳步，等待那些短暫的、飄忽的、如同泡沫一般的，等待它的幻滅。與其說我路過落日桑田，路過青春校園，不如說是落日桑田路過了我們，而死神路過了一切。<text:span text:style-name="T3"><text:line-break/><text:line-break/></text:span>高達在<text:span text:style-name="T3"><text:s/>"</text:span>愛的禮讚<text:span text:style-name="T3">" </text:span>裏說到時間，說到歷史，時間和歷史成為主人，而我們僅是時間走過的一個痕跡；我們的短暫，成就了歷史的長遠，見證了時間的漫漫永恆。<text:span text:style-name="T3"><text:line-break/><text:line-break/></text:span>有限不可能等待無限，唯有無限方能善意地停下腳步，給有限生命一丁點稍縱即逝的輝煌，如煙火流星一般。</text:p>
      <text:p text:style-name="P1"><text:span text:style-name="T1">魏福全</text:span><text:s/>  |  2015.02.06 21:36   |   <text:a xlink:type="simple" xlink:href="http://palinfo.habago.org/Entry?Command=Information_PrintForum&amp;iPage=330#FORUM33667"><text:span text:style-name="T2">#</text:span></text:a></text:p>
      <text:p text:style-name="P6">Because I could not stop for Death - by Emily Dickinson <text:line-break/><text:line-break/>Because I could not stop for Death – <text:line-break/>He kindly stopped for me – <text:line-break/>The Carriage held but just Ourselves – <text:line-break/>And Immortality.<text:line-break/><text:line-break/>We slowly drove – He knew no haste<text:line-break/>And I had put away<text:line-break/>My labor and my leisure too,<text:line-break/>For His Civility – <text:line-break/><text:line-break/>We passed the School, where Children strove<text:line-break/>At Recess – in the Ring – <text:line-break/>We passed the Fields of Gazing Grain – <text:line-break/>We passed the Setting Sun – <text:line-break/><text:line-break/>Or rather – He passed us – <text:line-break/>The Dews drew quivering and chill – <text:line-break/>For only Gossamer, my Gown – <text:line-break/>My Tippet – only Tulle – <text:line-break/><text:line-break/>We paused before a House that seemed<text:line-break/>A Swelling of the Ground – <text:line-break/>The Roof was scarcely visible – <text:line-break/>The Cornice – in the Ground – <text:line-break/><text:line-break/>Since then – ‘tis Centuries – and yet<text:line-break/>Feels shorter than the Day<text:line-break/>I first surmised the Horses’ Heads <text:line-break/>Were toward Eternity – <text:line-break/><text:line-break/><text:span text:style-name="T1">我無法邀死亡同行</text:span><text:line-break/><text:line-break/><text:span text:style-name="T1">我無法邀死亡同行</text:span><text:line-break/><text:span text:style-name="T1">是祂體貼的為我停下</text:span><text:line-break/><text:span text:style-name="T1">馬車上載著我倆</text:span><text:line-break/><text:span text:style-name="T1">以及永生</text:span><text:line-break/><text:line-break/><text:span text:style-name="T1">我們緩緩前進</text:span>--<text:span text:style-name="T1">祂不匆不忙</text:span><text:line-break/><text:span text:style-name="T1">我也拋下了</text:span><text:line-break/><text:span text:style-name="T1">世間的勞動和娛樂</text:span><text:line-break/><text:span text:style-name="T1">祂是如此誠摯有禮</text:span><text:line-break/><text:line-break/><text:span text:style-name="T1">我們路過學校時</text:span><text:line-break/><text:span text:style-name="T1">是孩童們玩樂的下課時間</text:span><text:line-break/><text:span text:style-name="T1">我們路過一片片種植穀物的農田</text:span><text:line-break/><text:span text:style-name="T1">我們也路過漸漸落下的夕陽</text:span><text:line-break/><text:line-break/><text:span text:style-name="T1">或者說</text:span>--<text:span text:style-name="T1">是他路過我們</text:span><text:line-break/><text:span text:style-name="T1">寒意刺骨的露珠讓我顫抖</text:span><text:line-break/><text:span text:style-name="T1">我身上僅僅穿著薄紗的披肩和衣服</text:span><text:line-break/><text:line-break/><text:span text:style-name="T1">我們停在一棟房子前</text:span><text:line-break/><text:span text:style-name="T1">看似地上隆起之物</text:span><text:line-break/><text:span text:style-name="T1">看不到屋頂</text:span><text:line-break/><text:span text:style-name="T1">房簷已在地上</text:span><text:line-break/><text:line-break/><text:span text:style-name="T1">從那時起</text:span>--<text:span text:style-name="T1">已經過了好幾世紀</text:span>--<text:span text:style-name="T1">然而</text:span><text:line-break/><text:span text:style-name="T1">感覺彷彿比那一整天還短</text:span><text:line-break/><text:span text:style-name="T1">我想那天馬車前往的方向</text:span><text:line-break/><text:span text:style-name="T1">是永恆</text:span></text:p>
      <text:p text:style-name="P1">Kevin Yu   |  2015.02.06 08:52   |   <text:a xlink:type="simple" xlink:href="http://palinfo.habago.org/Entry?Command=Information_PrintForum&amp;iPage=330#FORUM33665"><text:span text:style-name="T2">#</text:span></text:a></text:p>
      <text:p text:style-name="P2"><text:span text:style-name="T3">http://home.gamer.com.tw/creationDetail.php?sn=2710518 </text:span>二戰後的新納粹運動的資料<text:span text:style-name="T3">,</text:span>不知有哪個呆瓜看完這篇文章後<text:span text:style-name="T3">,</text:span>會繼續認為去年的烏克蘭基輔廣場暴動是民主革命<text:span text:style-name="T3">???</text:span>美國有夠無恥<text:span text:style-name="T3">,</text:span>為了利益居然扶植法西斯去推翻民選政府<text:span text:style-name="T3">!</text:span>烏克蘭俄羅斯族怕被滅族當然要與法西斯血戰到底<text:span text:style-name="T3">!</text:span></text:p>
      <text:p text:style-name="P4"/>
      <text:p text:style-name="P1"><text:span text:style-name="T1">陳真</text:span><text:s/>  |  2015.02.06 01:25   |   <text:a xlink:type="simple" xlink:href="http://palinfo.habago.org/Entry?Command=Information_PrintForum&amp;iPage=331#FORUM33664"><text:span text:style-name="T2">#</text:span></text:a></text:p>
      <text:p text:style-name="P2">後藤健二<text:span text:style-name="T3">4</text:span>年前推文瘋傳：憎恨並非人的工作<text:span text:style-name="T3"><text:line-break/><text:line-break/></text:span>法新社<text:span text:style-name="T3"><text:s/>– 2015</text:span>年<text:span text:style-name="T3">2</text:span>月<text:span text:style-name="T3">3</text:span>日<text:span text:style-name="T3"><text:line-break/><text:line-break/><text:line-break/></text:span>（法新社東京<text:span text:style-name="T3">3</text:span>日電）<text:span text:style-name="T3"><text:s/></text:span>日本記者後藤健二疑似遭聖戰組織「伊斯蘭國」（<text:span text:style-name="T3">IS</text:span>）斬首數日後，他<text:span text:style-name="T3">4</text:span>年前<text:span text:style-name="T3">1</text:span>則呼籲冷靜美德的推文今天在社交網路瘋傳，讀來格外令人心酸。<text:span text:style-name="T3"><text:line-break/><text:line-break/></text:span>後藤<text:span text:style-name="T3">4</text:span>年前的這則推文寫道：「閉上眼睛，保持耐心。要是生氣、或是大叫，那就完了。這就跟祈禱差不多。憎恨並非人的工作，審判是屬於上帝的範疇。教會我這點的，是我的阿拉伯弟兄們。」<text:span text:style-name="T3"><text:line-break/><text:line-break/></text:span>他<text:span text:style-name="T3">2010</text:span>年<text:span text:style-name="T3">9</text:span>月<text:span text:style-name="T3">7</text:span>日在日本上傳這則推文。<text:span text:style-name="T3"><text:line-break/><text:line-break/></text:span>到今天上午，推文累計已在日本轉推超過<text:span text:style-name="T3">2</text:span>萬<text:span text:style-name="T3">5000</text:span>次，英文版也廣泛流傳。</text:p>
      <text:p text:style-name="P1"><text:span text:style-name="T1">陳真</text:span><text:s/>  |  2015.02.06 00:34   |   <text:a xlink:type="simple" xlink:href="http://palinfo.habago.org/Entry?Command=Information_PrintForum&amp;iPage=331#FORUM33663"><text:span text:style-name="T2">#</text:span></text:a></text:p>
      <text:p text:style-name="P3">前幾則留言中，我提到白日燄火。前兩天跑去高雄看了，屬於爛到爆等級。在此鄭重聲明，以免誤導各位跑去看。由此可見，獲不獲獎不是重點。這爛片是去年柏林影展金熊獎，我看它得哈巴狗電台金狗獎還差不多。<text:span text:style-name="T3"><text:line-break/><text:line-break/></text:span>想拍出<text:span text:style-name="T3"><text:s/>"</text:span>爛到爆<text:span text:style-name="T3">" </text:span>等級的電影其實也不容易，通常就是那些表現方法拙劣卻故做藝術狀。有些電影純屬娛樂，基本上都還是勝過故做藝術狀者。<text:span text:style-name="T3"><text:line-break/><text:line-break/></text:span>今天買到了<text:span text:style-name="T3"><text:s/>"</text:span>推拿<text:span text:style-name="T3">" </text:span>原著小說，光看兩行就想找眼淚瓶了。這應該是我這輩子頭一次自己買現代小說來看。家裏還有一堆<text:span text:style-name="T3"><text:s/>"</text:span>莫言<text:span text:style-name="T3">" </text:span>的小說，但還沒有拿來看的強烈衝動。</text:p>
      <text:p text:style-name="P1"><text:span text:style-name="T1">魏福全</text:span><text:s/>  |  2015.02.05 18:29   |   <text:a xlink:type="simple" xlink:href="http://palinfo.habago.org/Entry?Command=Information_PrintForum&amp;iPage=331#FORUM33662"><text:span text:style-name="T2">#</text:span></text:a></text:p>
      <text:p text:style-name="P5">'The Heart Asks Pleasure First' by Emily Dickinson <text:line-break/><text:line-break/>The heart asks pleasure first<text:line-break/>And then, excuse from pain-<text:line-break/>And then, those little anodynes<text:line-break/>That deaden suffering;<text:line-break/><text:line-break/>And then, to go to sleep;<text:line-break/>And then, if it should be<text:line-break/>The will of its Inquisitor,<text:line-break/>The liberty to die. <text:line-break/><text:line-break/><text:span text:style-name="T1">心靈渴望快樂</text:span><text:line-break/><text:line-break/><text:span text:style-name="T1">心靈渴望快樂</text:span><text:line-break/><text:span text:style-name="T1">其次</text:span><text:s/><text:span text:style-name="T1">是免於痛苦</text:span><text:line-break/><text:span text:style-name="T1">心靈也渴望一點止痛的藥方</text:span><text:line-break/><text:span text:style-name="T1">可以止息折磨</text:span><text:line-break/><text:line-break/><text:span text:style-name="T1">心靈渴望安眠</text:span><text:line-break/><text:span text:style-name="T1">若能得到審判者的恩准</text:span><text:line-break/><text:span text:style-name="T1">心靈也渴望死亡的自由</text:span></text:p>
      <text:p text:style-name="P1"><text:span text:style-name="T1">王興國</text:span><text:s/>  |  2015.02.05 15:22   |   <text:a xlink:type="simple" xlink:href="http://palinfo.habago.org/Entry?Command=Information_PrintForum&amp;iPage=331#FORUM33656"><text:span text:style-name="T2">#</text:span></text:a></text:p>
      <text:p text:style-name="P3">台灣是很可憐的，因為反對黨只剩下黑金，所以當陳前總統女兒公開放話：「你們誰沒拿過我爸爸的錢」時，一片默然。<text:span text:style-name="T3"><text:line-break/><text:line-break/></text:span>更悲哀的是，由這些人鼓動的雙重標準與精神分裂，只會製造更多的動亂，而不可能讓社會往正向前進。</text:p>
      <text:p text:style-name="P1"><text:span text:style-name="T1">政信</text:span><text:s/>  |  2015.02.03 14:31   |   <text:a xlink:type="simple" xlink:href="http://palinfo.habago.org/Entry?Command=Information_PrintForum&amp;iPage=331#FORUM33653"><text:span text:style-name="T2">#</text:span></text:a></text:p>
      <text:p text:style-name="P2"><text:span text:style-name="T3">http://www.ettoday.net/news/20150203/462470.htm<text:line-break/><text:line-break/></text:span>為子報仇父持<text:span text:style-name="T3">AK47</text:span>闖伊斯蘭國怒殺七名<text:span text:style-name="T3">IS</text:span>成員。<text:span text:style-name="T3"><text:line-break/><text:line-break/></text:span>我對報導下面叫好的聲音感到厭惡，這是一個傷心欲絕的父親，不希望眾人把討厭<text:span text:style-name="T3">IS</text:span>的情緒藉由他的行動來發洩。<text:span text:style-name="T3"><text:line-break/><text:line-break/></text:span>我常想我們對於一個遙遠國度或事不關己的事往往非常冷血，就如中國史書上簡短的<text:span text:style-name="T3">“</text:span>某年某月，人相食。<text:span text:style-name="T3">”</text:span>短短一句短到無法引起大部分人興趣，但實情卻是觸目驚心</text:p>
      <text:p text:style-name="P1"><text:span text:style-name="T1">陳真</text:span><text:s/>  |  2015.02.03 02:46   |   <text:a xlink:type="simple" xlink:href="http://palinfo.habago.org/Entry?Command=Information_PrintForum&amp;iPage=331#FORUM33652"><text:span text:style-name="T2">#</text:span></text:a></text:p>
      <text:p text:style-name="P3">齊闇，<text:span text:style-name="T3"><text:line-break/><text:line-break/></text:span>我對<text:span text:style-name="T3"><text:s/>Ortega </text:span>的思想略知一二，多年前曾寫過一些有關他的文章。他表達方式十分淺顯，容易閱讀，往往可以當散文或雜文看；即便是哲學外行人應該也不會有理解上的困難。但淺顯並不意味著膚淺。<text:span text:style-name="T3"><text:line-break/><text:line-break/></text:span>想到<text:span text:style-name="T3">Ortega</text:span>，人們很自然就會想到美國一位哲學家叫<text:span text:style-name="T3">William James</text:span>，兩者或可歸類為某種形式的實用主義<text:span text:style-name="T3">(pragmatism)</text:span>，相信思想並非一種獨立於時空之外乃至超越時空的絕對性產物，更不是一種抽象而無所依附的虛浮意念，而是對應於某種情境或生命形式的血肉思維，藉以產生行動與實踐，具有一種教學或工具性質，而不是講好玩的，更不是講來炫耀說我很厲害的。<text:span text:style-name="T3"><text:line-break/><text:line-break/></text:span>維根斯坦向來堵爛讀書人，更不是隨便會稱讚哲學家這種<text:span text:style-name="T3"><text:s/>"</text:span>不老實<text:span text:style-name="T3">" </text:span>的生物的，但他卻十分推崇<text:span text:style-name="T3">William James</text:span>。旁人不解，問他何故？問他<text:span text:style-name="T3">William James</text:span>究竟有什麼好？維根斯坦往往只有兩種回答，一個回答是：他是個<text:span text:style-name="T3"><text:s/>"</text:span>人<text:span text:style-name="T3">"</text:span>，另一個回答則多加一個<text:span text:style-name="T3"><text:s/>"</text:span>好<text:span text:style-name="T3">" </text:span>字：他是個好人。<text:span text:style-name="T3"><text:line-break/><text:line-break/>"</text:span>人<text:span text:style-name="T3">"</text:span>，是維根斯坦對人的最高讚詞。可是，難道其他人不是人？當然不是。想當個<text:span text:style-name="T3"><text:s/>"</text:span>人<text:span text:style-name="T3">" </text:span>可不容易。像<text:span text:style-name="T3">Ortega</text:span>這樣的哲學家，對於任何妨礙<text:span text:style-name="T3"><text:s/>"</text:span>一個人成為人<text:span text:style-name="T3">" </text:span>的環境<text:span text:style-name="T3">(</text:span>例如民粹，例如法西斯，例如烏合之眾<text:span text:style-name="T3">--</text:span>簡單說就是醬缸蛆啦<text:span text:style-name="T3">)</text:span>，更是非常感冒。<text:span text:style-name="T3"><text:line-break/><text:line-break/></text:span>所謂<text:span text:style-name="T3"><text:s/>"</text:span>人何寥落鬼何多<text:span text:style-name="T3">"</text:span>，這島上，人太少了，鬼卻到處都是；有的扮神，有的裝鬼，人聲人影卻很罕見。在這鬼島上，也許還蠻需要像<text:span text:style-name="T3">Ortega </text:span>這樣一些<text:span text:style-name="T3"><text:s/>"</text:span>人<text:span text:style-name="T3">" </text:span>聲。<text:span text:style-name="T3"><text:line-break/><text:line-break/>Ortega</text:span>說，我是我的故事，我的歷史。他說，人總得對自己的生命給出一個說法。當然，<text:span text:style-name="T3">"</text:span>人<text:span text:style-name="T3">" </text:span>才有故事，才有歷史，蛆連個臉都沒有，哪邊是頭是尾都搞不清；蛆是沒有故事，不需要說法的。<text:span text:style-name="T3"><text:line-break/><text:line-break/></text:span>哲學家往往是一種死後才誕生的生物，跟酒一樣，時間久了就越香。<text:span text:style-name="T3">Ortega</text:span>便是一例。大多數人不曾聽聞，但我相信這樣一種哲學家的動人形象會越來越顯著。但也有一些哲學家，例如羅素，卻似乎越來越黯淡。</text:p>
      <text:p text:style-name="P1"><text:span text:style-name="T1">王齊闇</text:span><text:s/>  |  2015.02.03 00:17   |   <text:a xlink:type="simple" xlink:href="http://palinfo.habago.org/Entry?Command=Information_PrintForum&amp;iPage=331#FORUM33651"><text:span text:style-name="T2">#</text:span></text:a></text:p>
      <text:p text:style-name="P2">陳真醫師：<text:span text:style-name="T3"><text:line-break/></text:span>以下引文摘自西班牙哲學家<text:span text:style-name="T3">Jose Ortega Y Gasset</text:span>寫於<text:span text:style-name="T3">1930</text:span>年代的《大眾的反叛》<text:span text:style-name="T3">(The Revolt of Masses)</text:span>一書的中譯本，覺得只要把歐洲換成台灣，<text:span text:style-name="T3">Gasset</text:span>所說與您對柯大帥的觀察評論實是遙相呼應。<text:span text:style-name="T3"><text:line-break/><text:line-break/></text:span>是科技與自由主義民主的結合造就了<text:span text:style-name="T3">…</text:span>大眾人<text:span text:style-name="T3">…</text:span>是我們這個時代裡佔支配地位的統治力量。<text:span text:style-name="T3">…</text:span>今天是誰在行使社會權力呢？<text:span text:style-name="T3">…</text:span>毫無疑問，是科技人員<text:span text:style-name="T3">(the technician)</text:span>，是那些工程師、醫師、金融從業者、教師等等；在這些科技人員當中，誰又是他們最完美、最純粹的代表呢？很顯然，是科學家。<text:span text:style-name="T3">...</text:span>當前的科技人員正是大眾人之原型。這絕非出於偶然，也不能歸咎於科技人員的個人缺陷，而是作為我們文明之根基的科學會自動地把它轉變為一個大眾人，也就是一個原始人，一個當代的野蠻人。<text:span text:style-name="T3">…</text:span>為了取得進步，科學必須專業化<text:span text:style-name="T3">(specialization)</text:span>─不是科學自身的專業化，而是科技人員的專業化。<text:span text:style-name="T3">…</text:span>我們會看到科學家們是如何一代接一代把自己限制在日漸狹小的知識範圍之內，<text:span text:style-name="T3">…</text:span>結果導致他們與科學的其他分支以及對宇宙的完整解釋逐漸失去了聯繫。<text:span text:style-name="T3">…</text:span>幾乎在每一個科學家身上都可以看到專業化取代了整體文化<text:span text:style-name="T3">(integral culture),…</text:span>我們就會發現一種歷史上前所未見的科學家之典型；<text:span text:style-name="T3">…</text:span>他只熟悉某一門具體的學科，甚至就是對這門學科，他也僅僅知曉其中的一小部分，只有在這個領域裡他才是學有專長的研究者。他甚至可能聲稱這是一個優點，對自己特別傾注的那個狹隘範圍之外的一切東西，他都棄之不顧；他把所有對普遍知識的好奇心都稱作是業餘的愛好。<text:span text:style-name="T3">…</text:span>現代科學─我們當代文明的根基與象徵─為那些智力平庸的人提供了廣闊的空間，<text:span text:style-name="T3">…</text:span>相當數量的工作屬於機械性的心智活動，這些工作幾乎是任何人都可以完成的。<text:span text:style-name="T3">…</text:span>科學家可以只關注其中的某一個部門而忽略其他的部門。方法上的可靠性和準確性允許了這種暫時但非常實用的知識脫節，運用這些方法進行工作就彷彿是在使用一台機器，縱使操作這台機器的人對它的意義與工作基礎不甚了了，也可以取得極為豐富的成果。<text:span text:style-name="T3">…</text:span>所有這一切造就了一類非常怪異的人。<text:span text:style-name="T3">…</text:span>這種專家對宇宙中自己所守護的那個角落確實<text:span text:style-name="T3">”</text:span>了如指掌<text:span text:style-name="T3">”</text:span>，但對其他的部分卻一竅不通。<text:span text:style-name="T3">…</text:span>對於這種人，我們不得不稱之為<text:span text:style-name="T3">”</text:span>有知識的無知者<text:span text:style-name="T3">”(learned ignoramus)</text:span>，<text:span text:style-name="T3">…</text:span>這正是專門人才的行為方式：他對政治、藝術、社會習俗以及其他一切科學所持的看法，無一不是原始的，愚昧無知的；但他又固執己見，<text:span text:style-name="T3">…</text:span>這是一個悖論。文明使他變成了專門人才，結果把他禁錮在自己的侷限性之中，並且對此頗為滿足；但正是這種對自己的價值與重要性的自我肯定，同時也誘導他僭越自己的專業，妄圖支配一切。<text:span text:style-name="T3">…</text:span>這些人象徵了並在很大程度上構成了當前<text:span text:style-name="T3">”</text:span>大眾的政治<text:span text:style-name="T3">”,</text:span>他們身上體現出來的野蠻主義正是導致歐洲腐化墮落最直接的原因。</text:p>
      <text:p text:style-name="P1"><text:span text:style-name="T1">楊世主</text:span><text:s/>  |  2015.02.02 02:31   |   <text:a xlink:type="simple" xlink:href="http://palinfo.habago.org/Entry?Command=Information_PrintForum&amp;iPage=331#FORUM33650"><text:span text:style-name="T2">#</text:span></text:a></text:p>
      <text:p text:style-name="P3">停格在後藤先生死時的照片許久，看他背後銬住的手十指緊扣，應該是祈禱著的，所祈禱的一定不是報復，不是仇恨，也許是和耶穌祈求的一樣<text:span text:style-name="T3">. </text:span>願他在主懷中安息<text:span text:style-name="T3">.</text:span></text:p>
      <text:p text:style-name="P1"><text:span text:style-name="T1">陳真</text:span><text:s/>  |  2015.02.02 02:00   |   <text:a xlink:type="simple" xlink:href="http://palinfo.habago.org/Entry?Command=Information_PrintForum&amp;iPage=331#FORUM33649"><text:span text:style-name="T2">#</text:span></text:a></text:p>
      <text:p text:style-name="P2">後藤的死，美日英法等國元首紛紛在第一時間表態，鏡頭前大特寫，做悲憤狀，說絕對要肅清恐怖份子云云。不難想見這些一心挑起戰火的政客們如何見獵心喜。但後藤理應不是這樣一種思維。後藤的死，不應該被拿來利用，做為擴大戰火的藉口。<text:span text:style-name="T3"><text:line-break/><text:line-break/></text:span>若雪之死，主流媒體要不抹黑之，便是淡化之；後藤之死，他們卻趕緊拿來做為政治宣傳。但是，不管是若雪或後藤，都不是那樣一種政客思維；他們是出於憐憫與良善利他而死，而不是出於仇恨與偏見，更不是出於任何強取豪奪的政治狂熱與戰爭企圖。<text:span text:style-name="T3"><text:line-break/><text:line-break/></text:span>底下這篇有關後藤的報導，不妨仔細閱讀。我會記住這一天，記住這樣一個善良勇敢的人。<text:span text:style-name="T3"><text:line-break/><text:line-break/></text:span>陳真<text:span text:style-name="T3"><text:line-break/><text:line-break/>==================<text:line-break/></text:span>後藤之死<text:span text:style-name="T3"><text:s/></text:span>家人以淚水化干戈<text:span text:style-name="T3"><text:line-break/><text:line-break/></text:span>台灣醒報<text:span text:style-name="T3"><text:s/>– 2015</text:span>年<text:span text:style-name="T3">2</text:span>月<text:span text:style-name="T3">2</text:span>日<text:span text:style-name="T3"><text:line-break/><text:line-break/></text:span>後藤健二生前在報導中貼出一場自己在敘利亞北部阿勒波市與孩童互動的畫面（<text:span text:style-name="T3">photo by </text:span>後藤的獨立報導）<text:span text:style-name="T3"><text:line-break/><text:line-break/></text:span>【台灣醒報記者邱慕天綜合報導】<text:span text:style-name="T3">1</text:span>月<text:span text:style-name="T3">31</text:span>日伊斯蘭國（<text:span text:style-name="T3">IS</text:span>）在網路上放出的影片，宣稱人質後藤健二遭其處決，引動了日本朝野的震怒，日相安倍晉三痛斥<text:span text:style-name="T3">IS</text:span>武裝分子的行為「殘忍」、「卑劣」、「可恨」。<text:span text:style-name="T3"><text:line-break/><text:line-break/></text:span>唯此時此刻，後藤家人的發言回應，卻展現了讓人動容的生命品質：為「悲傷不能成為無止盡的憎恨」。回顧後藤勇敢及與上帝同行的一生，雖短暫卻重如泰山，盼「人人都是後藤」。<text:span text:style-name="T3"><text:line-break/><text:line-break/></text:span>後藤健二<text:span text:style-name="T3">24</text:span>日繼已遭殺害的湯川遙菜成為<text:span text:style-name="T3">IS</text:span>檯面上的談判籌碼後，其母石堂順子就急得像熱鍋上的螞蟻，鎮日以淚洗面，曾召開兩次記者會拜託安倍政府協商營救，也不斷向日本公眾鞠躬致歉。只是「很遺憾地，健二還是走了。」在噩耗終於不幸傳出後，她在<text:span text:style-name="T3">2</text:span>月<text:span text:style-name="T3">1</text:span>日首度對外表示白髮人送黑髮人的心情：「難過到不知該說什麼，現在滿心悲傷，淚水不斷下滴。」<text:span text:style-name="T3"><text:line-break/><text:line-break/></text:span>【拋妻棄子赴戰區】<text:span text:style-name="T3"><text:s/></text:span>《日本時報》報導，石堂順子原先對兒子十分憤怒與不諒解，因為去年十月她媳婦後藤凜子產子還不到兩星期，健二就拋妻棄子隻身前往敘利亞，營救成為人質的朋友湯川。「我的兒子認為趕去搭救自己的友人更為重要。」她說道。<text:span text:style-name="T3"><text:line-break/><text:line-break/></text:span>根據《<text:span text:style-name="T3">BBC</text:span>》報導，湯川遙菜於<text:span text:style-name="T3">2014</text:span>年<text:span text:style-name="T3">4</text:span>月曾被敘利亞反對派軍事武裝「敘利亞自由軍」逮捕、<text:span text:style-name="T3">6</text:span>月獲釋後曾與後藤一道前往伊拉克進行衝突報導，但<text:span text:style-name="T3">8</text:span>月在他不顧後藤反對進入敘利亞時，再次落入激進組織手中。<text:span text:style-name="T3"><text:line-break/><text:line-break/>10</text:span>月進入敘利亞的後藤自知此行危險，曾拍攝短片給關心他的人，一派樂天地說「無論發生何事，責任在自己，不會怨任何人，請日本的大家不要責怪敘利亞，並希望敍利亞內戰盡快結束。」他還懇請全球基督徒為他禱告，因為他立志要「活著回來！」然而在<text:span text:style-name="T3">10</text:span>月底更新最後一則影音推特，後藤便杳無音訊。<text:span text:style-name="T3"><text:line-break/><text:line-break/></text:span>【愛上帝不懼死】<text:span text:style-name="T3"><text:s/></text:span>根據日文《基督教今日》去年<text:span text:style-name="T3">5</text:span>月底專訪，後藤透露自己在做危險的工作，也有想過「客死異鄉、無人知曉」是什麼樣的感覺，但知道「耶穌、天父會在天堂迎接我，就不再感到寂寞」，想到受洗時堅定的心智，就覺得那是個畏縮的想法。<text:span text:style-name="T3"><text:line-break/><text:line-break/></text:span>後藤還表示，自己每次出外採訪都會帶著牧師十多年前送給他的《聖經》，上面特別的標註著詩篇<text:span text:style-name="T3">54</text:span>篇<text:span text:style-name="T3">4</text:span>節的經文「神是幫助我的，是扶持我命的」，在他生命受到威脅、見證悲慘的場景時，這些話都成為他的幫助。<text:span text:style-name="T3"><text:line-break/><text:line-break/></text:span>甚至，對於人們質疑後藤不夠體貼家人、以身犯險讓日本社會為他付出成本，他也坦承受到《聖經》馬太福音<text:span text:style-name="T3">4</text:span>章<text:span text:style-name="T3">7</text:span>節「不可試探主、你的神」的教導提醒，不可以把上帝當作不負責任冒險的拖詞，因此許多重大決定都會仔細思量、仔細禱告。<text:span text:style-name="T3"><text:line-break/><text:line-break/></text:span>【報導受苦的人們】<text:span text:style-name="T3"><text:s/></text:span>後藤說，他作為前線記者，報導的焦點永遠是受苦的人們而不是戰爭衝突事件，「以憐憫的心腸苦難中求存的生命故事，期待故事的曝光成為一個出口，進而解決他們的問題，我的工作才算完成。」他表示。<text:span text:style-name="T3"><text:line-break/><text:line-break/></text:span>身為記者的後藤健二，在被<text:span text:style-name="T3">IS</text:span>挾持的影片中看來頗為平靜。其實，從他過往所關注、撰寫的新聞題材，即可看出他對於挽救弱勢及和平的信念存有強大的使命感。曾多次隻身前往非洲、中東、俄國車臣尋找新聞線索的他，即使過去也曾落入蓋達的虎口，卻讓他更曉得「與哀哭的人同哭」，愈挫愈勇。<text:span text:style-name="T3"><text:line-break/><text:line-break/></text:span>後藤之死，可謂殉道，他跑了那當跑的路、打了那美好的仗。正如耶穌在《聖經》所教導，「人為朋友捨命，人的愛心沒有比這個大的。」（約翰福音<text:span text:style-name="T3">15</text:span>章<text:span text:style-name="T3">13</text:span>節）。<text:span text:style-name="T3"><text:line-break/><text:line-break/></text:span>「後藤是個很善良、有勇氣的人，」同樣遭逢喪子之痛、<text:span text:style-name="T3">74</text:span>歲的湯川遙菜之父湯川正一<text:span text:style-name="T3">1</text:span>日談及後藤，既傷懷又不捨，「為了救我兒子，變成這種最壞的結果，我真的感到很遺憾<text:span text:style-name="T3">…</text:span>這世界豈可有這種事發生。」<text:span text:style-name="T3"><text:line-break/><text:line-break/></text:span>【悲傷不能成為憎恨】<text:span text:style-name="T3"><text:s/></text:span>在伊斯蘭國「給日本政府的訊息」影片中，操著英國口音的劊子手「聖戰約翰」（<text:span text:style-name="T3">Jihadi John</text:span>）說：「與邪惡集團的其他愚蠢盟邦一樣，日本政府不了解『伊斯蘭國』的力量與權威。我們全部軍隊都飢渴著要喝你們的血。安倍，由於你魯莽決定參與一場贏不了的戰爭，這把刀不僅是要殺害後藤健二，而且會繼續殺害不論在哪裏被逮到的日本國民，日本的噩夢從此開始。」<text:span text:style-name="T3"><text:line-break/><text:line-break/></text:span>「盼人們理解後藤仁慈的勇氣。」面對<text:span text:style-name="T3">IS</text:span>的兇狠與威脅，母親石堂順子縱使止不住淚，卻表示要繼承健二積極的志向，因為「悲傷不能成為無止盡的憎恨」。她表示「我相信健二的死或多或少有助於這世界。我會繼續相近後藤的願望，打造一個沒有戰爭的世界，並拯救飽受戰爭和貧窮所苦的孩子。」</text:p>
      <text:p text:style-name="P1"><text:span text:style-name="T1">陳真</text:span><text:s/>  |  2015.02.01 15:52   |   <text:a xlink:type="simple" xlink:href="http://palinfo.habago.org/Entry?Command=Information_PrintForum&amp;iPage=331#FORUM33648"><text:span text:style-name="T2">#</text:span></text:a></text:p>
      <text:p text:style-name="P3"><text:span text:style-name="T3">Chomsky</text:span>說到美國時，曾引用一個俚語如此說道：<text:span text:style-name="T3">"</text:span>當有人以為自己是一支大鐵錘時，在他眼中的一切都變成了釘子。<text:span text:style-name="T3">" <text:line-break/><text:line-break/></text:span>意思是說，美國是全世界唯一的超級武力大國，所向無敵；就如羅素所說，軍火商及相關跨國集團才是美國永遠的真正主子，於是，燒殺擄掠，盡一切努力挑起戰亂，就成為它擴張全球勢力版圖，強取豪奪的唯一方式。他人在美國眼裏，不過是根釘子，大鐵錘一敲便就範。<text:span text:style-name="T3"><text:line-break/><text:line-break/></text:span>幾年前，當歐巴馬那個戰爭罪犯人渣提出所謂<text:span text:style-name="T3"><text:s/>"</text:span>重返亞洲<text:span text:style-name="T3">" </text:span>的戰略布局時，我心頭頓時從此蒙上一層很深的陰影，因為這意味著，搞垮了伊拉克阿富汗利比亞敘利亞等等等，緊接著，以環繞、圍堵中國崛起的亞洲地帶，很可能將是下一波戰火所在。<text:span text:style-name="T3"><text:line-break/><text:line-break/></text:span>這不是危言聳聽。你從這幾年來不管是菲律賓、日本、印度、越南、印尼、緬甸及泰國等等諸多迥異於往昔的不尋常挑釁、舉措或意圖，就能很清楚看見這樣一股戰爭烏雲迅速集結在亞洲上空。其中配合美國、最積極使壞的就是日本。<text:span text:style-name="T3"><text:line-break/><text:line-break/></text:span>除了軍事或政治鬥爭之外，可怕且醜陋的經濟戰火也正如火如荼地進行。這樣一種<text:span text:style-name="T3"><text:s/>"</text:span>重返亞洲<text:span text:style-name="T3">" </text:span>的侵略攻擊企圖是全方位的。至於<text:span text:style-name="T3">ISIS</text:span>或<text:span text:style-name="T3">FSA</text:span>等等一些美國所培植、藉以血洗顛覆敘利亞的戰爭工具，各自茁壯，其實美、日及西方列強不但一點都不會擔憂，反倒是一種大好機會與藉口，藉以大展其侵略與擴張的鴻圖。<text:span text:style-name="T3"><text:line-break/><text:line-break/></text:span>這些事，說來話長，很粗糙地來說，大約就是這樣一個局勢與發展。在戰火罩頂、血腥橫行之下，台灣人即使不打算站在和平與公義的一邊，最好也不要笨到高聲高調地充當美國走狗，這只會使台灣帶來極大的禍患隱憂。<text:span text:style-name="T3"><text:line-break/><text:line-break/></text:span>當血腥殘酷的<text:span text:style-name="T3">ISIS</text:span>佔據整個主流媒體版面之際，我們不應該忘記，美國才是這一切罪惡的始作俑者，並且不斷變本加厲，以各種名目，包括自由與民主，企圖把整個世界拖向戰亂深淵。<text:span text:style-name="T3"><text:line-break/><text:line-break/></text:span>還記不記得<text:span text:style-name="T3">2003</text:span>年美軍入侵巴格達之際，整個伊拉克街頭暴徒橫行，姦殺擄掠，完全無法無天，人與人竟可以互相任意殺害對方而不用擔心遭受法律制裁；收藏人類歷史重要文物的伊拉克各大博物館及古歷史建築橫遭任意摧毀與劫掠，滿街暴民。你還記不記得布希當時對此是怎麼說的？他說，這沒什麼，人們需要自由，自由的空氣就是這麼一回事。<text:span text:style-name="T3"><text:line-break/><text:line-break/></text:span>底下有篇報導，值得一讀。每個人性向不同，志趣不同，但政治與戰爭是這樣一種東西，你就算不想理它，它還是會來理你，你是逃不掉的。最好的方法就是面對它，進而反對它，阻止惡事的擴大與發生。<text:span text:style-name="T3"><text:line-break/><text:line-break/></text:span>最好是自己能持之以恆去了解這一切。既然逃不了，何不清楚地面對它？好好弄懂這一切，形成自己的判斷。看得懂各種外文的就多看外文，例如<text:span text:style-name="T3"><text:s/>WSWS</text:span>；只懂中文的，還是可以看看<text:span text:style-name="T3">RT(MOD</text:span>上經常有中文字幕的新聞<text:span text:style-name="T3">)</text:span>，看看苦勞網，看看鳳凰衛視，少看什麼自由時報這種完全不以造謠抹黑為恥、致力於挑撥族群仇恨、邪惡到爆的無恥媒體。<text:span text:style-name="T3"><text:line-break/><text:line-break/></text:span>以前要取得或傳遞訊息都很難，還得訂雜誌，做剪報，影印，寫眉批，自己做傳單，然後到郵局買郵票，填地址，寄信等等等，經常寫地址寄傳單忙到三更半夜，然後才能對外傳遞一點點訊息。但這年頭，資訊取得較容易，人們卻反倒更加無知無感，彷彿只要眼不見便為淨，彷彿只要每天用各種好萊塢式無血無肉的低級文化趣味麻醉自己，真實世界便與你無關似的。<text:span text:style-name="T3"><text:line-break/><text:line-break/><text:line-break/></text:span>陳真<text:span text:style-name="T3"><text:line-break/>==============<text:line-break/></text:span>後藤遭斬<text:span text:style-name="T3"><text:s/></text:span>安倍哽咽：要讓<text:span text:style-name="T3"><text:s/>IS </text:span>贖罪<text:span text:style-name="T3"><text:line-break/><text:line-break/>2015-02-01 </text:span>中央社<text:span text:style-name="T3"><text:s/></text:span>東京<text:span text:style-name="T3">1</text:span>日綜合外電報導<text:span text:style-name="T3"><text:line-break/><text:line-break/></text:span>「伊斯蘭國」（<text:span text:style-name="T3">IS</text:span>）把據稱斬首日本人質後藤健二（<text:span text:style-name="T3">Kenji Goto</text:span>）影片上傳至網路後，日本首相安倍晉三今天語帶哽咽地痛批這種「殘暴、卑劣至極」的恐怖行徑。<text:span text:style-name="T3"><text:line-break/><text:line-break/></text:span>「日本放送協會」（<text:span text:style-name="T3">NHK</text:span>）報導，安倍語帶哽咽地對媒體說：「我對這種殘暴、卑劣至極的恐怖主義行徑憤怒至極。我們將與國際社會合作，讓他們為其罪行贖罪。」<text:span text:style-name="T3"><text:line-break/><text:line-break/>=-----------<text:line-break/><text:line-break/></text:span>阻陸成超強國<text:span text:style-name="T3"><text:s/></text:span>美恐不擇手段<text:span text:style-name="T3"><text:line-break/><text:line-break/></text:span>中時電子報<text:span text:style-name="T3"><text:s/></text:span>記者陳筑君╱綜合報導<text:span text:style-name="T3"> <text:line-break/><text:line-break/>2015</text:span>年<text:span text:style-name="T3">2</text:span>月<text:span text:style-name="T3">1</text:span>日<text:span text:style-name="T3"><text:line-break/><text:line-break/></text:span>中國崛起伴隨而來的多極世界格局，讓建構冷戰後秩序的「一超」美國焦慮不安；俄國專家提醒，世界處於大規模重組階段，但美國及其盟友將會企圖摧毀這些新興聯盟，為達此目的，美國恐動用多種手段，包括挑起內部衝突、組織顏色革命、利用舊的恐怖組織等，「烏克蘭陷入動亂」正是在打擊「絲綢之路經濟帶」。<text:span text:style-name="T3"><text:line-break/><text:line-break/></text:span>由日本前首相中曾根康弘發起的亞太議會論壇，日前在厄瓜多舉行第<text:span text:style-name="T3">23</text:span>屆年會，本屆論壇曾就「必要建立多極世界」相關議題進行探討，獲多數成員國支持，惟成員國之一的美國，這次並未派員參加，俄羅斯衛星網撰文分析稱，這是因為美國對此意見不感興趣，且與該國政策背道而馳。<text:span text:style-name="T3"><text:line-break/><text:line-break/></text:span>美正建立單極世界<text:span text:style-name="T3"><text:line-break/><text:line-break/></text:span>聖彼得堡國立大學遠東國家歷史教研室主任科洛托夫指出，美國在冷戰結束後企圖按自己的模式建立單極世界，「世界正處於大規模重組階段，建立的新聯盟將決定新的世界秩序，但美國和依賴它的國家企圖摧毀這些聯盟。它們通過製造地區的不穩定，破壞那些正在世界不同地區產生的聯合計畫」。<text:span text:style-name="T3"><text:line-break/><text:line-break/></text:span>科洛托夫直言，為達到破壞新聯盟目的，美國將動用多種手段，包括挑起內部衝突、組織顏色革命及利用舊的恐怖組織，使其疲於應付。<text:span text:style-name="T3"><text:line-break/><text:line-break/></text:span>其中，就遏制迅速強大、可能成為多極世界一極的中國，「美國可能利用東亞的不穩定弧」；科洛托夫解釋說，「美國可能會有系統地強化此弧的緊張度，包括擴大中國與越南、印度和中亞國家之間的矛盾」。<text:span text:style-name="T3"><text:line-break/><text:line-break/></text:span>強化東亞不穩定弧<text:span text:style-name="T3"><text:line-break/><text:line-break/></text:span>他舉例，美國早已宣稱，不會允許中國在南美建造類似巴拿馬運河的運河，因此，當北京計畫打造新絲綢之路時，美國開始「收拾」絲綢之路經過的中亞國家；例如當初烏克蘭與中方進行在克里米亞建設絲綢之路港口談判時，烏克蘭便陷入動亂，這是由於美國不會允許出現自己或其盟友不能控制的新貿易線路。</text:p>
      <text:p text:style-name="P1"><text:span text:style-name="T1">陳真</text:span><text:s/>  |  2015.02.01 14:38   |   <text:a xlink:type="simple" xlink:href="http://palinfo.habago.org/Entry?Command=Information_PrintForum&amp;iPage=331#FORUM33647"><text:span text:style-name="T2">#</text:span></text:a></text:p>
      <text:p text:style-name="P2">後藤疑遭<text:span text:style-name="T3">IS</text:span>斬首<text:span text:style-name="T3"><text:s/></text:span>後藤母與湯川父淚崩<text:span text:style-name="T3"><text:line-break/><text:line-break/></text:span>中央社<text:span text:style-name="T3"><text:s/>– 2015</text:span>年<text:span text:style-name="T3">2</text:span>月<text:span text:style-name="T3">1</text:span>日<text:span text:style-name="T3"><text:line-break/><text:line-break/>(</text:span>中央社記者楊明珠東京<text:span text:style-name="T3">1</text:span>日專電）<text:span text:style-name="T3"><text:line-break/><text:line-break/></text:span>今天凌晨網路流傳疑似激進組織「伊斯蘭國」綁架的日本自由撰稿記者後藤健二遭殺害的影片。後藤的母親與另一位被殺害的日本人質湯川遙菜的父親今天都傷心流淚。<text:span text:style-name="T3"><text:line-break/><text:line-break/>47</text:span>歲的後藤疑已遭伊斯蘭國殺害，相關影片今天上午<text:span text:style-name="T3">5</text:span>時（台灣時間<text:span text:style-name="T3">4</text:span>時）許在網路流傳。後藤<text:span text:style-name="T3">78</text:span>歲的母親石堂順子聞訊表示，「現在驚嚇到不知該說什麼話，我兒子是為了救日本同胞而到敘利亞的，請大家了解我兒子的善良與勇氣。」<text:span text:style-name="T3"><text:line-break/><text:line-break/></text:span>隨後，上午<text:span text:style-name="T3">9</text:span>時半，她接受媒體採訪時哭著說：「很遺憾地，健二走了，我難過到不知該說什麼，現在滿心悲傷，淚水不斷湧現」。<text:span text:style-name="T3"><text:line-break/><text:line-break/></text:span>她說：「悲傷不能成為一連串的憎恨，健二的遺志是『要打造沒有戰爭的社會，要從戰爭與貧窮救出受困孩童的命』，我們要承繼健二的遺志，我相信健二的死或多或少有助於這世界。」<text:span text:style-name="T3"><text:line-break/><text:line-break/></text:span>後藤的胞兄、<text:span text:style-name="T3">55</text:span>歲的後藤純一對媒體表示，「感謝日本政府、日本全國、世界上許多人的支援，身為哥哥的我一直希望健二平安歸來，然後向大家道謝。結果真的令人非常遺憾。」後藤純一一度悲傷到說不出話。<text:span text:style-name="T3"><text:line-break/><text:line-break/></text:span>湯川遙菜的父親，現年<text:span text:style-name="T3">74</text:span>歲的湯川正一今天接受媒體採訪時說：「真的很遺憾，心痛欲裂，後藤是個很善良、有勇氣的人，為了救我兒子，變成這種最壞的結果，我真的感到很遺憾，不知該說些什麼。人殺人是真的很卑劣的事，這世界豈可有這種事發生。」<text:span text:style-name="T3"><text:line-break/><text:line-break/></text:span>湯川正一說著說著，難過到哭出來。他還說，很對不起後藤的家人。<text:span text:style-name="T3"><text:line-break/><text:line-break/>47</text:span>歲的自由撰稿記者後藤去年<text:span text:style-name="T3">10</text:span>月<text:span text:style-name="T3">25</text:span>日離開家，前往中東，出發前告訴妻子說，要去救友人（湯川遙菜）。後藤離開日本時，後藤妻子所生的次女才<text:span text:style-name="T3">3</text:span>週大。</text:p>
      <text:p text:style-name="P4"/>
      <text:p text:style-name="P1"><text:span text:style-name="T1">隆誌</text:span><text:s/>  |  2015.02.01 09:35   |   <text:a xlink:type="simple" xlink:href="http://palinfo.habago.org/Entry?Command=Information_PrintForum&amp;iPage=332#FORUM33646"><text:span text:style-name="T2">#</text:span></text:a></text:p>
      <text:p text:style-name="P2">早上起來，就看到這個最不希望看到的消息。<text:span text:style-name="T3"><text:line-break/><text:line-break/></text:span>＝＝＝＝＝＝＝＝＝＝＝＝＝＝＝＝＝＝＝＝＝＝＝＝＝＝＝＝＝＝<text:span text:style-name="T3"><text:line-break/>IS</text:span>稱斬首後藤影片<text:span text:style-name="T3"><text:s/></text:span>日政府：高度可信<text:span text:style-name="T3"><text:line-break/></text:span>（中央社東京<text:span text:style-name="T3">1</text:span>日綜合外電報導）激進組織「伊斯蘭國」（<text:span text:style-name="T3">IS</text:span>）把據稱日本人質後藤健二遭斬首影片，上傳至網路，日本防衛大臣中谷元今天表示，影帶「高度可信」。<text:span text:style-name="T3"><text:line-break/></text:span>中谷元告訴記者，東京都警視廳在向安倍晉三內閣官員報告時表示，影帶「高度可信」。<text:span text:style-name="T3"><text:line-break/></text:span>影片中，穿橘色衣服的後藤跪在地上，<text:span text:style-name="T3">1</text:span>名戴頭罩持刀黑衣男子站在旁邊，那名男子為處決後藤而指責日本政府。<text:span text:style-name="T3"><text:line-break/></text:span>影片結尾顯示靜止屍體畫面，頭顱擺在背上。執行處決的劊子手可能是名為「聖戰約翰」（<text:span text:style-name="T3">Jihadi John</text:span>）的男子，操南方英語口音並向日本政府嗆聲。<text:span text:style-name="T3"><text:line-break/></text:span>他說：「與邪惡集團中的愚蠢盟邦相同，你們還不了解我們，我們是擁有權威和力量的伊斯蘭哈里發國，我們的全部軍隊都飢渴著要喝你們的血。」<text:span text:style-name="T3"><text:line-break/></text:span>他接著直接向日本首相安倍晉三嗆聲說，「由於你魯莽決定參與一場贏不了的戰爭，這把刀子不僅要殺害後藤健二，且會繼續殺害不論在那裡被逮到的日本國民。因而，日本的惡夢才剛開始。」<text:span text:style-name="T3"><text:line-break/></text:span>影片未提及約旦飛官，伊斯蘭國也挾持約旦飛官並揚言處決他。<text:span text:style-name="T3"><text:line-break/><text:line-break/>https://tw.news.yahoo.com/is</text:span>稱斬首後藤影片<text:span text:style-name="T3">-</text:span>日政府<text:span text:style-name="T3">-</text:span>高度可信<text:span text:style-name="T3">-234251339.html</text:span></text:p>
      <text:p text:style-name="P1"><text:span text:style-name="T1">陳真</text:span><text:s/>  |  2015.02.01 02:33   |   <text:a xlink:type="simple" xlink:href="http://palinfo.habago.org/Entry?Command=Information_PrintForum&amp;iPage=332#FORUM33645"><text:span text:style-name="T2">#</text:span></text:a></text:p>
      <text:p text:style-name="P3">台大醫院也有這樣一些長得很像<text:span text:style-name="T3"><text:s/>"</text:span>三民主義<text:span text:style-name="T3">" </text:span>的東西，包括什麼本院<text:span text:style-name="T3"><text:s/>"</text:span>宗旨<text:span text:style-name="T3">"</text:span>，本院<text:span text:style-name="T3"><text:s/>"</text:span>願景<text:span text:style-name="T3">"</text:span>，本院<text:span text:style-name="T3"><text:s/>"</text:span>核心價值<text:span text:style-name="T3">" </text:span>等等，遇到評鑑時，院方往往會要求醫護人員把它背起來，甚至還會抽查。但我根本不甩這些，我又不是什麼無腦的奴才小李子，幹嘛背這些莫名其妙的東西？<text:span text:style-name="T3"><text:line-break/><text:line-break/></text:span>只記得這些標語口號之中有個<text:span text:style-name="T3"><text:s/>"</text:span>誠信正直<text:span text:style-name="T3">"</text:span>，我那時常在院內通信群組上寫文章開罵，台大醫院哪來什麼誠信正直？醫院大廳牆上甚至還有一面倫理牆，全寫一些醫院最不在乎的漂亮話，例如什麼<text:span text:style-name="T3"><text:s/>"</text:span>眾生平等<text:span text:style-name="T3">" </text:span>之類。台灣的各家醫院裏頭，眾生最不平等的恐怕就是台大醫院了。<text:span text:style-name="T3"><text:line-break/><text:line-break/></text:span>我去查了一下，柯大帥的四大企業文化，包括誠實互信、崇尚樸實、追求新知、團隊精神；公僕三大要素則是主動、速度與良心。講這樣一些漂亮話是很好聽啦，但有意義嗎？更不用說什麼還要強迫大家把它背起來。<text:span text:style-name="T3"><text:line-break/><text:line-break/></text:span>不過，這種官僚文化倒也非始自今日。郝柏村當行政院長時還推動過什麼誠實運動，一共有<text:span text:style-name="T3">26</text:span>條原則，叫學生要背起來，很多不誠實的<text:span text:style-name="T3"><text:s/>"</text:span>好<text:span text:style-name="T3">" </text:span>學生背得特別滾瓜爛熟。<text:span text:style-name="T3"><text:line-break/><text:line-break/></text:span>這幾個月，台灣每天就是報導柯大帥這樣那樣，每天疲勞轟炸，甚至還有什麼<text:span text:style-name="T3"><text:s/>"</text:span>推動跟大陸兩國一制<text:span text:style-name="T3">"</text:span>，全是一些傻話蠢話，實在它媽的有夠煩；乾脆說推動<text:span text:style-name="T3"><text:s/>"</text:span>跟全世界<text:span text:style-name="T3">193</text:span>國一制<text:span text:style-name="T3">" </text:span>好了。無聊蠢話講一堆，無腦媒體倒也樂得讚聲附和。這社會真的是病入膏肓，自我陶醉，似乎完全不知今夕何夕。<text:span text:style-name="T3"><text:line-break/><text:line-break/></text:span>陳真<text:span text:style-name="T3"><text:line-break/>=============<text:line-break/></text:span>背不出「柯指示」就罰？　北市警苦讀<text:span text:style-name="T3"><text:line-break/><text:line-break/>TVBS – 2015</text:span>年<text:span text:style-name="T3">1</text:span>月<text:span text:style-name="T3">31</text:span>日<text:span text:style-name="T3"><text:line-break/><text:line-break/></text:span>台北市長柯文哲上任後，「柯<text:span text:style-name="T3">P</text:span>新政」包山包海，北市員警反應，市警局要求他們背誦柯文哲的指示，包括四大企業文化以及公僕三要素等，如果碰上督察抽考背不出來，員警會被記申誡處分！市警局澄清，列表只是希望基層徹底了解，不會硬性要求死背。<text:span text:style-name="T3"><text:line-break/><text:line-break/></text:span>在什麼地方上班，會被要求背這樣的工作守則？<text:span text:style-name="T3"><text:line-break/><text:line-break/></text:span>民眾<text:span text:style-name="T3">vs.</text:span>記者：「這是請警察背的。」<text:span text:style-name="T3"><text:line-break/><text:line-break/></text:span>驚訝吐舌，人民保母到底在背什麼？</text:p>
      <text:p text:style-name="P1"><text:span text:style-name="T1">陳真</text:span><text:s/>  |  2015.02.01 01:05   |   <text:a xlink:type="simple" xlink:href="http://palinfo.habago.org/Entry?Command=Information_PrintForum&amp;iPage=332#FORUM33643"><text:span text:style-name="T2">#</text:span></text:a></text:p>
      <text:p text:style-name="P2">我認識不少像柯大帥這樣的人，他們在這社會中混得不錯，也許很會考試，很會背書，或者也許某種技術能力或專業技能還不錯，當然，最重要的是要有一顆所謂<text:span text:style-name="T3"><text:s/>"</text:span>向上提昇<text:span text:style-name="T3">" </text:span>的心，積極想要當官當教授當院長或當上任何一種所謂<text:span text:style-name="T3"><text:s/>"</text:span>高社會地位<text:span text:style-name="T3">" </text:span>的職位。<text:span text:style-name="T3"><text:line-break/><text:line-break/></text:span>這樣一些人，有些的確頗有才華與見識，但大多數卻都是像柯大帥這樣一種草包：有專業，有技能，但除了專業與技能之外，幾乎可以說是個文盲；頭腦很硬，理解力創造力及種種見識與文化等等各方面的資質與素養都很差。你很難說這樣的人受過教育，很難說他是個知識份子，你只能說他受過某種專業訓練。<text:span text:style-name="T3"><text:line-break/><text:line-break/></text:span>我這樣講，並無絲毫嘲笑或驕傲之心。我只是要說，在台灣這樣一種封閉社會，任何人只要考上醫科<text:span text:style-name="T3">(</text:span>最好是台大醫科<text:span text:style-name="T3">)</text:span>，或是當上大官，當上系所院校院長校長或醫院院長等等，那他幾乎就是個王了；他會以為他既然考試得高分，既然能佔據某種高位，還會有什麼東西或什麼知識是他所不懂的。這時候，即便是個像柯大帥這樣的大草包，你也幾乎不可能讓他相信自己是個草包。當一個社會普遍是這樣一些缺乏自知之明的人當權時，總不會是一件好事，甚且是一種災難。<text:span text:style-name="T3"><text:line-break/><text:line-break/></text:span>當然，我講這樣，必然只是自取其辱；我不相信在台灣能有幾個人認同。具有鑑賞能力者絕對鳳毛麟角，少之又少。因為，一般人其實也都是同草包們一個樣的，根據某種所謂社會地位或社會成就或甚至考試成績或科系來判斷一個人的資質與見識。<text:span text:style-name="T3"><text:line-break/><text:line-break/></text:span>我在西方多年，我有一個很強烈的感覺是：西方社會並沒有這樣一種十分顯著的高低評價系統。比方說，一個念畜牧系或經濟系的人，肯定不會覺得自己矮醫學系一截；一個挖地道埋管線的工人，也不會覺得自己的文化素質必然比一個教授或部長差。<text:span text:style-name="T3"><text:line-break/><text:line-break/></text:span>有些人走上這條路，有些人走上那條路，那只是顯示彼此的一種<text:span text:style-name="T3"><text:s/>"</text:span>不同<text:span text:style-name="T3">"</text:span>，不同的性向與遭遇，不同的經濟與社會階層，而非顯示彼此之間的一種資質的必然高低；更不可能像台灣這樣，某些科系，例如醫科，或是某種大權在握的職位，乃至大學聯考的分數，幾乎就成為一種絕對的評價標準，藉以評價一個人的資質與見識及其文化素質等等等。<text:span text:style-name="T3"><text:line-break/><text:line-break/></text:span>西方社會分工明顯，各有所司，各有所長；絕大多數人都知道自己懂些什麼，不懂些什麼。比方說一個醫生，絕對不可能會以為自己比一個唸比方說社會系或考古系的人更聰明，他知道自己的知識及心智性向之侷限，不太可能會有什麼狂人<text:span text:style-name="T3">(</text:span>即大帥<text:span text:style-name="T3">)</text:span>出現，除非他腦子或精神狀況出了問題，才會產生妄想；正常狀況下不會這樣。<text:span text:style-name="T3"><text:line-break/><text:line-break/></text:span>但在台灣，你私下去了解一下醫生們，大多數恐怕都會以為自己比其他科系的人更聰明或甚至更有文化素質；你要他相信一個唸比方說植物系或地質系的人比自己更聰明更有見識，那幾乎是不太可能的事。<text:span text:style-name="T3"><text:line-break/><text:line-break/></text:span>而且，越是屬於權力中心的醫生，越是充滿十分離譜的自大妄想。明明大草包一個，頭腦硬得跟花崗岩一樣，但卻往往自我滿意度破表，他不可能相信自己是個草包。這就好像一隻從未見過鯊魚的井底之蛙，一輩子窩在草叢沼澤中哇哇叫個不停，很大聲，顧盼自雄，我最大，我最優，我分數最高，誰人跟我比？你要他如何可能想像天地之大？很難。<text:span text:style-name="T3"><text:line-break/><text:line-break/></text:span>或者換個方式說，其實也一樣，你要一個任何一種科系的教授相信自己其實資質平庸或甚至蠢到爆，恐怕也不太可能。再蠢的人一旦站上高位，往往就會以為自己不同凡響。他不會相信是否佔據某種位置往往牽涉甚廣，包括個人性向、志向及不同選擇，以及種種社經階層與個人遭遇的差異。<text:span text:style-name="T3"><text:line-break/><text:line-break/></text:span>我並不是鼓吹留洋，我也絕不是說留洋者才叫做見過世面。我認識一些從沒喝過洋墨水的人，他依然能知道天地之大，頗有自知與知人之明。當然，我發現這樣一些人往往的確十分聰明；也就是說，他聰明到足以看清自己的侷限，並且看清社會地位或成就不如己者之優越。只是這樣一些具有自知與知人之明者極為罕見便是。<text:span text:style-name="T3"><text:line-break/><text:line-break/></text:span>當我講這話時，我心裏的確浮現一些候選人。這樣一些人，他們居高位，並且成就很高，但他確實看清自己的侷限，並且足以辨識他人之優越及一己之有限。<text:span text:style-name="T3"><text:line-break/><text:line-break/></text:span>沈富雄說柯大帥是個大草包。柯大帥及柯夫人立即回罵說要不要大家來比賽看看誰的醫學論文篇數比較多。從這樣一種回罵，你就能知道柯大帥草包之嚴重與入骨。你有見過哪個真正具有才華與聰明才智者會不斷不斷不斷地一直炫耀自己小時候做<text:span text:style-name="T3">IQ</text:span>測驗得了幾分的嗎？會有這麼蠢這麼草包的<text:span text:style-name="T3"><text:s/>"</text:span>天才<text:span text:style-name="T3">" </text:span>嗎？<text:span text:style-name="T3"><text:line-break/><text:line-break/></text:span>蘇格拉底說自己一無所知，他認為自己唯一確定的是自己是無知的。<text:span text:style-name="T3">Karl Popper</text:span>說，<text:span text:style-name="T3">"</text:span>在極其有限的知識世界裏，我們或有差異，但在浩瀚無邊的無知或未知領域，我們卻完全平等。<text:span text:style-name="T3">" <text:line-break/><text:line-break/></text:span>知人很難，自知更難，因為它的確需要一種高度才智。你看其它生物物種，純粹比蠻力論高低，就跟草包比論文數量比社會地位一樣。唯有某種具有高度才智的心靈，才足以看見人事物各自應有的本質以及複雜而難以量化比較的內涵。<text:span text:style-name="T3"><text:line-break/><text:line-break/></text:span>我當然不是要透過其它評比方式來抬舉這樣一些人高出他人一等，我只是要說，只有草包才會如井底之蛙，用一些極其低能可笑到爆的評價系統<text:span text:style-name="T3">(</text:span>例如考試分數、小時候某個<text:span text:style-name="T3">IQ</text:span>測驗、科系及社會職位等等<text:span text:style-name="T3">)</text:span>來評價人事物的聰明才智、文化與思想內涵。<text:span text:style-name="T3"><text:line-break/><text:line-break/></text:span>我罵人只會當面罵，從不背後長短<text:span text:style-name="T3">(</text:span>除非我根本無從認識的名人<text:span text:style-name="T3">)</text:span>。這篇<text:span text:style-name="T3"><text:s/>"</text:span>罵人<text:span text:style-name="T3">" </text:span>的文字我會傳給柯大帥，算是一種當頭棒喝。當然，我知道，在這社會中，我講這些只會自取其辱，只會棒喝到我自己而已。但是，一個道理如果它是對的，即便沒有知音或支持者，即便所有人都嘲笑，它依然還是成立。真理或事實是不講多數決的。<text:span text:style-name="T3"><text:line-break/><text:line-break/></text:span>一個社會是大或小，不是看面積，也不是看大學畢業生或碩博士生人數，更不是看大家有沒有經常出國旅遊，而是看其社會成員普遍的鑑賞力，是否足以鑑賞各種人事物應有的深淺遠近廣博高遠及複雜內涵。越是小池塘的社會，越容易產生大帥型的人物；聲音很大，地位很高，但其智性與聰慧程度及文化素質卻完全成反比。<text:span text:style-name="T3"><text:line-break/><text:line-break/></text:span>這事自然極其重要。因為，一個社會適不適合人住，適不適合生命發展，除了外在環境的適當性，更需要一種<text:span text:style-name="T3"><text:s/>"</text:span>大<text:span text:style-name="T3">"</text:span>；所謂林子大了，什麼鳥才會有；水族箱是養不出多少物種的。許多極其優秀的物種，在水族箱或小鳥籠裏是根本養不活的。<text:span text:style-name="T3"><text:line-break/><text:line-break/></text:span>我小時候養過青蛙，從蝌蚪養起。當牠慢慢長大、變多之後，我還是得把它放回溪谷山林，即便一個社會全部只打算養一種青蛙，<text:span text:style-name="T3">"</text:span>大<text:span text:style-name="T3">" </text:span>一點的環境還是會讓青蛙存活得健康茁壯一些。<text:span text:style-name="T3"><text:line-break/><text:line-break/></text:span>宛如一隻退回山林裏的野獸一般，我跟這個社會已經沒有什麼利害瓜葛；我也從來都不是無聊講瑣碎之事的人，對於大帥<text:span text:style-name="T3"><text:s/>"</text:span>們<text:span text:style-name="T3">"</text:span>，我沒有任何恩怨，更沒有任何興趣關注其無腦低能的諸多言行，我只是藉此一例，說說一些跟你我也許已經沒有多大關係，但跟新生命或年輕生命卻具有絕對重要性的大事。<text:span text:style-name="T3"><text:line-break/><text:line-break/></text:span>這一代人不久之後就會死了，埋進土裏讓蟲給吃了，但土壤還在，還會有無數新生命繼續存活在這島上。因此，一個島的大或小，氧氣多或少，生命跡象的有無，理應極為重要。當然，如果我們打算把社會當成一種宛如特定貓狗品種的秀場及人工養殖場，那麼，我所講的便無絲毫意義。<text:span text:style-name="T3"><text:line-break/><text:line-break/></text:span>我要講的事，其實不需要例子也能講。之所以舉柯大帥為例，只是因為他做為一個<text:span text:style-name="T3"><text:s/>"</text:span>例子<text:span text:style-name="T3">" </text:span>十分顯著。<text:span text:style-name="T3"><text:line-break/><text:line-break/></text:span>另外一個原因是因為，我看他太過於得意忘形。他似乎<text:span text:style-name="T3"><text:s/>"</text:span>忘了我是誰<text:span text:style-name="T3">"</text:span>，忘了他是在當市長，不是在當私人企業董事長，更不是地方軍閥或黑幫老大。對於市府同仁彷彿當成龜兒子看待，完全不尊重，罵人就像罵狗一樣；對於民眾亦然，口氣囂張狂妄，動不動就是<text:span text:style-name="T3"><text:s/>"</text:span>你給我試試看<text:span text:style-name="T3">"</text:span>，連公文都會出現<text:span text:style-name="T3"><text:s/>"</text:span>不要惹我生氣<text:span text:style-name="T3">"</text:span>，種種荒腔走板，難以想像，唯有<text:span text:style-name="T3"><text:s/>"</text:span>大帥<text:span text:style-name="T3">" </text:span>一詞方能形容其反智與囂張。<text:span text:style-name="T3"><text:line-break/><text:line-break/></text:span>我並不是說這是一個壞人；我只是說這是一個囂張的草包，膽子比腦子大，說的比做的快又好，而且似乎不太知道自己在做什麼或說什麼。<text:span text:style-name="T3"><text:line-break/><text:line-break/></text:span>我相信他有心做好市長工作，但光是有心而無腦是不夠的。一個公僕，忘了我是誰，囂張跋扈，整天胡言亂語，無腦卻以為自己腦子第一大，絕非眾人之福。<text:span text:style-name="T3"><text:line-break/><text:line-break/></text:span>陳真<text:span text:style-name="T3"><text:line-break/>==============<text:line-break/></text:span>柯文哲：殖民愈久愈進步<text:span text:style-name="T3"><text:line-break/><text:line-break/></text:span>聯合新聞網<text:span text:style-name="T3"> <text:line-break/><text:line-break/></text:span>高凌雲╱台北報導<text:span text:style-name="T3"><text:s/>2015</text:span>年<text:span text:style-name="T3">1</text:span>月<text:span text:style-name="T3">31</text:span>日<text:span text:style-name="T3"><text:line-break/><text:line-break/></text:span>台北市長柯文哲最近接受美國外交政策<text:span text:style-name="T3">Foreign Policy</text:span>雜誌專訪時，肯定被殖民的經驗越久，可以帶來更多的進步；他說，從文化上來看，世界上四個說中文的地區，台灣、新加坡、香港、中國大陸，被殖民越久的地方，就越進步，「這很不好意思，可是新加坡比香港好，香港比台灣好，台灣比大陸好。」<text:span text:style-name="T3"><text:line-break/><text:line-break/></text:span>柯文哲說，他去過越南與中國大陸，即使越南人很窮，他們總是在紅燈前面停下腳步，等到綠燈才會往前走，但是中國大陸的<text:span text:style-name="T3">GDP</text:span>雖然高於越南，假如是問到文化的方面，越南文化比較優越。<text:span text:style-name="T3"><text:line-break/><text:line-break/></text:span>「在我們的社會中，沒有人敢做自己。」柯文哲在專訪中也說，台灣現在像是一輛有著強力引擎的汽車，但是沒有方向盤；但這個國家被他改變了，他只是做自己；政治並不難。<text:span text:style-name="T3"><text:line-break/>----<text:line-break/></text:span>美媒專訪<text:span text:style-name="T3"><text:s/></text:span>柯文哲：國家被我激勵起來<text:span text:style-name="T3"><text:line-break/><text:line-break/></text:span>中央社<text:span text:style-name="T3"><text:s/>– 2015</text:span>年<text:span text:style-name="T3">1</text:span>月<text:span text:style-name="T3">31</text:span>日<text:span text:style-name="T3"><text:line-break/><text:line-break/></text:span>（中央社記者廖漢原華盛頓<text:span text:style-name="T3">30</text:span>日專電）<text:span text:style-name="T3"><text:line-break/><text:line-break/></text:span>美國外交政策（<text:span text:style-name="T3">Foreign Policy</text:span>）雜誌<text:span text:style-name="T3">29</text:span>日在網路版，以「台北的火爆新市長知道誰的文化最好」為標題，刊出專訪柯文哲內容濃縮版。<text:span text:style-name="T3"><text:line-break/><text:line-break/></text:span>在美國住過<text:span text:style-name="T3">1</text:span>年的柯文哲說，他一直在想，<text:span text:style-name="T3">20</text:span>年來為何美國是個好國家，無論喜歡或不喜歡，（必須承認）美國人相當自由，文明國家並非擁有核武、太空船或高鐵，而是實踐基本社會價值，讓公民活得像人，這包含民主、自由、法治、人權與照顧弱勢，這聽來十分基本，卻是社會的根本價值。<text:span text:style-name="T3">10401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